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76mm"/>
    </style:style>
    <style:style style:name="co3" style:family="table-column">
      <style:table-column-properties fo:break-before="auto" style:column-width="8.61mm"/>
    </style:style>
    <style:style style:name="co4" style:family="table-column">
      <style:table-column-properties fo:break-before="auto" style:column-width="18.93mm"/>
    </style:style>
    <style:style style:name="co5" style:family="table-column">
      <style:table-column-properties fo:break-before="auto" style:column-width="17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Graphs">
      <style:table-properties table:display="true" style:writing-mode="lr-tb"/>
    </style:style>
    <style:style style:name="ta2" style:family="table" style:master-page-name="PageStyle_5f_CompiledDat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query10total10">
      <style:table-properties table:display="true" style:writing-mode="lr-tb"/>
    </style:style>
    <style:style style:name="ta5" style:family="table" style:master-page-name="PageStyle_5f_query10total50">
      <style:table-properties table:display="true" style:writing-mode="lr-tb"/>
    </style:style>
    <style:style style:name="ta6" style:family="table" style:master-page-name="PageStyle_5f_query10total100">
      <style:table-properties table:display="true" style:writing-mode="lr-tb"/>
    </style:style>
    <style:style style:name="ta7" style:family="table" style:master-page-name="PageStyle_5f_query10total250">
      <style:table-properties table:display="true" style:writing-mode="lr-tb"/>
    </style:style>
    <style:style style:name="ta8" style:family="table" style:master-page-name="PageStyle_5f_query10total500">
      <style:table-properties table:display="true" style:writing-mode="lr-tb"/>
    </style:style>
    <style:style style:name="ta9" style:family="table" style:master-page-name="PageStyle_5f_query13total10">
      <style:table-properties table:display="true" style:writing-mode="lr-tb"/>
    </style:style>
    <style:style style:name="ta10" style:family="table" style:master-page-name="PageStyle_5f_query13total50">
      <style:table-properties table:display="true" style:writing-mode="lr-tb"/>
    </style:style>
    <style:style style:name="ta11" style:family="table" style:master-page-name="PageStyle_5f_query13total100">
      <style:table-properties table:display="true" style:writing-mode="lr-tb"/>
    </style:style>
    <style:style style:name="ta12" style:family="table" style:master-page-name="PageStyle_5f_query13total250">
      <style:table-properties table:display="true" style:writing-mode="lr-tb"/>
    </style:style>
    <style:style style:name="ta13" style:family="table" style:master-page-name="PageStyle_5f_query13total500">
      <style:table-properties table:display="true" style:writing-mode="lr-tb"/>
    </style:style>
    <style:style style:name="ta14" style:family="table" style:master-page-name="PageStyle_5f_query18total10">
      <style:table-properties table:display="true" style:writing-mode="lr-tb"/>
    </style:style>
    <style:style style:name="ta15" style:family="table" style:master-page-name="PageStyle_5f_query18total50">
      <style:table-properties table:display="true" style:writing-mode="lr-tb"/>
    </style:style>
    <style:style style:name="ta16" style:family="table" style:master-page-name="PageStyle_5f_query18total100">
      <style:table-properties table:display="true" style:writing-mode="lr-tb"/>
    </style:style>
    <style:style style:name="ta17" style:family="table" style:master-page-name="PageStyle_5f_query18total250">
      <style:table-properties table:display="true" style:writing-mode="lr-tb"/>
    </style:style>
    <style:style style:name="ta18" style:family="table" style:master-page-name="PageStyle_5f_query18total500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aphs" table:style-name="ta1">
        <office:forms form:automatic-focus="false" form:apply-design-mode="false"/>
        <table:shapes>
          <draw:frame draw:z-index="9" draw:style-name="gr1" draw:text-style-name="P1" svg:width="159.99mm" svg:height="89.99mm" svg:x="23.58mm" svg:y="1mm">
            <draw:object draw:notify-on-update-of-ranges="CompiledData.H2:CompiledData.H2 CompiledData.H3:CompiledData.H8 CompiledData.I2:CompiledData.I2 CompiledData.I3:CompiledData.I8 CompiledData.J2:CompiledData.J2 CompiledData.J3:CompiledData.J8 CompiledData.K2:CompiledData.K2 CompiledData.K3:CompiledData.K8 CompiledData.L2:CompiledData.L2 CompiledData.L3:CompiledData.L8 CompiledData.V2:CompiledData.V2 CompiledData.V3:CompiledData.V8 CompiledData.M2:CompiledData.M2 CompiledData.M3:CompiledData.M8 CompiledData.W2:CompiledData.W2 CompiledData.W3:CompiledData.W8 CompiledData.N2:CompiledData.N2 CompiledData.N3:CompiledData.N8 CompiledData.X2:CompiledData.X2 CompiledData.X3:CompiledData.X8 CompiledData.O2:CompiledData.O2 CompiledData.O3:CompiledData.O8 CompiledData.Y2:CompiledData.Y2 CompiledData.Y3:CompiledData.Y8 CompiledData.P2:CompiledData.P2 CompiledData.P3:CompiledData.P8 CompiledData.Z2:CompiledData.Z2 CompiledData.Z3:CompiledData.Z8 CompiledData.Q2:CompiledData.Q2 CompiledData.Q3:CompiledData.Q8 CompiledData.AA2:CompiledData.AA2 CompiledData.AA3:CompiledData.AA8 CompiledData.R2:CompiledData.R2 CompiledData.R3:CompiledData.R8 CompiledData.AB2:CompiledData.AB2 CompiledData.AB3:CompiledData.AB8 CompiledData.S2:CompiledData.S2 CompiledData.S3:CompiledData.S8 CompiledData.AC2:CompiledData.AC2 CompiledData.AC3:CompiledData.AC8 CompiledData.T2:CompiledData.T2 CompiledData.T3:CompiledData.T8 CompiledData.AD2:CompiledData.AD2 CompiledData.AD3:CompiledData.AD8 CompiledData.U2:CompiledData.U2 CompiledData.U3:CompiledData.U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182.72mm" svg:y="0mm">
            <draw:object draw:notify-on-update-of-ranges="CompiledData.H10:CompiledData.H10 CompiledData.H11:CompiledData.H85 CompiledData.I10:CompiledData.I10 CompiledData.I11:CompiledData.I85 CompiledData.J10:CompiledData.J10 CompiledData.J11:CompiledData.J85 CompiledData.K10:CompiledData.K10 CompiledData.K11:CompiledData.K85 CompiledData.L10:CompiledData.L10 CompiledData.L11:CompiledData.L85 CompiledData.V10:CompiledData.V10 CompiledData.V11:CompiledData.V85 CompiledData.M10:CompiledData.M10 CompiledData.M11:CompiledData.M85 CompiledData.W10:CompiledData.W10 CompiledData.W11:CompiledData.W85 CompiledData.N10:CompiledData.N10 CompiledData.N11:CompiledData.N85 CompiledData.X10:CompiledData.X10 CompiledData.X11:CompiledData.X85 CompiledData.O10:CompiledData.O10 CompiledData.O11:CompiledData.O85 CompiledData.Y10:CompiledData.Y10 CompiledData.Y11:CompiledData.Y85 CompiledData.P10:CompiledData.P10 CompiledData.P11:CompiledData.P85 CompiledData.Z10:CompiledData.Z10 CompiledData.Z11:CompiledData.Z85 CompiledData.Q10:CompiledData.Q10 CompiledData.Q11:CompiledData.Q85 CompiledData.AA10:CompiledData.AA10 CompiledData.AA11:CompiledData.AA85 CompiledData.R10:CompiledData.R10 CompiledData.R11:CompiledData.R85 CompiledData.AB10:CompiledData.AB10 CompiledData.AB11:CompiledData.AB85 CompiledData.S10:CompiledData.S10 CompiledData.S11:CompiledData.S85 CompiledData.AC10:CompiledData.AC10 CompiledData.AC11:CompiledData.AC85 CompiledData.T10:CompiledData.T10 CompiledData.T11:CompiledData.T85 CompiledData.AD10:CompiledData.AD10 CompiledData.AD11:CompiledData.AD85 CompiledData.U10:CompiledData.U10 CompiledData.U11:CompiledData.U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>
            <draw:frame table:end-cell-address="Graphs.H23" table:end-x="2.93mm" table:end-y="3.79mm" draw:z-index="0" draw:name="graph" draw:style-name="gr2" draw:text-style-name="P2" svg:width="159.97mm" svg:height="102.13mm" svg:x="1mm" svg:y="1mm">
              <draw:object draw:notify-on-update-of-ranges="CompiledData.A3:CompiledData.A7 CompiledData.B10:CompiledData.B10 CompiledData.B3:CompiledData.B7 CompiledData.C10:CompiledData.C10 CompiledData.C3:CompiledData.C7 CompiledData.D10:CompiledData.D10 CompiledData.D3:CompiledData.D7 CompiledData.E10:CompiledData.E10 CompiledData.E3:CompiledData.E7 CompiledData.F10:CompiledData.F10 CompiledData.F3:CompiledData.F7 CompiledData.G10:CompiledData.G10 CompiledData.G3:CompiledData.G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Graphs.O24" table:end-x="9.94mm" table:end-y="1.3mm" draw:z-index="3" draw:name="graph" draw:style-name="gr2" draw:text-style-name="P2" svg:width="159.97mm" svg:height="102.13mm" svg:x="8.01mm" svg:y="3.02mm">
              <draw:object draw:notify-on-update-of-ranges="CompiledData.A3:CompiledData.A7 CompiledData.C10:CompiledData.C10 CompiledData.I3:CompiledData.I7 CompiledData.D10:CompiledData.D10 CompiledData.J3:CompiledData.J7 CompiledData.F10:CompiledData.F10 CompiledData.K3:CompiledData.K7 CompiledData.G10:CompiledData.G10 CompiledData.L3:CompiledData.L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8"/>
          <table:table-cell>
            <draw:frame table:end-cell-address="Graphs.Z24" table:end-x="2.31mm" table:end-y="2.8mm" draw:z-index="5" draw:name="graph" draw:style-name="gr2" draw:text-style-name="P2" svg:width="159.97mm" svg:height="102.13mm" svg:x="0.38mm" svg:y="0.01mm">
              <draw:object draw:notify-on-update-of-ranges="CompiledData.B10:CompiledData.B10 CompiledData.B3:CompiledData.B7 CompiledData.C10:CompiledData.C10 CompiledData.C3:CompiledData.C7 CompiledData.D10:CompiledData.D10 CompiledData.D3:CompiledData.D7 CompiledData.E10:CompiledData.E10 CompiledData.E3:CompiledData.E7 CompiledData.F10:CompiledData.F10 CompiledData.F3:CompiledData.F7 CompiledData.G10:CompiledData.G10 CompiledData.G3:CompiledData.G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Graphs.AG25" table:end-x="9.32mm" table:end-y="0.3mm" draw:z-index="7" draw:name="graph" draw:style-name="gr2" draw:text-style-name="P2" svg:width="159.97mm" svg:height="102.13mm" svg:x="7.39mm" svg:y="2.03mm">
              <draw:object draw:notify-on-update-of-ranges="CompiledData.C10:CompiledData.C10 CompiledData.I3:CompiledData.I7 CompiledData.D10:CompiledData.D10 CompiledData.J3:CompiledData.J7 CompiledData.F10:CompiledData.F10 CompiledData.K3:CompiledData.K7 CompiledData.G10:CompiledData.G10 CompiledData.L3:CompiledData.L7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98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Graphs.H46" table:end-x="2.57mm" table:end-y="1.87mm" draw:z-index="1" draw:style-name="gr2" draw:text-style-name="P2" svg:width="159.97mm" svg:height="99.83mm" svg:x="0.64mm" svg:y="1.39mm">
              <draw:object draw:notify-on-update-of-ranges="CompiledData.A11:CompiledData.A30 CompiledData.B10:CompiledData.B10 CompiledData.B11:CompiledData.B30 CompiledData.C10:CompiledData.C10 CompiledData.C11:CompiledData.C30 CompiledData.D10:CompiledData.D10 CompiledData.D11:CompiledData.D30 CompiledData.E10:CompiledData.E10 CompiledData.E11:CompiledData.E30 CompiledData.F10:CompiledData.F10 CompiledData.F11:CompiledData.F30 CompiledData.G10:CompiledData.G10 CompiledData.G11:CompiledData.G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Graphs.O46" table:end-x="9.58mm" table:end-y="3.89mm" draw:z-index="4" draw:style-name="gr2" draw:text-style-name="P2" svg:width="159.97mm" svg:height="99.83mm" svg:x="7.65mm" svg:y="3.41mm">
              <draw:object draw:notify-on-update-of-ranges="CompiledData.A11:CompiledData.A30 CompiledData.C10:CompiledData.C10 CompiledData.I11:CompiledData.I30 CompiledData.D10:CompiledData.D10 CompiledData.J11:CompiledData.J30 CompiledData.F10:CompiledData.F10 CompiledData.K11:CompiledData.K30 CompiledData.G10:CompiledData.G10 CompiledData.L11:CompiledData.L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8"/>
          <table:table-cell>
            <draw:frame table:end-cell-address="Graphs.Z47" table:end-x="1.95mm" table:end-y="0.88mm" draw:z-index="6" draw:style-name="gr2" draw:text-style-name="P2" svg:width="159.97mm" svg:height="99.83mm" svg:x="0.02mm" svg:y="0.39mm">
              <draw:object draw:notify-on-update-of-ranges="CompiledData.B10:CompiledData.B10 CompiledData.B11:CompiledData.B30 CompiledData.C10:CompiledData.C10 CompiledData.C11:CompiledData.C30 CompiledData.D10:CompiledData.D10 CompiledData.D11:CompiledData.D30 CompiledData.E10:CompiledData.E10 CompiledData.E11:CompiledData.E30 CompiledData.F10:CompiledData.F10 CompiledData.F11:CompiledData.F30 CompiledData.G10:CompiledData.G10 CompiledData.G11:CompiledData.G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table:end-cell-address="Graphs.AG47" table:end-x="8.96mm" table:end-y="2.9mm" draw:z-index="8" draw:style-name="gr2" draw:text-style-name="P2" svg:width="159.97mm" svg:height="99.83mm" svg:x="7.03mm" svg:y="2.41mm">
              <draw:object draw:notify-on-update-of-ranges="CompiledData.C10:CompiledData.C10 CompiledData.I11:CompiledData.I30 CompiledData.D10:CompiledData.D10 CompiledData.J11:CompiledData.J30 CompiledData.F10:CompiledData.F10 CompiledData.K11:CompiledData.K30 CompiledData.G10:CompiledData.G10 CompiledData.L11:CompiledData.L3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98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Graphs.H68" table:end-x="3.02mm" table:end-y="4.13mm" draw:z-index="2" draw:style-name="gr2" draw:text-style-name="P2" svg:width="159.97mm" svg:height="98.62mm" svg:x="1.09mm" svg:y="0.34mm">
              <draw:object draw:notify-on-update-of-ranges="CompiledData.A33:CompiledData.A37 CompiledData.B32:CompiledData.B32 CompiledData.B33:CompiledData.B37 CompiledData.D32:CompiledData.D32 CompiledData.D33:CompiledData.D37 CompiledData.F32:CompiledData.F32 CompiledData.F33:CompiledData.F37 CompiledData.C32:CompiledData.C32 CompiledData.C33:CompiledData.C37 CompiledData.E32:CompiledData.E32 CompiledData.E33:CompiledData.E37 CompiledData.G32:CompiledData.G32 CompiledData.G33:CompiledData.G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edData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Execution Time vs Number Constraints</text:p>
          </table:table-cell>
          <table:table-cell table:number-columns-repeated="6"/>
          <table:table-cell office:value-type="string" calcext:value-type="string">
            <text:p>Slowdown vs Number Constraints</text:p>
          </table:table-cell>
          <table:table-cell table:number-columns-repeated="4"/>
          <table:table-cell table:style-name="Default" table:number-columns-repeated="18"/>
          <table:table-cell table:number-columns-repeated="994"/>
        </table:table-row>
        <table:table-row table:style-name="ro1">
          <table:table-cell/>
          <table:table-cell table:formula="of:=[.$M$5]" office:value-type="float" office:value="0.989824778074611" calcext:value-type="float">
            <text:p>0.989824778074611</text:p>
          </table:table-cell>
          <table:table-cell table:formula="of:=[.$N$5]" office:value-type="float" office:value="1.00019483384945" calcext:value-type="float">
            <text:p>1.00019483384945</text:p>
          </table:table-cell>
          <table:table-cell table:formula="of:=[.$O$5]" office:value-type="float" office:value="1.0090501719248" calcext:value-type="float">
            <text:p>1.0090501719248</text:p>
          </table:table-cell>
          <table:table-cell table:formula="of:=[.$P$5]" office:value-type="float" office:value="1.00073958347187" calcext:value-type="float">
            <text:p>1.00073958347187</text:p>
          </table:table-cell>
          <table:table-cell table:formula="of:=[.$Q$5]" office:value-type="float" office:value="1.00265828668823" calcext:value-type="float">
            <text:p>1.00265828668823</text:p>
          </table:table-cell>
          <table:table-cell table:formula="of:=[.$R$5]" office:value-type="float" office:value="1.01047791783473" calcext:value-type="float">
            <text:p>1.01047791783473</text:p>
          </table:table-cell>
          <table:table-cell/>
          <table:table-cell office:value-type="string" calcext:value-type="string">
            <text:p>CJ Q10</text:p>
          </table:table-cell>
          <table:table-cell office:value-type="string" calcext:value-type="string">
            <text:p>CW Q10</text:p>
          </table:table-cell>
          <table:table-cell office:value-type="string" calcext:value-type="string">
            <text:p>CJ Q18</text:p>
          </table:table-cell>
          <table:table-cell office:value-type="string" calcext:value-type="string">
            <text:p>CW Q18</text:p>
          </table:table-cell>
          <table:table-cell table:style-name="Default" office:value-type="string" calcext:value-type="string">
            <text:p>OW Q3</text:p>
          </table:table-cell>
          <table:table-cell table:style-name="Default" office:value-type="string" calcext:value-type="string">
            <text:p>OW Q4</text:p>
          </table:table-cell>
          <table:table-cell table:style-name="Default" office:value-type="string" calcext:value-type="string">
            <text:p>OW Q5</text:p>
          </table:table-cell>
          <table:table-cell table:style-name="Default" office:value-type="string" calcext:value-type="string">
            <text:p>OW Q7</text:p>
          </table:table-cell>
          <table:table-cell table:style-name="Default" office:value-type="string" calcext:value-type="string">
            <text:p>OW Q10</text:p>
          </table:table-cell>
          <table:table-cell table:style-name="Default" office:value-type="string" calcext:value-type="string">
            <text:p>OW Q12</text:p>
          </table:table-cell>
          <table:table-cell table:style-name="Default" office:value-type="string" calcext:value-type="string">
            <text:p>OW Q13</text:p>
          </table:table-cell>
          <table:table-cell table:style-name="Default" office:value-type="string" calcext:value-type="string">
            <text:p>OW Q18</text:p>
          </table:table-cell>
          <table:table-cell table:style-name="Default" office:value-type="string" calcext:value-type="string">
            <text:p>OW Q21</text:p>
          </table:table-cell>
          <table:table-cell table:style-name="Default" office:value-type="string" calcext:value-type="string">
            <text:p>OJ Q3</text:p>
          </table:table-cell>
          <table:table-cell table:style-name="Default" office:value-type="string" calcext:value-type="string">
            <text:p>OJ Q4</text:p>
          </table:table-cell>
          <table:table-cell table:style-name="Default" office:value-type="string" calcext:value-type="string">
            <text:p>OJ Q5</text:p>
          </table:table-cell>
          <table:table-cell table:style-name="Default" office:value-type="string" calcext:value-type="string">
            <text:p>OJ Q7</text:p>
          </table:table-cell>
          <table:table-cell table:style-name="Default" office:value-type="string" calcext:value-type="string">
            <text:p>OJ Q10</text:p>
          </table:table-cell>
          <table:table-cell table:style-name="Default" office:value-type="string" calcext:value-type="string">
            <text:p>OJ Q12</text:p>
          </table:table-cell>
          <table:table-cell table:style-name="Default" office:value-type="string" calcext:value-type="string">
            <text:p>OJ Q13</text:p>
          </table:table-cell>
          <table:table-cell table:style-name="Default" office:value-type="string" calcext:value-type="string">
            <text:p>OJ Q18</text:p>
          </table:table-cell>
          <table:table-cell table:style-name="Default" office:value-type="string" calcext:value-type="string">
            <text:p>OJ Q21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query10total10.$G$5]/1000" office:value-type="float" office:value="227.883994" calcext:value-type="float">
            <text:p>227.883994</text:p>
          </table:table-cell>
          <table:table-cell table:formula="of:=[$query10total10.$G$12]/1000" office:value-type="float" office:value="254.174252" calcext:value-type="float">
            <text:p>254.174252</text:p>
          </table:table-cell>
          <table:table-cell table:formula="of:=[$query10total10.$G$19]/1000" office:value-type="float" office:value="230.217588" calcext:value-type="float">
            <text:p>230.217588</text:p>
          </table:table-cell>
          <table:table-cell table:formula="of:=[$query18total10.$G$5]/1000" office:value-type="float" office:value="303.668152" calcext:value-type="float">
            <text:p>303.668152</text:p>
          </table:table-cell>
          <table:table-cell table:formula="of:=[$query18total10.$G$12]/1000" office:value-type="float" office:value="309.62" calcext:value-type="float">
            <text:p>309.62</text:p>
          </table:table-cell>
          <table:table-cell table:formula="of:=[$query18total10.$G$19]/1000" office:value-type="float" office:value="307.052626" calcext:value-type="float">
            <text:p>307.052626</text:p>
          </table:table-cell>
          <table:table-cell office:value-type="float" office:value="10" calcext:value-type="float">
            <text:p>10</text:p>
          </table:table-cell>
          <table:table-cell table:formula="of:=[.C3]/[.B3]" office:value-type="float" office:value="1.11536684757245" calcext:value-type="float">
            <text:p>1.11536684757245</text:p>
          </table:table-cell>
          <table:table-cell table:formula="of:=[.D3]/[.B3]" office:value-type="float" office:value="1.01024027163575" calcext:value-type="float">
            <text:p>1.01024027163575</text:p>
          </table:table-cell>
          <table:table-cell table:formula="of:=[.F3]/[.E3]" office:value-type="float" office:value="1.01959984265983" calcext:value-type="float">
            <text:p>1.01959984265983</text:p>
          </table:table-cell>
          <table:table-cell table:formula="of:=[.G3]/[.E3]" office:value-type="float" office:value="1.01114530443087" calcext:value-type="float">
            <text:p>1.01114530443087</text:p>
          </table:table-cell>
          <table:table-cell table:style-name="Default" table:number-columns-repeated="18"/>
          <table:table-cell table:number-columns-repeated="99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query10total50.$G$5]/1000" office:value-type="float" office:value="227.883994" calcext:value-type="float">
            <text:p>227.883994</text:p>
          </table:table-cell>
          <table:table-cell table:formula="of:=[$query10total50.$G$12]/1000" office:value-type="float" office:value="293.146222" calcext:value-type="float">
            <text:p>293.146222</text:p>
          </table:table-cell>
          <table:table-cell table:formula="of:=[$query10total50.$G$19]/1000" office:value-type="float" office:value="227.669398" calcext:value-type="float">
            <text:p>227.669398</text:p>
          </table:table-cell>
          <table:table-cell table:formula="of:=[$query18total50.$G$5]/1000" office:value-type="float" office:value="303.668152" calcext:value-type="float">
            <text:p>303.668152</text:p>
          </table:table-cell>
          <table:table-cell table:formula="of:=[$query18total50.$G$12]/1000" office:value-type="float" office:value="313.254668" calcext:value-type="float">
            <text:p>313.254668</text:p>
          </table:table-cell>
          <table:table-cell table:formula="of:=[$query18total50.$G$19]/1000" office:value-type="float" office:value="306.292102" calcext:value-type="float">
            <text:p>306.292102</text:p>
          </table:table-cell>
          <table:table-cell office:value-type="float" office:value="50" calcext:value-type="float">
            <text:p>50</text:p>
          </table:table-cell>
          <table:table-cell table:formula="of:=[.C4]/[.B4]" office:value-type="float" office:value="1.28638355355488" calcext:value-type="float">
            <text:p>1.28638355355488</text:p>
          </table:table-cell>
          <table:table-cell table:formula="of:=[.D4]/[.B4]" office:value-type="float" office:value="0.999058310343639" calcext:value-type="float">
            <text:p>0.999058310343639</text:p>
          </table:table-cell>
          <table:table-cell table:formula="of:=[.F4]/[.E4]" office:value-type="float" office:value="1.03156905304973" calcext:value-type="float">
            <text:p>1.03156905304973</text:p>
          </table:table-cell>
          <table:table-cell table:formula="of:=[.G4]/[.E4]" office:value-type="float" office:value="1.0086408468676" calcext:value-type="float">
            <text:p>1.0086408468676</text:p>
          </table:table-cell>
          <table:table-cell table:style-name="Default" table:number-columns-repeated="18"/>
          <table:table-cell table:number-columns-repeated="99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query10total100.$G$5]/1000" office:value-type="float" office:value="227.883994" calcext:value-type="float">
            <text:p>227.883994</text:p>
          </table:table-cell>
          <table:table-cell table:formula="of:=[$query10total100.$G$12]/1000" office:value-type="float" office:value="365.097996" calcext:value-type="float">
            <text:p>365.097996</text:p>
          </table:table-cell>
          <table:table-cell table:formula="of:=[$query10total100.$G$19]/1000" office:value-type="float" office:value="229.333344" calcext:value-type="float">
            <text:p>229.333344</text:p>
          </table:table-cell>
          <table:table-cell table:formula="of:=[$query18total100.$G$5]/1000" office:value-type="float" office:value="303.668152" calcext:value-type="float">
            <text:p>303.668152</text:p>
          </table:table-cell>
          <table:table-cell table:formula="of:=[$query18total100.$G$12]/1000" office:value-type="float" office:value="308.580036" calcext:value-type="float">
            <text:p>308.580036</text:p>
          </table:table-cell>
          <table:table-cell table:formula="of:=[$query18total100.$G$19]/1000" office:value-type="float" office:value="305.378778" calcext:value-type="float">
            <text:p>305.378778</text:p>
          </table:table-cell>
          <table:table-cell office:value-type="float" office:value="100" calcext:value-type="float">
            <text:p>100</text:p>
          </table:table-cell>
          <table:table-cell table:formula="of:=[.C5]/[.B5]" office:value-type="float" office:value="1.60212215694271" calcext:value-type="float">
            <text:p>1.60212215694271</text:p>
          </table:table-cell>
          <table:table-cell table:formula="of:=[.D5]/[.B5]" office:value-type="float" office:value="1.00636003421987" calcext:value-type="float">
            <text:p>1.00636003421987</text:p>
          </table:table-cell>
          <table:table-cell table:formula="of:=[.F5]/[.E5]" office:value-type="float" office:value="1.01617517005866" calcext:value-type="float">
            <text:p>1.01617517005866</text:p>
          </table:table-cell>
          <table:table-cell table:formula="of:=[.G5]/[.E5]" office:value-type="float" office:value="1.00563320845052" calcext:value-type="float">
            <text:p>1.00563320845052</text:p>
          </table:table-cell>
          <table:table-cell table:style-name="Default" office:value-type="float" office:value="0.989824778074611" calcext:value-type="float">
            <text:p>0.989824778074611</text:p>
          </table:table-cell>
          <table:table-cell table:style-name="Default" office:value-type="float" office:value="1.00019483384945" calcext:value-type="float">
            <text:p>1.00019483384945</text:p>
          </table:table-cell>
          <table:table-cell table:style-name="Default" office:value-type="float" office:value="1.0090501719248" calcext:value-type="float">
            <text:p>1.0090501719248</text:p>
          </table:table-cell>
          <table:table-cell table:style-name="Default" office:value-type="float" office:value="1.00073958347187" calcext:value-type="float">
            <text:p>1.00073958347187</text:p>
          </table:table-cell>
          <table:table-cell table:style-name="Default" office:value-type="float" office:value="1.00265828668823" calcext:value-type="float">
            <text:p>1.00265828668823</text:p>
          </table:table-cell>
          <table:table-cell table:style-name="Default" office:value-type="float" office:value="1.01047791783473" calcext:value-type="float">
            <text:p>1.01047791783473</text:p>
          </table:table-cell>
          <table:table-cell table:style-name="Default" office:value-type="float" office:value="1.02357242694141" calcext:value-type="float">
            <text:p>1.02357242694141</text:p>
          </table:table-cell>
          <table:table-cell table:style-name="Default" office:value-type="float" office:value="1.00432696226348" calcext:value-type="float">
            <text:p>1.00432696226348</text:p>
          </table:table-cell>
          <table:table-cell table:style-name="Default" office:value-type="float" office:value="0.994564287019494" calcext:value-type="float">
            <text:p>0.994564287019494</text:p>
          </table:table-cell>
          <table:table-cell table:style-name="Default" office:value-type="float" office:value="1.42021057712541" calcext:value-type="float">
            <text:p>1.42021057712541</text:p>
          </table:table-cell>
          <table:table-cell table:style-name="Default" office:value-type="float" office:value="1.99220413938755" calcext:value-type="float">
            <text:p>1.99220413938755</text:p>
          </table:table-cell>
          <table:table-cell table:style-name="Default" office:value-type="float" office:value="1.1659094957826" calcext:value-type="float">
            <text:p>1.1659094957826</text:p>
          </table:table-cell>
          <table:table-cell table:style-name="Default" office:value-type="float" office:value="1.02193212704917" calcext:value-type="float">
            <text:p>1.02193212704917</text:p>
          </table:table-cell>
          <table:table-cell table:style-name="Default" office:value-type="float" office:value="1.3836604506454" calcext:value-type="float">
            <text:p>1.3836604506454</text:p>
          </table:table-cell>
          <table:table-cell table:style-name="Default" office:value-type="float" office:value="1.16973278005883" calcext:value-type="float">
            <text:p>1.16973278005883</text:p>
          </table:table-cell>
          <table:table-cell table:style-name="Default" office:value-type="float" office:value="1.76358625078832" calcext:value-type="float">
            <text:p>1.76358625078832</text:p>
          </table:table-cell>
          <table:table-cell table:style-name="Default" office:value-type="float" office:value="2.43293716695158" calcext:value-type="float">
            <text:p>2.43293716695158</text:p>
          </table:table-cell>
          <table:table-cell table:style-name="Default" office:value-type="float" office:value="1.08540869335458" calcext:value-type="float">
            <text:p>1.08540869335458</text:p>
          </table:table-cell>
          <table:table-cell table:number-columns-repeated="99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$query10total250.$G$5]/1000" office:value-type="float" office:value="227.883994" calcext:value-type="float">
            <text:p>227.883994</text:p>
          </table:table-cell>
          <table:table-cell table:formula="of:=[$query10total250.$G$12]/1000" office:value-type="float" office:value="677.52226" calcext:value-type="float">
            <text:p>677.52226</text:p>
          </table:table-cell>
          <table:table-cell table:formula="of:=[$query10total250.$G$19]/1000" office:value-type="float" office:value="236.221292" calcext:value-type="float">
            <text:p>236.221292</text:p>
          </table:table-cell>
          <table:table-cell table:formula="of:=[$query18total250.$G$5]/1000" office:value-type="float" office:value="303.668152" calcext:value-type="float">
            <text:p>303.668152</text:p>
          </table:table-cell>
          <table:table-cell table:formula="of:=[$query18total250.$G$12]/1000" office:value-type="float" office:value="345.765764" calcext:value-type="float">
            <text:p>345.765764</text:p>
          </table:table-cell>
          <table:table-cell table:formula="of:=[$query18total250.$G$19]/1000" office:value-type="float" office:value="304.45778" calcext:value-type="float">
            <text:p>304.45778</text:p>
          </table:table-cell>
          <table:table-cell office:value-type="float" office:value="250" calcext:value-type="float">
            <text:p>250</text:p>
          </table:table-cell>
          <table:table-cell table:formula="of:=[.C6]/[.B6]" office:value-type="float" office:value="2.97310156851121" calcext:value-type="float">
            <text:p>2.97310156851121</text:p>
          </table:table-cell>
          <table:table-cell table:formula="of:=[.D6]/[.B6]" office:value-type="float" office:value="1.03658571123692" calcext:value-type="float">
            <text:p>1.03658571123692</text:p>
          </table:table-cell>
          <table:table-cell table:formula="of:=[.F6]/[.E6]" office:value-type="float" office:value="1.13863031642515" calcext:value-type="float">
            <text:p>1.13863031642515</text:p>
          </table:table-cell>
          <table:table-cell table:formula="of:=[.G6]/[.E6]" office:value-type="float" office:value="1.00260029902642" calcext:value-type="float">
            <text:p>1.00260029902642</text:p>
          </table:table-cell>
          <table:table-cell table:style-name="Default" office:value-type="float" office:value="0.985439457672836" calcext:value-type="float">
            <text:p>0.985439457672836</text:p>
          </table:table-cell>
          <table:table-cell table:style-name="Default" office:value-type="float" office:value="1.00038143568392" calcext:value-type="float">
            <text:p>1.00038143568392</text:p>
          </table:table-cell>
          <table:table-cell table:style-name="Default" office:value-type="float" office:value="0.953164146745455" calcext:value-type="float">
            <text:p>0.953164146745455</text:p>
          </table:table-cell>
          <table:table-cell table:style-name="Default" office:value-type="float" office:value="1.01442137009437" calcext:value-type="float">
            <text:p>1.01442137009437</text:p>
          </table:table-cell>
          <table:table-cell table:style-name="Default" office:value-type="float" office:value="1.01122004750493" calcext:value-type="float">
            <text:p>1.01122004750493</text:p>
          </table:table-cell>
          <table:table-cell table:style-name="Default" office:value-type="float" office:value="0.989026099833181" calcext:value-type="float">
            <text:p>0.989026099833181</text:p>
          </table:table-cell>
          <table:table-cell table:style-name="Default" office:value-type="float" office:value="1.00911627145638" calcext:value-type="float">
            <text:p>1.00911627145638</text:p>
          </table:table-cell>
          <table:table-cell table:style-name="Default" office:value-type="float" office:value="1.02501169356812" calcext:value-type="float">
            <text:p>1.02501169356812</text:p>
          </table:table-cell>
          <table:table-cell table:style-name="Default" office:value-type="float" office:value="0.987641381027849" calcext:value-type="float">
            <text:p>0.987641381027849</text:p>
          </table:table-cell>
          <table:table-cell table:style-name="Default" office:value-type="float" office:value="2.06470333230003" calcext:value-type="float">
            <text:p>2.06470333230003</text:p>
          </table:table-cell>
          <table:table-cell table:style-name="Default" office:value-type="float" office:value="4.67341460221593" calcext:value-type="float">
            <text:p>4.67341460221593</text:p>
          </table:table-cell>
          <table:table-cell table:style-name="Default" office:value-type="float" office:value="1.22170295998713" calcext:value-type="float">
            <text:p>1.22170295998713</text:p>
          </table:table-cell>
          <table:table-cell table:style-name="Default" office:value-type="float" office:value="1.03952269099959" calcext:value-type="float">
            <text:p>1.03952269099959</text:p>
          </table:table-cell>
          <table:table-cell table:style-name="Default" office:value-type="float" office:value="2.03229736891684" calcext:value-type="float">
            <text:p>2.03229736891684</text:p>
          </table:table-cell>
          <table:table-cell table:style-name="Default" office:value-type="float" office:value="1.52854230603405" calcext:value-type="float">
            <text:p>1.52854230603405</text:p>
          </table:table-cell>
          <table:table-cell table:style-name="Default" office:value-type="float" office:value="3.39063658396852" calcext:value-type="float">
            <text:p>3.39063658396852</text:p>
          </table:table-cell>
          <table:table-cell table:style-name="Default" office:value-type="float" office:value="5.08682690150709" calcext:value-type="float">
            <text:p>5.08682690150709</text:p>
          </table:table-cell>
          <table:table-cell table:style-name="Default" office:value-type="float" office:value="1.1823250241319" calcext:value-type="float">
            <text:p>1.1823250241319</text:p>
          </table:table-cell>
          <table:table-cell table:number-columns-repeated="99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$query10total500.$G$5]/1000" office:value-type="float" office:value="227.883994" calcext:value-type="float">
            <text:p>227.883994</text:p>
          </table:table-cell>
          <table:table-cell table:formula="of:=[$query10total500.$G$12]/1000" office:value-type="float" office:value="1354.00196" calcext:value-type="float">
            <text:p>1354.00196</text:p>
          </table:table-cell>
          <table:table-cell table:formula="of:=[$query10total500.$G$19]/1000" office:value-type="float" office:value="301.854016" calcext:value-type="float">
            <text:p>301.854016</text:p>
          </table:table-cell>
          <table:table-cell table:formula="of:=[$query18total500.$G$5]/1000" office:value-type="float" office:value="303.668152" calcext:value-type="float">
            <text:p>303.668152</text:p>
          </table:table-cell>
          <table:table-cell table:formula="of:=[$query18total500.$G$12]/1000" office:value-type="float" office:value="467.291342" calcext:value-type="float">
            <text:p>467.291342</text:p>
          </table:table-cell>
          <table:table-cell table:formula="of:=[$query18total500.$G$19]/1000" office:value-type="float" office:value="309.649858" calcext:value-type="float">
            <text:p>309.649858</text:p>
          </table:table-cell>
          <table:table-cell office:value-type="float" office:value="500" calcext:value-type="float">
            <text:p>500</text:p>
          </table:table-cell>
          <table:table-cell table:formula="of:=[.C7]/[.B7]" office:value-type="float" office:value="5.94162817771221" calcext:value-type="float">
            <text:p>5.94162817771221</text:p>
          </table:table-cell>
          <table:table-cell table:formula="of:=[.D7]/[.B7]" office:value-type="float" office:value="1.32459507445705" calcext:value-type="float">
            <text:p>1.32459507445705</text:p>
          </table:table-cell>
          <table:table-cell table:formula="of:=[.F7]/[.E7]" office:value-type="float" office:value="1.53882235895452" calcext:value-type="float">
            <text:p>1.53882235895452</text:p>
          </table:table-cell>
          <table:table-cell table:formula="of:=[.G7]/[.E7]" office:value-type="float" office:value="1.01969816709656" calcext:value-type="float">
            <text:p>1.01969816709656</text:p>
          </table:table-cell>
          <table:table-cell table:style-name="Default" office:value-type="float" office:value="1.01667722055083" calcext:value-type="float">
            <text:p>1.01667722055083</text:p>
          </table:table-cell>
          <table:table-cell table:style-name="Default" office:value-type="float" office:value="1.03053613262101" calcext:value-type="float">
            <text:p>1.03053613262101</text:p>
          </table:table-cell>
          <table:table-cell table:style-name="Default" office:value-type="float" office:value="0.949993470337933" calcext:value-type="float">
            <text:p>0.949993470337933</text:p>
          </table:table-cell>
          <table:table-cell table:style-name="Default" office:value-type="float" office:value="1.01457644404815" calcext:value-type="float">
            <text:p>1.01457644404815</text:p>
          </table:table-cell>
          <table:table-cell table:style-name="Default" office:value-type="float" office:value="1.01085051088053" calcext:value-type="float">
            <text:p>1.01085051088053</text:p>
          </table:table-cell>
          <table:table-cell table:style-name="Default" office:value-type="float" office:value="0.996828070737152" calcext:value-type="float">
            <text:p>0.996828070737152</text:p>
          </table:table-cell>
          <table:table-cell table:style-name="Default" office:value-type="float" office:value="1.04422864348076" calcext:value-type="float">
            <text:p>1.04422864348076</text:p>
          </table:table-cell>
          <table:table-cell table:style-name="Default" office:value-type="float" office:value="1.05314760100888" calcext:value-type="float">
            <text:p>1.05314760100888</text:p>
          </table:table-cell>
          <table:table-cell table:style-name="Default" office:value-type="float" office:value="0.989600379833782" calcext:value-type="float">
            <text:p>0.989600379833782</text:p>
          </table:table-cell>
          <table:table-cell table:style-name="Default" office:value-type="float" office:value="3.24811386906142" calcext:value-type="float">
            <text:p>3.24811386906142</text:p>
          </table:table-cell>
          <table:table-cell table:style-name="Default" office:value-type="float" office:value="10.0356941878784" calcext:value-type="float">
            <text:p>10.0356941878784</text:p>
          </table:table-cell>
          <table:table-cell table:style-name="Default" office:value-type="float" office:value="1.32348531653011" calcext:value-type="float">
            <text:p>1.32348531653011</text:p>
          </table:table-cell>
          <table:table-cell table:style-name="Default" office:value-type="float" office:value="1.05894074185146" calcext:value-type="float">
            <text:p>1.05894074185146</text:p>
          </table:table-cell>
          <table:table-cell table:style-name="Default" office:value-type="float" office:value="3.61628320547381" calcext:value-type="float">
            <text:p>3.61628320547381</text:p>
          </table:table-cell>
          <table:table-cell table:style-name="Default" office:value-type="float" office:value="2.1284487272079" calcext:value-type="float">
            <text:p>2.1284487272079</text:p>
          </table:table-cell>
          <table:table-cell table:style-name="Default" office:value-type="float" office:value="7.87597727249646" calcext:value-type="float">
            <text:p>7.87597727249646</text:p>
          </table:table-cell>
          <table:table-cell table:style-name="Default" office:value-type="float" office:value="11.4776418782135" calcext:value-type="float">
            <text:p>11.4776418782135</text:p>
          </table:table-cell>
          <table:table-cell table:style-name="Default" office:value-type="float" office:value="1.35326920769933" calcext:value-type="float">
            <text:p>1.35326920769933</text:p>
          </table:table-cell>
          <table:table-cell table:number-columns-repeated="994"/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390" calcext:value-type="float">
            <text:p>390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30" calcext:value-type="float">
            <text:p>4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xecution Time vs Number Unifications</text:p>
          </table:table-cell>
          <table:table-cell table:number-columns-repeated="6"/>
          <table:table-cell office:value-type="string" calcext:value-type="string">
            <text:p>Slowdown vs Number Unifications</text:p>
          </table:table-cell>
          <table:table-cell table:number-columns-repeated="1016"/>
        </table:table-row>
        <table:table-row table:style-name="ro1">
          <table:table-cell/>
          <table:table-cell table:formula="of:=[.M$5]" office:value-type="float" office:value="0.989824778074611" calcext:value-type="float">
            <text:p>0.989824778074611</text:p>
          </table:table-cell>
          <table:table-cell table:formula="of:=[.N$5]" office:value-type="float" office:value="1.00019483384945" calcext:value-type="float">
            <text:p>1.00019483384945</text:p>
          </table:table-cell>
          <table:table-cell table:formula="of:=[.O$5]" office:value-type="float" office:value="1.0090501719248" calcext:value-type="float">
            <text:p>1.0090501719248</text:p>
          </table:table-cell>
          <table:table-cell table:formula="of:=[.P$5]" office:value-type="float" office:value="1.00073958347187" calcext:value-type="float">
            <text:p>1.00073958347187</text:p>
          </table:table-cell>
          <table:table-cell table:formula="of:=[.Q$5]" office:value-type="float" office:value="1.00265828668823" calcext:value-type="float">
            <text:p>1.00265828668823</text:p>
          </table:table-cell>
          <table:table-cell table:formula="of:=[.R$5]" office:value-type="float" office:value="1.01047791783473" calcext:value-type="float">
            <text:p>1.01047791783473</text:p>
          </table:table-cell>
          <table:table-cell/>
          <table:table-cell office:value-type="string" calcext:value-type="string">
            <text:p>CJ Q10</text:p>
          </table:table-cell>
          <table:table-cell office:value-type="string" calcext:value-type="string">
            <text:p>CW Q10</text:p>
          </table:table-cell>
          <table:table-cell office:value-type="string" calcext:value-type="string">
            <text:p>CJ Q18</text:p>
          </table:table-cell>
          <table:table-cell office:value-type="string" calcext:value-type="string">
            <text:p>CW Q18</text:p>
          </table:table-cell>
          <table:table-cell table:style-name="Default" office:value-type="string" calcext:value-type="string">
            <text:p>OW Q3</text:p>
          </table:table-cell>
          <table:table-cell table:style-name="Default" office:value-type="string" calcext:value-type="string">
            <text:p>OW Q4</text:p>
          </table:table-cell>
          <table:table-cell table:style-name="Default" office:value-type="string" calcext:value-type="string">
            <text:p>OW Q5</text:p>
          </table:table-cell>
          <table:table-cell table:style-name="Default" office:value-type="string" calcext:value-type="string">
            <text:p>OW Q7</text:p>
          </table:table-cell>
          <table:table-cell table:style-name="Default" office:value-type="string" calcext:value-type="string">
            <text:p>OW Q10</text:p>
          </table:table-cell>
          <table:table-cell table:style-name="Default" office:value-type="string" calcext:value-type="string">
            <text:p>OW Q12</text:p>
          </table:table-cell>
          <table:table-cell table:style-name="Default" office:value-type="string" calcext:value-type="string">
            <text:p>OW Q13</text:p>
          </table:table-cell>
          <table:table-cell table:style-name="Default" office:value-type="string" calcext:value-type="string">
            <text:p>OW Q18</text:p>
          </table:table-cell>
          <table:table-cell table:style-name="Default" office:value-type="string" calcext:value-type="string">
            <text:p>OW Q21</text:p>
          </table:table-cell>
          <table:table-cell office:value-type="string" calcext:value-type="string">
            <text:p>OJ Q3</text:p>
          </table:table-cell>
          <table:table-cell office:value-type="string" calcext:value-type="string">
            <text:p>OJ Q4</text:p>
          </table:table-cell>
          <table:table-cell office:value-type="string" calcext:value-type="string">
            <text:p>OJ Q5</text:p>
          </table:table-cell>
          <table:table-cell office:value-type="string" calcext:value-type="string">
            <text:p>OJ Q7</text:p>
          </table:table-cell>
          <table:table-cell office:value-type="string" calcext:value-type="string">
            <text:p>OJ Q10</text:p>
          </table:table-cell>
          <table:table-cell office:value-type="string" calcext:value-type="string">
            <text:p>OJ Q12</text:p>
          </table:table-cell>
          <table:table-cell office:value-type="string" calcext:value-type="string">
            <text:p>OJ Q13</text:p>
          </table:table-cell>
          <table:table-cell office:value-type="string" calcext:value-type="string">
            <text:p>OJ Q18</text:p>
          </table:table-cell>
          <table:table-cell office:value-type="string" calcext:value-type="string">
            <text:p>OJ Q21</text:p>
          </table:table-cell>
          <table:table-cell table:number-columns-repeated="994"/>
        </table:table-row>
        <table:table-row table:style-name="ro1">
          <table:table-cell table:formula="of:=[$query18total10.$B$17]" office:value-type="float" office:value="0" calcext:value-type="float">
            <text:p>0</text:p>
          </table:table-cell>
          <table:table-cell table:formula="of:=[$query10total500.$G$5]/1000" office:value-type="float" office:value="227.883994" calcext:value-type="float">
            <text:p>227.883994</text:p>
          </table:table-cell>
          <table:table-cell table:number-columns-repeated="2"/>
          <table:table-cell table:formula="of:=[$query18total500.$G$5]/1000" office:value-type="float" office:value="303.668152" calcext:value-type="float">
            <text:p>303.668152</text:p>
          </table:table-cell>
          <table:table-cell/>
          <table:table-cell table:formula="of:=[$query18total10.$G$19]/1000" office:value-type="float" office:value="307.052626" calcext:value-type="float">
            <text:p>307.052626</text:p>
          </table:table-cell>
          <table:table-cell table:formula="of:=[$query18total10.$B$17]" office:value-type="float" office:value="0" calcext:value-type="float">
            <text:p>0</text:p>
          </table:table-cell>
          <table:table-cell table:number-columns-repeated="3"/>
          <table:table-cell office:value-type="float" office:value="1.01114530443087" calcext:value-type="float">
            <text:p>1.01114530443087</text:p>
          </table:table-cell>
          <table:table-cell table:number-columns-repeated="1012"/>
        </table:table-row>
        <table:table-row table:style-name="ro1">
          <table:table-cell table:formula="of:=[$query18total10.$B$10]" office:value-type="float" office:value="1" calcext:value-type="float">
            <text:p>1</text:p>
          </table:table-cell>
          <table:table-cell table:number-columns-repeated="4"/>
          <table:table-cell table:formula="of:=[$query18total10.$G$12]/1000" office:value-type="float" office:value="309.62" calcext:value-type="float">
            <text:p>309.62</text:p>
          </table:table-cell>
          <table:table-cell/>
          <table:table-cell table:formula="of:=[$query18total10.$B$10]" office:value-type="float" office:value="1" calcext:value-type="float">
            <text:p>1</text:p>
          </table:table-cell>
          <table:table-cell table:number-columns-repeated="2"/>
          <table:table-cell office:value-type="float" office:value="1.01959984265983" calcext:value-type="float">
            <text:p>1.01959984265983</text:p>
          </table:table-cell>
          <table:table-cell table:number-columns-repeated="1013"/>
        </table:table-row>
        <table:table-row table:style-name="ro1">
          <table:table-cell table:formula="of:=[$query18total50.$B$17]" office:value-type="float" office:value="2" calcext:value-type="float">
            <text:p>2</text:p>
          </table:table-cell>
          <table:table-cell table:number-columns-repeated="5"/>
          <table:table-cell table:formula="of:=[$query18total50.$G$19]/1000" office:value-type="float" office:value="306.292102" calcext:value-type="float">
            <text:p>306.292102</text:p>
          </table:table-cell>
          <table:table-cell table:formula="of:=[$query18total50.$B$17]" office:value-type="float" office:value="2" calcext:value-type="float">
            <text:p>2</text:p>
          </table:table-cell>
          <table:table-cell table:number-columns-repeated="3"/>
          <table:table-cell office:value-type="float" office:value="1.0086408468676" calcext:value-type="float">
            <text:p>1.0086408468676</text:p>
          </table:table-cell>
          <table:table-cell table:number-columns-repeated="1012"/>
        </table:table-row>
        <table:table-row table:style-name="ro1">
          <table:table-cell table:formula="of:=[$query18total50.$B$10]" office:value-type="float" office:value="3" calcext:value-type="float">
            <text:p>3</text:p>
          </table:table-cell>
          <table:table-cell table:number-columns-repeated="4"/>
          <table:table-cell table:formula="of:=[$query18total50.$G$12]/1000" office:value-type="float" office:value="313.254668" calcext:value-type="float">
            <text:p>313.254668</text:p>
          </table:table-cell>
          <table:table-cell/>
          <table:table-cell table:formula="of:=[$query18total50.$B$10]" office:value-type="float" office:value="3" calcext:value-type="float">
            <text:p>3</text:p>
          </table:table-cell>
          <table:table-cell table:number-columns-repeated="2"/>
          <table:table-cell office:value-type="float" office:value="1.03156905304973" calcext:value-type="float">
            <text:p>1.03156905304973</text:p>
          </table:table-cell>
          <table:table-cell table:number-columns-repeated="1013"/>
        </table:table-row>
        <table:table-row table:style-name="ro1">
          <table:table-cell table:formula="of:=[$query18total100.$B$10]" office:value-type="float" office:value="3" calcext:value-type="float">
            <text:p>3</text:p>
          </table:table-cell>
          <table:table-cell table:number-columns-repeated="4"/>
          <table:table-cell table:formula="of:=[$query18total100.$G$12]/1000" office:value-type="float" office:value="308.580036" calcext:value-type="float">
            <text:p>308.580036</text:p>
          </table:table-cell>
          <table:table-cell/>
          <table:table-cell table:formula="of:=[$query18total100.$B$10]" office:value-type="float" office:value="3" calcext:value-type="float">
            <text:p>3</text:p>
          </table:table-cell>
          <table:table-cell table:number-columns-repeated="2"/>
          <table:table-cell office:value-type="float" office:value="1.01617517005866" calcext:value-type="float">
            <text:p>1.01617517005866</text:p>
          </table:table-cell>
          <table:table-cell table:number-columns-repeated="1013"/>
        </table:table-row>
        <table:table-row table:style-name="ro1">
          <table:table-cell table:formula="of:=[$query10total10.$B$17]" office:value-type="float" office:value="3" calcext:value-type="float">
            <text:p>3</text:p>
          </table:table-cell>
          <table:table-cell table:number-columns-repeated="2"/>
          <table:table-cell table:formula="of:=[$query10total10.$G$19]/1000" office:value-type="float" office:value="230.217588" calcext:value-type="float">
            <text:p>230.217588</text:p>
          </table:table-cell>
          <table:table-cell table:number-columns-repeated="3"/>
          <table:table-cell table:formula="of:=[$query10total10.$B$17]" office:value-type="float" office:value="3" calcext:value-type="float">
            <text:p>3</text:p>
          </table:table-cell>
          <table:table-cell/>
          <table:table-cell office:value-type="float" office:value="1.01024027163575" calcext:value-type="float">
            <text:p>1.01024027163575</text:p>
          </table:table-cell>
          <table:table-cell table:number-columns-repeated="1014"/>
        </table:table-row>
        <table:table-row table:style-name="ro1">
          <table:table-cell table:formula="of:=[$query18total100.$B$17]" office:value-type="float" office:value="4" calcext:value-type="float">
            <text:p>4</text:p>
          </table:table-cell>
          <table:table-cell table:number-columns-repeated="5"/>
          <table:table-cell table:formula="of:=[$query18total100.$G$19]/1000" office:value-type="float" office:value="305.378778" calcext:value-type="float">
            <text:p>305.378778</text:p>
          </table:table-cell>
          <table:table-cell table:formula="of:=[$query18total100.$B$17]" office:value-type="float" office:value="4" calcext:value-type="float">
            <text:p>4</text:p>
          </table:table-cell>
          <table:table-cell table:number-columns-repeated="3"/>
          <table:table-cell office:value-type="float" office:value="1.00563320845052" calcext:value-type="float">
            <text:p>1.00563320845052</text:p>
          </table:table-cell>
          <table:table-cell table:number-columns-repeated="1012"/>
        </table:table-row>
        <table:table-row table:style-name="ro1">
          <table:table-cell table:formula="of:=[$query10total10.$B$10]" office:value-type="float" office:value="8" calcext:value-type="float">
            <text:p>8</text:p>
          </table:table-cell>
          <table:table-cell/>
          <table:table-cell table:formula="of:=[$query10total10.$G$12]/1000" office:value-type="float" office:value="254.174252" calcext:value-type="float">
            <text:p>254.174252</text:p>
          </table:table-cell>
          <table:table-cell table:number-columns-repeated="4"/>
          <table:table-cell table:formula="of:=[$query10total10.$B$10]" office:value-type="float" office:value="8" calcext:value-type="float">
            <text:p>8</text:p>
          </table:table-cell>
          <table:table-cell office:value-type="float" office:value="1.11536684757245" calcext:value-type="float">
            <text:p>1.11536684757245</text:p>
          </table:table-cell>
          <table:table-cell table:number-columns-repeated="1015"/>
        </table:table-row>
        <table:table-row table:style-name="ro1">
          <table:table-cell table:formula="of:=[$query18total250.$B$10]" office:value-type="float" office:value="8" calcext:value-type="float">
            <text:p>8</text:p>
          </table:table-cell>
          <table:table-cell table:number-columns-repeated="4"/>
          <table:table-cell table:formula="of:=[$query18total250.$G$12]/1000" office:value-type="float" office:value="345.765764" calcext:value-type="float">
            <text:p>345.765764</text:p>
          </table:table-cell>
          <table:table-cell/>
          <table:table-cell table:formula="of:=[$query18total250.$B$10]" office:value-type="float" office:value="8" calcext:value-type="float">
            <text:p>8</text:p>
          </table:table-cell>
          <table:table-cell table:number-columns-repeated="2"/>
          <table:table-cell office:value-type="float" office:value="1.13863031642515" calcext:value-type="float">
            <text:p>1.13863031642515</text:p>
          </table:table-cell>
          <table:table-cell table:number-columns-repeated="1013"/>
        </table:table-row>
        <table:table-row table:style-name="ro1">
          <table:table-cell table:formula="of:=[$query18total250.$B$17]" office:value-type="float" office:value="10" calcext:value-type="float">
            <text:p>10</text:p>
          </table:table-cell>
          <table:table-cell table:number-columns-repeated="5"/>
          <table:table-cell table:formula="of:=[$query18total250.$G$19]/1000" office:value-type="float" office:value="304.45778" calcext:value-type="float">
            <text:p>304.4577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3"/>
          <table:table-cell table:style-name="Default" table:number-columns-repeated="5"/>
          <table:table-cell table:style-name="Default" office:value-type="float" office:value="1.16973278005883" calcext:value-type="float">
            <text:p>1.16973278005883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formula="of:=[$query18total500.$B$17]" office:value-type="float" office:value="17" calcext:value-type="float">
            <text:p>17</text:p>
          </table:table-cell>
          <table:table-cell table:number-columns-repeated="5"/>
          <table:table-cell table:formula="of:=[$query18total500.$G$19]/1000" office:value-type="float" office:value="309.649858" calcext:value-type="float">
            <text:p>309.649858</text:p>
          </table:table-cell>
          <table:table-cell table:formula="of:=[$query18total250.$B$17]" office:value-type="float" office:value="10" calcext:value-type="float">
            <text:p>10</text:p>
          </table:table-cell>
          <table:table-cell table:number-columns-repeated="3"/>
          <table:table-cell office:value-type="float" office:value="1.00260029902642" calcext:value-type="float">
            <text:p>1.00260029902642</text:p>
          </table:table-cell>
          <table:table-cell table:number-columns-repeated="1012"/>
        </table:table-row>
        <table:table-row table:style-name="ro1">
          <table:table-cell table:formula="of:=[$query10total50.$B$10]" office:value-type="float" office:value="18" calcext:value-type="float">
            <text:p>18</text:p>
          </table:table-cell>
          <table:table-cell/>
          <table:table-cell table:formula="of:=[$query10total50.$G$12]/1000" office:value-type="float" office:value="293.146222" calcext:value-type="float">
            <text:p>293.146222</text:p>
          </table:table-cell>
          <table:table-cell table:number-columns-repeated="4"/>
          <table:table-cell table:style-name="Default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style-name="Default" office:value-type="float" office:value="0.989824778074611" calcext:value-type="float">
            <text:p>0.989824778074611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formula="of:=[$query10total50.$B$17]" office:value-type="float" office:value="18" calcext:value-type="float">
            <text:p>18</text:p>
          </table:table-cell>
          <table:table-cell table:number-columns-repeated="2"/>
          <table:table-cell table:formula="of:=[$query10total50.$G$19]/1000" office:value-type="float" office:value="227.669398" calcext:value-type="float">
            <text:p>227.669398</text:p>
          </table:table-cell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3"/>
          <table:table-cell table:style-name="Default" office:value-type="float" office:value="1.0090501719248" calcext:value-type="float">
            <text:p>1.0090501719248</text:p>
          </table:table-cell>
          <table:table-cell table:style-name="Default" table:number-columns-repeated="7"/>
          <table:table-cell table:number-columns-repeated="1002"/>
        </table:table-row>
        <table:table-row table:style-name="ro1">
          <table:table-cell table:formula="of:=[$query18total500.$B$10]" office:value-type="float" office:value="20" calcext:value-type="float">
            <text:p>20</text:p>
          </table:table-cell>
          <table:table-cell table:number-columns-repeated="4"/>
          <table:table-cell table:formula="of:=[$query18total500.$G$12]/1000" office:value-type="float" office:value="467.291342" calcext:value-type="float">
            <text:p>467.291342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4"/>
          <table:table-cell table:style-name="Default" office:value-type="float" office:value="1.00073958347187" calcext:value-type="float">
            <text:p>1.00073958347187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table:formula="of:=[$query10total100.$B$10]" office:value-type="float" office:value="34" calcext:value-type="float">
            <text:p>34</text:p>
          </table:table-cell>
          <table:table-cell/>
          <table:table-cell table:formula="of:=[$query10total100.$G$12]/1000" office:value-type="float" office:value="365.097996" calcext:value-type="float">
            <text:p>365.097996</text:p>
          </table:table-cell>
          <table:table-cell table:number-columns-repeated="4"/>
          <table:table-cell table:style-name="Default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5"/>
          <table:table-cell table:style-name="Default" office:value-type="float" office:value="1.00265828668823" calcext:value-type="float">
            <text:p>1.00265828668823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table:formula="of:=[$query10total100.$B$17]" office:value-type="float" office:value="36" calcext:value-type="float">
            <text:p>36</text:p>
          </table:table-cell>
          <table:table-cell table:number-columns-repeated="2"/>
          <table:table-cell table:formula="of:=[$query10total100.$G$19]/1000" office:value-type="float" office:value="229.333344" calcext:value-type="float">
            <text:p>229.333344</text:p>
          </table:table-cell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6"/>
          <table:table-cell table:style-name="Default" office:value-type="float" office:value="1.01047791783473" calcext:value-type="float">
            <text:p>1.01047791783473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table:formula="of:=[$query10total250.$B$10]" office:value-type="float" office:value="87" calcext:value-type="float">
            <text:p>87</text:p>
          </table:table-cell>
          <table:table-cell/>
          <table:table-cell table:formula="of:=[$query10total250.$G$12]/1000" office:value-type="float" office:value="677.52226" calcext:value-type="float">
            <text:p>677.52226</text:p>
          </table:table-cell>
          <table:table-cell table:number-columns-repeated="4"/>
          <table:table-cell table:style-name="Default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7"/>
          <table:table-cell table:style-name="Default" office:value-type="float" office:value="1.02357242694141" calcext:value-type="float">
            <text:p>1.0235724269414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formula="of:=[$query10total250.$B$17]" office:value-type="float" office:value="87" calcext:value-type="float">
            <text:p>87</text:p>
          </table:table-cell>
          <table:table-cell table:number-columns-repeated="2"/>
          <table:table-cell table:formula="of:=[$query10total250.$G$19]/1000" office:value-type="float" office:value="236.221292" calcext:value-type="float">
            <text:p>236.221292</text:p>
          </table:table-cell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9"/>
          <table:table-cell table:style-name="Default" office:value-type="float" office:value="0.994564287019494" calcext:value-type="float">
            <text:p>0.994564287019494</text:p>
          </table:table-cell>
          <table:table-cell table:style-name="Default"/>
          <table:table-cell table:number-columns-repeated="1002"/>
        </table:table-row>
        <table:table-row table:style-name="ro1">
          <table:table-cell table:formula="of:=[$query10total500.$B$17]" office:value-type="float" office:value="167" calcext:value-type="float">
            <text:p>167</text:p>
          </table:table-cell>
          <table:table-cell table:number-columns-repeated="2"/>
          <table:table-cell table:formula="of:=[$query10total500.$G$19]/1000" office:value-type="float" office:value="301.854016" calcext:value-type="float">
            <text:p>301.854016</text:p>
          </table:table-cell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style-name="Default" office:value-type="float" office:value="1.99220413938755" calcext:value-type="float">
            <text:p>1.99220413938755</text:p>
          </table:table-cell>
          <table:table-cell table:style-name="Default" table:number-columns-repeated="7"/>
          <table:table-cell table:number-columns-repeated="994"/>
        </table:table-row>
        <table:table-row table:style-name="ro1">
          <table:table-cell table:formula="of:=[$query10total500.$B$10]" office:value-type="float" office:value="180" calcext:value-type="float">
            <text:p>180</text:p>
          </table:table-cell>
          <table:table-cell table:formula="of:=[$query10total500.$G$5]/1000" office:value-type="float" office:value="227.883994" calcext:value-type="float">
            <text:p>227.883994</text:p>
          </table:table-cell>
          <table:table-cell table:formula="of:=[$query10total500.$G$12]/1000" office:value-type="float" office:value="1354.00196" calcext:value-type="float">
            <text:p>1354.00196</text:p>
          </table:table-cell>
          <table:table-cell/>
          <table:table-cell table:formula="of:=[$query18total500.$G$5]/1000" office:value-type="float" office:value="303.668152" calcext:value-type="float">
            <text:p>303.668152</text:p>
          </table:table-cell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8"/>
          <table:table-cell table:style-name="Default" office:value-type="float" office:value="1.00432696226348" calcext:value-type="float">
            <text:p>1.00432696226348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Rewriting Time vs Number of Constraints</text:p>
          </table:table-cell>
          <table:table-cell table:number-columns-repeated="6"/>
          <table:table-cell table:style-name="Default" office:value-type="float" office:value="11" calcext:value-type="float">
            <text:p>11</text:p>
          </table:table-cell>
          <table:table-cell table:number-columns-repeated="13"/>
          <table:table-cell table:style-name="Default" table:number-columns-repeated="8"/>
          <table:table-cell table:style-name="Default" office:value-type="float" office:value="1.08540869335458" calcext:value-type="float">
            <text:p>1.0854086933545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CAJ Q10</text:p>
          </table:table-cell>
          <table:table-cell office:value-type="string" calcext:value-type="string">
            <text:p>CAW Q10</text:p>
          </table:table-cell>
          <table:table-cell office:value-type="string" calcext:value-type="string">
            <text:p>CAJ Q13</text:p>
          </table:table-cell>
          <table:table-cell office:value-type="string" calcext:value-type="string">
            <text:p>CAW Q13</text:p>
          </table:table-cell>
          <table:table-cell office:value-type="string" calcext:value-type="string">
            <text:p>CAJ Q18</text:p>
          </table:table-cell>
          <table:table-cell office:value-type="string" calcext:value-type="string">
            <text:p>CAW Q18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13"/>
          <table:table-cell table:style-name="Default" table:number-columns-repeated="6"/>
          <table:table-cell table:style-name="Default" office:value-type="float" office:value="1.76358625078832" calcext:value-type="float">
            <text:p>1.76358625078832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query10total10.$G$9]" office:value-type="float" office:value="3" calcext:value-type="float">
            <text:p>3</text:p>
          </table:table-cell>
          <table:table-cell table:formula="of:=[$query10total10.$G$16]" office:value-type="float" office:value="14" calcext:value-type="float">
            <text:p>14</text:p>
          </table:table-cell>
          <table:table-cell table:formula="of:=[$query13total10.$G$9]" office:value-type="float" office:value="0" calcext:value-type="float">
            <text:p>0</text:p>
          </table:table-cell>
          <table:table-cell table:formula="of:=[$query13total10.$G$16]" office:value-type="float" office:value="0" calcext:value-type="float">
            <text:p>0</text:p>
          </table:table-cell>
          <table:table-cell table:formula="of:=[$query18total10.$G$9]" office:value-type="float" office:value="1" calcext:value-type="float">
            <text:p>1</text:p>
          </table:table-cell>
          <table:table-cell table:formula="of:=[$query18total10.$G$16]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.00019483384945" calcext:value-type="float">
            <text:p>1.00019483384945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query10total50.$G$9]" office:value-type="float" office:value="13" calcext:value-type="float">
            <text:p>13</text:p>
          </table:table-cell>
          <table:table-cell table:formula="of:=[$query10total50.$G$16]" office:value-type="float" office:value="6" calcext:value-type="float">
            <text:p>6</text:p>
          </table:table-cell>
          <table:table-cell table:formula="of:=[$query13total50.$G$9]" office:value-type="float" office:value="3" calcext:value-type="float">
            <text:p>3</text:p>
          </table:table-cell>
          <table:table-cell table:formula="of:=[$query13total50.$G$16]" office:value-type="float" office:value="1" calcext:value-type="float">
            <text:p>1</text:p>
          </table:table-cell>
          <table:table-cell table:formula="of:=[$query18total50.$G$9]" office:value-type="float" office:value="3" calcext:value-type="float">
            <text:p>3</text:p>
          </table:table-cell>
          <table:table-cell table:formula="of:=[$query18total50.$G$16]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4"/>
          <table:table-cell table:style-name="Default" table:number-columns-repeated="9"/>
          <table:table-cell table:style-name="Default" office:value-type="float" office:value="1.1823250241319" calcext:value-type="float">
            <text:p>1.1823250241319</text:p>
          </table:table-cell>
          <table:table-cell table:style-name="Default" table:number-columns-repeated="8"/>
          <table:table-cell table:number-columns-repeated="99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query10total100.$G$9]" office:value-type="float" office:value="15" calcext:value-type="float">
            <text:p>15</text:p>
          </table:table-cell>
          <table:table-cell table:formula="of:=[$query10total100.$G$16]" office:value-type="float" office:value="6" calcext:value-type="float">
            <text:p>6</text:p>
          </table:table-cell>
          <table:table-cell table:formula="of:=[$query13total100.$G$9]" office:value-type="float" office:value="5" calcext:value-type="float">
            <text:p>5</text:p>
          </table:table-cell>
          <table:table-cell table:formula="of:=[$query13total100.$G$16]" office:value-type="float" office:value="2" calcext:value-type="float">
            <text:p>2</text:p>
          </table:table-cell>
          <table:table-cell table:formula="of:=[$query18total100.$G$9]" office:value-type="float" office:value="4" calcext:value-type="float">
            <text:p>4</text:p>
          </table:table-cell>
          <table:table-cell table:formula="of:=[$query18total100.$G$16]"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13"/>
          <table:table-cell table:style-name="Default" table:number-columns-repeated="2"/>
          <table:table-cell table:style-name="Default" office:value-type="float" office:value="1.1659094957826" calcext:value-type="float">
            <text:p>1.1659094957826</text:p>
          </table:table-cell>
          <table:table-cell table:style-name="Default" table:number-columns-repeated="6"/>
          <table:table-cell table:number-columns-repeated="99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$query10total250.$G$9]" office:value-type="float" office:value="35" calcext:value-type="float">
            <text:p>35</text:p>
          </table:table-cell>
          <table:table-cell table:formula="of:=[$query10total250.$G$16]" office:value-type="float" office:value="12" calcext:value-type="float">
            <text:p>12</text:p>
          </table:table-cell>
          <table:table-cell table:formula="of:=[$query13total250.$G$9]" office:value-type="float" office:value="13" calcext:value-type="float">
            <text:p>13</text:p>
          </table:table-cell>
          <table:table-cell table:formula="of:=[$query13total250.$G$16]" office:value-type="float" office:value="4" calcext:value-type="float">
            <text:p>4</text:p>
          </table:table-cell>
          <table:table-cell table:formula="of:=[$query18total250.$G$9]" office:value-type="float" office:value="12" calcext:value-type="float">
            <text:p>12</text:p>
          </table:table-cell>
          <table:table-cell table:formula="of:=[$query18total250.$G$16]" office:value-type="float" office:value="5" calcext:value-type="float">
            <text:p>5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13"/>
          <table:table-cell table:style-name="Default" table:number-columns-repeated="3"/>
          <table:table-cell table:style-name="Default" office:value-type="float" office:value="1.02193212704917" calcext:value-type="float">
            <text:p>1.02193212704917</text:p>
          </table:table-cell>
          <table:table-cell table:style-name="Default" table:number-columns-repeated="5"/>
          <table:table-cell table:number-columns-repeated="99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$query10total500.$G$9]" office:value-type="float" office:value="63" calcext:value-type="float">
            <text:p>63</text:p>
          </table:table-cell>
          <table:table-cell table:formula="of:=[$query10total500.$G$16]" office:value-type="float" office:value="37" calcext:value-type="float">
            <text:p>37</text:p>
          </table:table-cell>
          <table:table-cell table:formula="of:=[$query13total500.$G$9]" office:value-type="float" office:value="62" calcext:value-type="float">
            <text:p>62</text:p>
          </table:table-cell>
          <table:table-cell table:formula="of:=[$query13total500.$G$16]" office:value-type="float" office:value="11" calcext:value-type="float">
            <text:p>11</text:p>
          </table:table-cell>
          <table:table-cell table:formula="of:=[$query18total500.$G$9]" office:value-type="float" office:value="26" calcext:value-type="float">
            <text:p>26</text:p>
          </table:table-cell>
          <table:table-cell table:formula="of:=[$query18total500.$G$16]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13"/>
          <table:table-cell table:style-name="Default" table:number-columns-repeated="4"/>
          <table:table-cell table:style-name="Default" office:value-type="float" office:value="1.3836604506454" calcext:value-type="float">
            <text:p>1.3836604506454</text:p>
          </table:table-cell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7"/>
          <table:table-cell table:formula="of:=[$query18total500.$B$17]" office:value-type="float" office:value="17" calcext:value-type="float">
            <text:p>17</text:p>
          </table:table-cell>
          <table:table-cell table:number-columns-repeated="3"/>
          <table:table-cell office:value-type="float" office:value="1.01969816709656" calcext:value-type="float">
            <text:p>1.01969816709656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formula="of:=[$query10total50.$B$10]" office:value-type="float" office:value="18" calcext:value-type="float">
            <text:p>18</text:p>
          </table:table-cell>
          <table:table-cell office:value-type="float" office:value="1.28638355355488" calcext:value-type="float">
            <text:p>1.2863835535548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$query10total50.$B$17]" office:value-type="float" office:value="18" calcext:value-type="float">
            <text:p>18</text:p>
          </table:table-cell>
          <table:table-cell/>
          <table:table-cell office:value-type="float" office:value="0.999058310343639" calcext:value-type="float">
            <text:p>0.99905831034363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 office:value-type="float" office:value="18" calcext:value-type="float">
            <text:p>18</text:p>
          </table:table-cell>
          <table:table-cell table:number-columns-repeated="13"/>
          <table:table-cell table:style-name="Default" table:number-columns-repeated="7"/>
          <table:table-cell table:style-name="Default" office:value-type="float" office:value="2.43293716695158" calcext:value-type="float">
            <text:p>2.43293716695158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7"/>
          <table:table-cell table:formula="of:=[$query18total500.$B$10]" office:value-type="float" office:value="20" calcext:value-type="float">
            <text:p>20</text:p>
          </table:table-cell>
          <table:table-cell table:number-columns-repeated="2"/>
          <table:table-cell office:value-type="float" office:value="1.53882235895452" calcext:value-type="float">
            <text:p>1.53882235895452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 office:value-type="float" office:value="30" calcext:value-type="float">
            <text:p>30</text:p>
          </table:table-cell>
          <table:table-cell table:number-columns-repeated="13"/>
          <table:table-cell table:style-name="Default"/>
          <table:table-cell table:style-name="Default" office:value-type="float" office:value="4.67341460221593" calcext:value-type="float">
            <text:p>4.67341460221593</text:p>
          </table:table-cell>
          <table:table-cell table:style-name="Default" table:number-columns-repeated="7"/>
          <table:table-cell table:number-columns-repeated="994"/>
        </table:table-row>
        <table:table-row table:style-name="ro1">
          <table:table-cell table:number-columns-repeated="7"/>
          <table:table-cell table:style-name="Default" office:value-type="float" office:value="33" calcext:value-type="float">
            <text:p>33</text:p>
          </table:table-cell>
          <table:table-cell table:number-columns-repeated="3"/>
          <table:table-cell table:style-name="Default" table:number-columns-repeated="3"/>
          <table:table-cell table:style-name="Default" office:value-type="float" office:value="0.953164146745455" calcext:value-type="float">
            <text:p>0.953164146745455</text:p>
          </table:table-cell>
          <table:table-cell table:style-name="Default" table:number-columns-repeated="7"/>
          <table:table-cell table:number-columns-repeated="1002"/>
        </table:table-row>
        <table:table-row table:style-name="ro1">
          <table:table-cell table:number-columns-repeated="7"/>
          <table:table-cell table:style-name="Default" office:value-type="float" office:value="33" calcext:value-type="float">
            <text:p>33</text:p>
          </table:table-cell>
          <table:table-cell table:number-columns-repeated="3"/>
          <table:table-cell table:style-name="Default" table:number-columns-repeated="4"/>
          <table:table-cell table:style-name="Default" office:value-type="float" office:value="1.01442137009437" calcext:value-type="float">
            <text:p>1.01442137009437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table:number-columns-repeated="7"/>
          <table:table-cell table:style-name="Default" office:value-type="float" office:value="33" calcext:value-type="float">
            <text:p>33</text:p>
          </table:table-cell>
          <table:table-cell table:number-columns-repeated="3"/>
          <table:table-cell table:style-name="Default" table:number-columns-repeated="6"/>
          <table:table-cell table:style-name="Default" office:value-type="float" office:value="0.989026099833181" calcext:value-type="float">
            <text:p>0.989026099833181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table:number-columns-repeated="7"/>
          <table:table-cell table:style-name="Default" office:value-type="float" office:value="33" calcext:value-type="float">
            <text:p>33</text:p>
          </table:table-cell>
          <table:table-cell table:number-columns-repeated="13"/>
          <table:table-cell table:style-name="Default" table:number-columns-repeated="5"/>
          <table:table-cell table:style-name="Default" office:value-type="float" office:value="1.52854230603405" calcext:value-type="float">
            <text:p>1.52854230603405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7"/>
          <table:table-cell table:formula="of:=[$query10total100.$B$10]" office:value-type="float" office:value="34" calcext:value-type="float">
            <text:p>34</text:p>
          </table:table-cell>
          <table:table-cell office:value-type="float" office:value="1.60212215694271" calcext:value-type="float">
            <text:p>1.6021221569427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float" office:value="35" calcext:value-type="float">
            <text:p>35</text:p>
          </table:table-cell>
          <table:table-cell table:number-columns-repeated="3"/>
          <table:table-cell table:style-name="Default" table:number-columns-repeated="9"/>
          <table:table-cell table:style-name="Default" office:value-type="float" office:value="0.987641381027849" calcext:value-type="float">
            <text:p>0.987641381027849</text:p>
          </table:table-cell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7"/>
          <table:table-cell table:formula="of:=[$query10total100.$B$17]" office:value-type="float" office:value="36" calcext:value-type="float">
            <text:p>36</text:p>
          </table:table-cell>
          <table:table-cell/>
          <table:table-cell office:value-type="float" office:value="1.00636003421987" calcext:value-type="float">
            <text:p>1.0063600342198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 office:value-type="float" office:value="37" calcext:value-type="float">
            <text:p>37</text:p>
          </table:table-cell>
          <table:table-cell table:number-columns-repeated="3"/>
          <table:table-cell table:style-name="Default"/>
          <table:table-cell table:style-name="Default" office:value-type="float" office:value="0.985439457672836" calcext:value-type="float">
            <text:p>0.985439457672836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number-columns-repeated="7"/>
          <table:table-cell table:style-name="Default" office:value-type="float" office:value="37" calcext:value-type="float">
            <text:p>37</text:p>
          </table:table-cell>
          <table:table-cell table:number-columns-repeated="3"/>
          <table:table-cell table:style-name="Default" table:number-columns-repeated="5"/>
          <table:table-cell table:style-name="Default" office:value-type="float" office:value="1.01122004750493" calcext:value-type="float">
            <text:p>1.01122004750493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table:number-columns-repeated="7"/>
          <table:table-cell table:style-name="Default" office:value-type="float" office:value="37" calcext:value-type="float">
            <text:p>37</text:p>
          </table:table-cell>
          <table:table-cell table:number-columns-repeated="3"/>
          <table:table-cell table:style-name="Default" table:number-columns-repeated="7"/>
          <table:table-cell table:style-name="Default" office:value-type="float" office:value="1.00911627145638" calcext:value-type="float">
            <text:p>1.00911627145638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Default" office:value-type="float" office:value="40" calcext:value-type="float">
            <text:p>40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.00038143568392" calcext:value-type="float">
            <text:p>1.00038143568392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number-columns-repeated="7"/>
          <table:table-cell table:style-name="Default" office:value-type="float" office:value="42" calcext:value-type="float">
            <text:p>42</text:p>
          </table:table-cell>
          <table:table-cell table:number-columns-repeated="13"/>
          <table:table-cell table:style-name="Default" table:number-columns-repeated="6"/>
          <table:table-cell table:style-name="Default" office:value-type="float" office:value="3.39063658396852" calcext:value-type="float">
            <text:p>3.39063658396852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number-columns-repeated="7"/>
          <table:table-cell table:style-name="Default" office:value-type="float" office:value="45" calcext:value-type="float">
            <text:p>45</text:p>
          </table:table-cell>
          <table:table-cell table:number-columns-repeated="3"/>
          <table:table-cell table:style-name="Default" table:number-columns-repeated="8"/>
          <table:table-cell table:style-name="Default" office:value-type="float" office:value="1.02501169356812" calcext:value-type="float">
            <text:p>1.02501169356812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7"/>
          <table:table-cell table:style-name="Default" office:value-type="float" office:value="45" calcext:value-type="float">
            <text:p>45</text:p>
          </table:table-cell>
          <table:table-cell table:number-columns-repeated="13"/>
          <table:table-cell table:style-name="Default" table:number-columns-repeated="8"/>
          <table:table-cell table:style-name="Default" office:value-type="float" office:value="1.1823250241319" calcext:value-type="float">
            <text:p>1.1823250241319</text:p>
          </table:table-cell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53" calcext:value-type="float">
            <text:p>53</text:p>
          </table:table-cell>
          <table:table-cell table:number-columns-repeated="13"/>
          <table:table-cell table:style-name="Default" table:number-columns-repeated="4"/>
          <table:table-cell table:style-name="Default" office:value-type="float" office:value="2.03229736891684" calcext:value-type="float">
            <text:p>2.03229736891684</text:p>
          </table:table-cell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54" calcext:value-type="float">
            <text:p>54</text:p>
          </table:table-cell>
          <table:table-cell table:number-columns-repeated="13"/>
          <table:table-cell table:style-name="Default" office:value-type="float" office:value="1.35326920769933" calcext:value-type="float">
            <text:p>1.35326920769933</text:p>
          </table:table-cell>
          <table:table-cell table:style-name="Default" table:number-columns-repeated="9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54" calcext:value-type="float">
            <text:p>54</text:p>
          </table:table-cell>
          <table:table-cell table:number-columns-repeated="13"/>
          <table:table-cell table:style-name="Default" table:number-columns-repeated="2"/>
          <table:table-cell table:style-name="Default" office:value-type="float" office:value="1.22170295998713" calcext:value-type="float">
            <text:p>1.22170295998713</text:p>
          </table:table-cell>
          <table:table-cell table:style-name="Default" table:number-columns-repeated="7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54" calcext:value-type="float">
            <text:p>54</text:p>
          </table:table-cell>
          <table:table-cell table:number-columns-repeated="13"/>
          <table:table-cell table:style-name="Default" table:number-columns-repeated="3"/>
          <table:table-cell table:style-name="Default" office:value-type="float" office:value="1.03952269099959" calcext:value-type="float">
            <text:p>1.03952269099959</text:p>
          </table:table-cell>
          <table:table-cell table:style-name="Default" table:number-columns-repeated="6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62" calcext:value-type="float">
            <text:p>62</text:p>
          </table:table-cell>
          <table:table-cell table:number-columns-repeated="3"/>
          <table:table-cell table:style-name="Default" table:number-columns-repeated="3"/>
          <table:table-cell table:style-name="Default" office:value-type="float" office:value="0.949993470337933" calcext:value-type="float">
            <text:p>0.949993470337933</text:p>
          </table:table-cell>
          <table:table-cell table:style-name="Default" table:number-columns-repeated="7"/>
          <table:table-cell table:number-columns-repeated="8"/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62" calcext:value-type="float">
            <text:p>62</text:p>
          </table:table-cell>
          <table:table-cell table:number-columns-repeated="3"/>
          <table:table-cell table:style-name="Default" table:number-columns-repeated="4"/>
          <table:table-cell table:style-name="Default" office:value-type="float" office:value="1.01457644404815" calcext:value-type="float">
            <text:p>1.01457644404815</text:p>
          </table:table-cell>
          <table:table-cell table:style-name="Default" table:number-columns-repeated="6"/>
          <table:table-cell table:number-columns-repeated="8"/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62" calcext:value-type="float">
            <text:p>62</text:p>
          </table:table-cell>
          <table:table-cell table:number-columns-repeated="3"/>
          <table:table-cell table:style-name="Default" table:number-columns-repeated="6"/>
          <table:table-cell table:style-name="Default" office:value-type="float" office:value="0.996828070737152" calcext:value-type="float">
            <text:p>0.996828070737152</text:p>
          </table:table-cell>
          <table:table-cell table:style-name="Default" table:number-columns-repeated="4"/>
          <table:table-cell table:number-columns-repeated="8"/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65" calcext:value-type="float">
            <text:p>65</text:p>
          </table:table-cell>
          <table:table-cell table:number-columns-repeated="13"/>
          <table:table-cell table:style-name="Default" table:number-columns-repeated="7"/>
          <table:table-cell table:style-name="Default" office:value-type="float" office:value="5.08682690150709" calcext:value-type="float">
            <text:p>5.0868269015070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67" calcext:value-type="float">
            <text:p>67</text:p>
          </table:table-cell>
          <table:table-cell table:number-columns-repeated="3"/>
          <table:table-cell table:style-name="Default" table:number-columns-repeated="9"/>
          <table:table-cell table:style-name="Default" office:value-type="float" office:value="0.989600379833782" calcext:value-type="float">
            <text:p>0.989600379833782</text:p>
          </table:table-cell>
          <table:table-cell table:style-name="Default" table:number-columns-repeated="10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71" calcext:value-type="float">
            <text:p>71</text:p>
          </table:table-cell>
          <table:table-cell table:number-columns-repeated="3"/>
          <table:table-cell table:style-name="Default" table:number-columns-repeated="5"/>
          <table:table-cell table:style-name="Default" office:value-type="float" office:value="1.01085051088053" calcext:value-type="float">
            <text:p>1.01085051088053</text:p>
          </table:table-cell>
          <table:table-cell table:style-name="Default" table:number-columns-repeated="5"/>
          <table:table-cell table:number-columns-repeated="8"/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71" calcext:value-type="float">
            <text:p>71</text:p>
          </table:table-cell>
          <table:table-cell table:number-columns-repeated="3"/>
          <table:table-cell table:style-name="Default" table:number-columns-repeated="7"/>
          <table:table-cell table:style-name="Default" office:value-type="float" office:value="1.04422864348076" calcext:value-type="float">
            <text:p>1.04422864348076</text:p>
          </table:table-cell>
          <table:table-cell table:style-name="Default" table:number-columns-repeated="3"/>
          <table:table-cell table:number-columns-repeated="8"/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71" calcext:value-type="float">
            <text:p>71</text:p>
          </table:table-cell>
          <table:table-cell table:number-columns-repeated="13"/>
          <table:table-cell table:style-name="Default"/>
          <table:table-cell table:style-name="Default" office:value-type="float" office:value="10.0356941878784" calcext:value-type="float">
            <text:p>10.0356941878784</text:p>
          </table:table-cell>
          <table:table-cell table:style-name="Default" table:number-columns-repeated="8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74" calcext:value-type="float">
            <text:p>74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.03053613262101" calcext:value-type="float">
            <text:p>1.03053613262101</text:p>
          </table:table-cell>
          <table:table-cell table:style-name="Default" table:number-columns-repeated="8"/>
          <table:table-cell table:number-columns-repeated="8"/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 table:style-name="Default" office:value-type="float" office:value="1.01667722055083" calcext:value-type="float">
            <text:p>1.01667722055083</text:p>
          </table:table-cell>
          <table:table-cell table:style-name="Default" table:number-columns-repeated="9"/>
          <table:table-cell table:number-columns-repeated="8"/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80" calcext:value-type="float">
            <text:p>80</text:p>
          </table:table-cell>
          <table:table-cell table:number-columns-repeated="13"/>
          <table:table-cell table:style-name="Default" table:number-columns-repeated="5"/>
          <table:table-cell table:style-name="Default" office:value-type="float" office:value="2.1284487272079" calcext:value-type="float">
            <text:p>2.1284487272079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number-columns-repeated="7"/>
          <table:table-cell table:formula="of:=[$query10total250.$B$10]" office:value-type="float" office:value="87" calcext:value-type="float">
            <text:p>87</text:p>
          </table:table-cell>
          <table:table-cell office:value-type="float" office:value="2.97310156851121" calcext:value-type="float">
            <text:p>2.97310156851121</text:p>
          </table:table-cell>
          <table:table-cell table:number-columns-repeated="21"/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formula="of:=[$query10total250.$B$17]" office:value-type="float" office:value="87" calcext:value-type="float">
            <text:p>87</text:p>
          </table:table-cell>
          <table:table-cell/>
          <table:table-cell office:value-type="float" office:value="1.03658571123692" calcext:value-type="float">
            <text:p>1.03658571123692</text:p>
          </table:table-cell>
          <table:table-cell table:number-columns-repeated="20"/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94" calcext:value-type="float">
            <text:p>94</text:p>
          </table:table-cell>
          <table:table-cell table:number-columns-repeated="3"/>
          <table:table-cell table:style-name="Default" table:number-columns-repeated="8"/>
          <table:table-cell table:style-name="Default" office:value-type="float" office:value="1.05314760100888" calcext:value-type="float">
            <text:p>1.053147601008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96" calcext:value-type="float">
            <text:p>96</text:p>
          </table:table-cell>
          <table:table-cell table:number-columns-repeated="13"/>
          <table:table-cell table:style-name="Default" table:number-columns-repeated="6"/>
          <table:table-cell table:style-name="Default" office:value-type="float" office:value="7.87597727249646" calcext:value-type="float">
            <text:p>7.87597727249646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105" calcext:value-type="float">
            <text:p>105</text:p>
          </table:table-cell>
          <table:table-cell table:number-columns-repeated="13"/>
          <table:table-cell table:style-name="Default" table:number-columns-repeated="8"/>
          <table:table-cell table:style-name="Default" office:value-type="float" office:value="1.35326920769933" calcext:value-type="float">
            <text:p>1.35326920769933</text:p>
          </table:table-cell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123" calcext:value-type="float">
            <text:p>123</text:p>
          </table:table-cell>
          <table:table-cell table:number-columns-repeated="13"/>
          <table:table-cell table:style-name="Default" office:value-type="float" office:value="3.24811386906142" calcext:value-type="float">
            <text:p>3.24811386906142</text:p>
          </table:table-cell>
          <table:table-cell table:style-name="Default" table:number-columns-repeated="9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123" calcext:value-type="float">
            <text:p>123</text:p>
          </table:table-cell>
          <table:table-cell table:number-columns-repeated="13"/>
          <table:table-cell table:style-name="Default" table:number-columns-repeated="4"/>
          <table:table-cell table:style-name="Default" office:value-type="float" office:value="3.61628320547381" calcext:value-type="float">
            <text:p>3.61628320547381</text:p>
          </table:table-cell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124" calcext:value-type="float">
            <text:p>124</text:p>
          </table:table-cell>
          <table:table-cell table:number-columns-repeated="13"/>
          <table:table-cell table:style-name="Default" table:number-columns-repeated="2"/>
          <table:table-cell table:style-name="Default" office:value-type="float" office:value="1.32348531653011" calcext:value-type="float">
            <text:p>1.32348531653011</text:p>
          </table:table-cell>
          <table:table-cell table:style-name="Default" table:number-columns-repeated="7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124" calcext:value-type="float">
            <text:p>124</text:p>
          </table:table-cell>
          <table:table-cell table:number-columns-repeated="13"/>
          <table:table-cell table:style-name="Default" table:number-columns-repeated="3"/>
          <table:table-cell table:style-name="Default" office:value-type="float" office:value="1.05894074185146" calcext:value-type="float">
            <text:p>1.05894074185146</text:p>
          </table:table-cell>
          <table:table-cell table:style-name="Default" table:number-columns-repeated="6"/>
          <table:table-cell table:number-columns-repeated="993"/>
        </table:table-row>
        <table:table-row table:style-name="ro1">
          <table:table-cell table:number-columns-repeated="7"/>
          <table:table-cell table:style-name="Default" office:value-type="float" office:value="154" calcext:value-type="float">
            <text:p>154</text:p>
          </table:table-cell>
          <table:table-cell table:number-columns-repeated="13"/>
          <table:table-cell table:style-name="Default" table:number-columns-repeated="7"/>
          <table:table-cell table:style-name="Default" office:value-type="float" office:value="11.4776418782135" calcext:value-type="float">
            <text:p>11.477641878213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7"/>
          <table:table-cell table:formula="of:=[$query10total500.$B$17]" office:value-type="float" office:value="167" calcext:value-type="float">
            <text:p>167</text:p>
          </table:table-cell>
          <table:table-cell/>
          <table:table-cell office:value-type="float" office:value="1.32459507445705" calcext:value-type="float">
            <text:p>1.32459507445705</text:p>
          </table:table-cell>
          <table:table-cell table:number-columns-repeated="20"/>
          <table:table-cell table:style-name="Default"/>
          <table:table-cell table:number-columns-repeated="993"/>
        </table:table-row>
        <table:table-row table:style-name="ro1">
          <table:table-cell table:number-columns-repeated="7"/>
          <table:table-cell table:formula="of:=[$query10total500.$B$10]" office:value-type="float" office:value="180" calcext:value-type="float">
            <text:p>180</text:p>
          </table:table-cell>
          <table:table-cell office:value-type="float" office:value="5.94162817771221" calcext:value-type="float">
            <text:p>5.94162817771221</text:p>
          </table:table-cell>
          <table:table-cell table:number-columns-repeated="2"/>
          <table:table-cell table:style-name="Default" table:number-columns-repeated="10"/>
          <table:table-cell table:number-columns-repeated="9"/>
          <table:table-cell table:style-name="Default" office:value-type="string" calcext:value-type="string">
            <text:p>border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Default" table:number-columns-repeated="23"/>
          <table:table-cell table:number-columns-repeated="993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s-nojoin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7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67168.62" calcext:value-type="float">
            <text:p>267168.62</text:p>
          </table:table-cell>
          <table:table-cell office:value-type="float" office:value="8399634" calcext:value-type="float">
            <text:p>83996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399634" calcext:value-type="float">
            <text:p>8399634</text:p>
          </table:table-cell>
          <table:table-cell office:value-type="float" office:value="264450.12" calcext:value-type="float">
            <text:p>264450.12</text:p>
          </table:table-cell>
          <table:table-cell table:formula="of:=[.H1]/[.C1]" office:value-type="float" office:value="0.989824778074611" calcext:value-type="float">
            <text:p>0.98982477807461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W Q3</text:p>
          </table:table-cell>
          <table:table-cell office:value-type="float" office:value="0.989824778074611" calcext:value-type="float">
            <text:p>0.989824778074611</text:p>
          </table:table-cell>
          <table:table-cell/>
          <table:table-cell office:value-type="string" calcext:value-type="string">
            <text:p>OW Q3</text:p>
          </table:table-cell>
          <table:table-cell office:value-type="string" calcext:value-type="string">
            <text:p>OW Q4</text:p>
          </table:table-cell>
          <table:table-cell office:value-type="string" calcext:value-type="string">
            <text:p>OW Q5</text:p>
          </table:table-cell>
          <table:table-cell office:value-type="string" calcext:value-type="string">
            <text:p>OW Q7</text:p>
          </table:table-cell>
          <table:table-cell office:value-type="string" calcext:value-type="string">
            <text:p>OW Q10</text:p>
          </table:table-cell>
          <table:table-cell office:value-type="string" calcext:value-type="string">
            <text:p>OW Q12</text:p>
          </table:table-cell>
          <table:table-cell office:value-type="string" calcext:value-type="string">
            <text:p>OW Q13</text:p>
          </table:table-cell>
          <table:table-cell office:value-type="string" calcext:value-type="string">
            <text:p>OW Q18</text:p>
          </table:table-cell>
          <table:table-cell office:value-type="string" calcext:value-type="string">
            <text:p>OW Q21</text:p>
          </table:table-cell>
          <table:table-cell office:value-type="string" calcext:value-type="string">
            <text:p>OJ Q3</text:p>
          </table:table-cell>
          <table:table-cell office:value-type="string" calcext:value-type="string">
            <text:p>OJ Q4</text:p>
          </table:table-cell>
          <table:table-cell office:value-type="string" calcext:value-type="string">
            <text:p>OJ Q5</text:p>
          </table:table-cell>
          <table:table-cell office:value-type="string" calcext:value-type="string">
            <text:p>OJ Q7</text:p>
          </table:table-cell>
          <table:table-cell office:value-type="string" calcext:value-type="string">
            <text:p>OJ Q10</text:p>
          </table:table-cell>
          <table:table-cell office:value-type="string" calcext:value-type="string">
            <text:p>OJ Q12</text:p>
          </table:table-cell>
          <table:table-cell office:value-type="string" calcext:value-type="string">
            <text:p>OJ Q13</text:p>
          </table:table-cell>
          <table:table-cell office:value-type="string" calcext:value-type="string">
            <text:p>OJ Q18</text:p>
          </table:table-cell>
          <table:table-cell office:value-type="string" calcext:value-type="string">
            <text:p>OJ Q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5106.836" calcext:value-type="float">
            <text:p>35106.836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499999" calcext:value-type="float">
            <text:p>10499999</text:p>
          </table:table-cell>
          <table:table-cell office:value-type="float" office:value="35113.676" calcext:value-type="float">
            <text:p>35113.676</text:p>
          </table:table-cell>
          <table:table-cell table:formula="of:=[.H2]/[.C2]" office:value-type="float" office:value="1.00019483384945" calcext:value-type="float">
            <text:p>1.0001948338494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W Q4</text:p>
          </table:table-cell>
          <table:table-cell office:value-type="float" office:value="1.00019483384945" calcext:value-type="float">
            <text:p>1.00019483384945</text:p>
          </table:table-cell>
          <table:table-cell/>
          <table:table-cell office:value-type="float" office:value="0.989824778074611" calcext:value-type="float">
            <text:p>0.989824778074611</text:p>
          </table:table-cell>
          <table:table-cell office:value-type="float" office:value="1.00019483384945" calcext:value-type="float">
            <text:p>1.00019483384945</text:p>
          </table:table-cell>
          <table:table-cell office:value-type="float" office:value="1.0090501719248" calcext:value-type="float">
            <text:p>1.0090501719248</text:p>
          </table:table-cell>
          <table:table-cell office:value-type="float" office:value="1.00073958347187" calcext:value-type="float">
            <text:p>1.00073958347187</text:p>
          </table:table-cell>
          <table:table-cell office:value-type="float" office:value="1.00265828668823" calcext:value-type="float">
            <text:p>1.00265828668823</text:p>
          </table:table-cell>
          <table:table-cell office:value-type="float" office:value="1.01047791783473" calcext:value-type="float">
            <text:p>1.01047791783473</text:p>
          </table:table-cell>
          <table:table-cell office:value-type="float" office:value="1.02357242694141" calcext:value-type="float">
            <text:p>1.02357242694141</text:p>
          </table:table-cell>
          <table:table-cell office:value-type="float" office:value="1.00432696226348" calcext:value-type="float">
            <text:p>1.00432696226348</text:p>
          </table:table-cell>
          <table:table-cell office:value-type="float" office:value="0.994564287019494" calcext:value-type="float">
            <text:p>0.994564287019494</text:p>
          </table:table-cell>
          <table:table-cell office:value-type="float" office:value="1.42021057712541" calcext:value-type="float">
            <text:p>1.42021057712541</text:p>
          </table:table-cell>
          <table:table-cell office:value-type="float" office:value="1.99220413938755" calcext:value-type="float">
            <text:p>1.99220413938755</text:p>
          </table:table-cell>
          <table:table-cell office:value-type="float" office:value="1.1659094957826" calcext:value-type="float">
            <text:p>1.1659094957826</text:p>
          </table:table-cell>
          <table:table-cell office:value-type="float" office:value="1.02193212704917" calcext:value-type="float">
            <text:p>1.02193212704917</text:p>
          </table:table-cell>
          <table:table-cell office:value-type="float" office:value="1.3836604506454" calcext:value-type="float">
            <text:p>1.3836604506454</text:p>
          </table:table-cell>
          <table:table-cell office:value-type="float" office:value="1.16973278005883" calcext:value-type="float">
            <text:p>1.16973278005883</text:p>
          </table:table-cell>
          <table:table-cell office:value-type="float" office:value="1.76358625078832" calcext:value-type="float">
            <text:p>1.76358625078832</text:p>
          </table:table-cell>
          <table:table-cell office:value-type="float" office:value="2.43293716695158" calcext:value-type="float">
            <text:p>2.43293716695158</text:p>
          </table:table-cell>
          <table:table-cell office:value-type="float" office:value="1.08540869335458" calcext:value-type="float">
            <text:p>1.085408693354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32171.28" calcext:value-type="float">
            <text:p>232171.28</text:p>
          </table:table-cell>
          <table:table-cell office:value-type="float" office:value="336919" calcext:value-type="float">
            <text:p>3369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6919" calcext:value-type="float">
            <text:p>336919</text:p>
          </table:table-cell>
          <table:table-cell office:value-type="float" office:value="234272.47" calcext:value-type="float">
            <text:p>234272.47</text:p>
          </table:table-cell>
          <table:table-cell table:formula="of:=[.H3]/[.C3]" office:value-type="float" office:value="1.0090501719248" calcext:value-type="float">
            <text:p>1.009050171924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W Q5</text:p>
          </table:table-cell>
          <table:table-cell office:value-type="float" office:value="1.0090501719248" calcext:value-type="float">
            <text:p>1.0090501719248</text:p>
          </table:table-cell>
          <table:table-cell/>
          <table:table-cell office:value-type="float" office:value="0.985439457672836" calcext:value-type="float">
            <text:p>0.985439457672836</text:p>
          </table:table-cell>
          <table:table-cell office:value-type="float" office:value="1.00038143568392" calcext:value-type="float">
            <text:p>1.00038143568392</text:p>
          </table:table-cell>
          <table:table-cell office:value-type="float" office:value="0.953164146745455" calcext:value-type="float">
            <text:p>0.953164146745455</text:p>
          </table:table-cell>
          <table:table-cell office:value-type="float" office:value="1.01442137009437" calcext:value-type="float">
            <text:p>1.01442137009437</text:p>
          </table:table-cell>
          <table:table-cell office:value-type="float" office:value="1.01122004750493" calcext:value-type="float">
            <text:p>1.01122004750493</text:p>
          </table:table-cell>
          <table:table-cell office:value-type="float" office:value="0.989026099833181" calcext:value-type="float">
            <text:p>0.989026099833181</text:p>
          </table:table-cell>
          <table:table-cell office:value-type="float" office:value="1.00911627145638" calcext:value-type="float">
            <text:p>1.00911627145638</text:p>
          </table:table-cell>
          <table:table-cell office:value-type="float" office:value="1.02501169356812" calcext:value-type="float">
            <text:p>1.02501169356812</text:p>
          </table:table-cell>
          <table:table-cell office:value-type="float" office:value="0.987641381027849" calcext:value-type="float">
            <text:p>0.987641381027849</text:p>
          </table:table-cell>
          <table:table-cell office:value-type="float" office:value="2.06470333230003" calcext:value-type="float">
            <text:p>2.06470333230003</text:p>
          </table:table-cell>
          <table:table-cell office:value-type="float" office:value="4.67341460221593" calcext:value-type="float">
            <text:p>4.67341460221593</text:p>
          </table:table-cell>
          <table:table-cell office:value-type="float" office:value="1.22170295998713" calcext:value-type="float">
            <text:p>1.22170295998713</text:p>
          </table:table-cell>
          <table:table-cell office:value-type="float" office:value="1.03952269099959" calcext:value-type="float">
            <text:p>1.03952269099959</text:p>
          </table:table-cell>
          <table:table-cell office:value-type="float" office:value="2.03229736891684" calcext:value-type="float">
            <text:p>2.03229736891684</text:p>
          </table:table-cell>
          <table:table-cell office:value-type="float" office:value="1.52854230603405" calcext:value-type="float">
            <text:p>1.52854230603405</text:p>
          </table:table-cell>
          <table:table-cell office:value-type="float" office:value="3.39063658396852" calcext:value-type="float">
            <text:p>3.39063658396852</text:p>
          </table:table-cell>
          <table:table-cell office:value-type="float" office:value="5.08682690150709" calcext:value-type="float">
            <text:p>5.08682690150709</text:p>
          </table:table-cell>
          <table:table-cell office:value-type="float" office:value="1.1823250241319" calcext:value-type="float">
            <text:p>1.1823250241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97002.78" calcext:value-type="float">
            <text:p>197002.78</text:p>
          </table:table-cell>
          <table:table-cell office:value-type="float" office:value="67503" calcext:value-type="float">
            <text:p>675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7503" calcext:value-type="float">
            <text:p>67503</text:p>
          </table:table-cell>
          <table:table-cell office:value-type="float" office:value="197148.48" calcext:value-type="float">
            <text:p>197148.48</text:p>
          </table:table-cell>
          <table:table-cell table:formula="of:=[.H4]/[.C4]" office:value-type="float" office:value="1.00073958347187" calcext:value-type="float">
            <text:p>1.0007395834718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W Q7</text:p>
          </table:table-cell>
          <table:table-cell office:value-type="float" office:value="1.00073958347187" calcext:value-type="float">
            <text:p>1.00073958347187</text:p>
          </table:table-cell>
          <table:table-cell/>
          <table:table-cell office:value-type="float" office:value="1.01667722055083" calcext:value-type="float">
            <text:p>1.01667722055083</text:p>
          </table:table-cell>
          <table:table-cell office:value-type="float" office:value="1.03053613262101" calcext:value-type="float">
            <text:p>1.03053613262101</text:p>
          </table:table-cell>
          <table:table-cell office:value-type="float" office:value="0.949993470337933" calcext:value-type="float">
            <text:p>0.949993470337933</text:p>
          </table:table-cell>
          <table:table-cell office:value-type="float" office:value="1.01457644404815" calcext:value-type="float">
            <text:p>1.01457644404815</text:p>
          </table:table-cell>
          <table:table-cell office:value-type="float" office:value="1.01085051088053" calcext:value-type="float">
            <text:p>1.01085051088053</text:p>
          </table:table-cell>
          <table:table-cell office:value-type="float" office:value="0.996828070737152" calcext:value-type="float">
            <text:p>0.996828070737152</text:p>
          </table:table-cell>
          <table:table-cell office:value-type="float" office:value="1.04422864348076" calcext:value-type="float">
            <text:p>1.04422864348076</text:p>
          </table:table-cell>
          <table:table-cell office:value-type="float" office:value="1.05314760100888" calcext:value-type="float">
            <text:p>1.05314760100888</text:p>
          </table:table-cell>
          <table:table-cell office:value-type="float" office:value="0.989600379833782" calcext:value-type="float">
            <text:p>0.989600379833782</text:p>
          </table:table-cell>
          <table:table-cell office:value-type="float" office:value="3.24811386906142" calcext:value-type="float">
            <text:p>3.24811386906142</text:p>
          </table:table-cell>
          <table:table-cell office:value-type="float" office:value="10.0356941878784" calcext:value-type="float">
            <text:p>10.0356941878784</text:p>
          </table:table-cell>
          <table:table-cell office:value-type="float" office:value="1.32348531653011" calcext:value-type="float">
            <text:p>1.32348531653011</text:p>
          </table:table-cell>
          <table:table-cell office:value-type="float" office:value="1.05894074185146" calcext:value-type="float">
            <text:p>1.05894074185146</text:p>
          </table:table-cell>
          <table:table-cell office:value-type="float" office:value="3.61628320547381" calcext:value-type="float">
            <text:p>3.61628320547381</text:p>
          </table:table-cell>
          <table:table-cell office:value-type="float" office:value="2.1284487272079" calcext:value-type="float">
            <text:p>2.1284487272079</text:p>
          </table:table-cell>
          <table:table-cell office:value-type="float" office:value="7.87597727249646" calcext:value-type="float">
            <text:p>7.87597727249646</text:p>
          </table:table-cell>
          <table:table-cell office:value-type="float" office:value="11.4776418782135" calcext:value-type="float">
            <text:p>11.4776418782135</text:p>
          </table:table-cell>
          <table:table-cell office:value-type="float" office:value="1.35326920769933" calcext:value-type="float">
            <text:p>1.353269207699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57664.5" calcext:value-type="float">
            <text:p>457664.5</text:p>
          </table:table-cell>
          <table:table-cell office:value-type="float" office:value="56430" calcext:value-type="float">
            <text:p>564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6430" calcext:value-type="float">
            <text:p>56430</text:p>
          </table:table-cell>
          <table:table-cell office:value-type="float" office:value="454285.6" calcext:value-type="float">
            <text:p>454285.6</text:p>
          </table:table-cell>
          <table:table-cell table:formula="of:=[.H5]/[.C5]" office:value-type="float" office:value="0.992617080852896" calcext:value-type="float">
            <text:p>0.99261708085289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W Q10</text:p>
          </table:table-cell>
          <table:table-cell office:value-type="float" office:value="1.00265828668823" calcext:value-type="float">
            <text:p>1.00265828668823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27176.4" calcext:value-type="float">
            <text:p>227176.4</text:p>
          </table:table-cell>
          <table:table-cell office:value-type="float" office:value="10363045" calcext:value-type="float">
            <text:p>103630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363044" calcext:value-type="float">
            <text:p>10363044</text:p>
          </table:table-cell>
          <table:table-cell office:value-type="float" office:value="227780.3" calcext:value-type="float">
            <text:p>227780.3</text:p>
          </table:table-cell>
          <table:table-cell table:formula="of:=[.H6]/[.C6]" office:value-type="float" office:value="1.00265828668823" calcext:value-type="float">
            <text:p>1.0026582866882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W Q12</text:p>
          </table:table-cell>
          <table:table-cell office:value-type="float" office:value="1.01047791783473" calcext:value-type="float">
            <text:p>1.01047791783473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74848.5" calcext:value-type="float">
            <text:p>274848.5</text:p>
          </table:table-cell>
          <table:table-cell office:value-type="float" office:value="5998867" calcext:value-type="float">
            <text:p>599886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998866" calcext:value-type="float">
            <text:p>5998866</text:p>
          </table:table-cell>
          <table:table-cell office:value-type="float" office:value="277728.34" calcext:value-type="float">
            <text:p>277728.34</text:p>
          </table:table-cell>
          <table:table-cell table:formula="of:=[.H7]/[.C7]" office:value-type="float" office:value="1.01047791783473" calcext:value-type="float">
            <text:p>1.0104779178347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W Q13</text:p>
          </table:table-cell>
          <table:table-cell office:value-type="float" office:value="1.02357242694141" calcext:value-type="float">
            <text:p>1.02357242694141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0217.57" calcext:value-type="float">
            <text:p>50217.57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499999" calcext:value-type="float">
            <text:p>10499999</text:p>
          </table:table-cell>
          <table:table-cell office:value-type="float" office:value="51401.32" calcext:value-type="float">
            <text:p>51401.32</text:p>
          </table:table-cell>
          <table:table-cell table:formula="of:=[.H8]/[.C8]" office:value-type="float" office:value="1.02357242694141" calcext:value-type="float">
            <text:p>1.0235724269414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W Q18</text:p>
          </table:table-cell>
          <table:table-cell office:value-type="float" office:value="1.00432696226348" calcext:value-type="float">
            <text:p>1.00432696226348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306963.62" calcext:value-type="float">
            <text:p>306963.62</text:p>
          </table:table-cell>
          <table:table-cell office:value-type="float" office:value="41995307" calcext:value-type="float">
            <text:p>419953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1995306" calcext:value-type="float">
            <text:p>41995306</text:p>
          </table:table-cell>
          <table:table-cell office:value-type="float" office:value="308291.84" calcext:value-type="float">
            <text:p>308291.84</text:p>
          </table:table-cell>
          <table:table-cell table:formula="of:=[.H9]/[.C9]" office:value-type="float" office:value="1.00432696226348" calcext:value-type="float">
            <text:p>1.0043269622634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W Q21</text:p>
          </table:table-cell>
          <table:table-cell office:value-type="float" office:value="0.994564287019494" calcext:value-type="float">
            <text:p>0.994564287019494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97560.1" calcext:value-type="float">
            <text:p>197560.1</text:p>
          </table:table-cell>
          <table:table-cell office:value-type="float" office:value="817372" calcext:value-type="float">
            <text:p>81737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17371" calcext:value-type="float">
            <text:p>817371</text:p>
          </table:table-cell>
          <table:table-cell office:value-type="float" office:value="196486.22" calcext:value-type="float">
            <text:p>196486.22</text:p>
          </table:table-cell>
          <table:table-cell table:formula="of:=[.H10]/[.C10]" office:value-type="float" office:value="0.994564287019494" calcext:value-type="float">
            <text:p>0.99456428701949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OW Q3</text:p>
          </table:table-cell>
          <table:table-cell office:value-type="float" office:value="0.985439457672836" calcext:value-type="float">
            <text:p>0.985439457672836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67168.62" calcext:value-type="float">
            <text:p>267168.62</text:p>
          </table:table-cell>
          <table:table-cell office:value-type="float" office:value="8399634" calcext:value-type="float">
            <text:p>839963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399634" calcext:value-type="float">
            <text:p>8399634</text:p>
          </table:table-cell>
          <table:table-cell office:value-type="float" office:value="263278.5" calcext:value-type="float">
            <text:p>263278.5</text:p>
          </table:table-cell>
          <table:table-cell table:formula="of:=[.H11]/[.C11]" office:value-type="float" office:value="0.985439457672836" calcext:value-type="float">
            <text:p>0.985439457672836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OW Q4</text:p>
          </table:table-cell>
          <table:table-cell office:value-type="float" office:value="1.00038143568392" calcext:value-type="float">
            <text:p>1.00038143568392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35106.836" calcext:value-type="float">
            <text:p>35106.836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499991" calcext:value-type="float">
            <text:p>10499991</text:p>
          </table:table-cell>
          <table:table-cell office:value-type="float" office:value="35120.227" calcext:value-type="float">
            <text:p>35120.227</text:p>
          </table:table-cell>
          <table:table-cell table:formula="of:=[.H12]/[.C12]" office:value-type="float" office:value="1.00038143568392" calcext:value-type="float">
            <text:p>1.00038143568392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OW Q5</text:p>
          </table:table-cell>
          <table:table-cell office:value-type="float" office:value="0.953164146745455" calcext:value-type="float">
            <text:p>0.953164146745455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32171.28" calcext:value-type="float">
            <text:p>232171.28</text:p>
          </table:table-cell>
          <table:table-cell office:value-type="float" office:value="336919" calcext:value-type="float">
            <text:p>33691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36919" calcext:value-type="float">
            <text:p>336919</text:p>
          </table:table-cell>
          <table:table-cell office:value-type="float" office:value="221297.34" calcext:value-type="float">
            <text:p>221297.34</text:p>
          </table:table-cell>
          <table:table-cell table:formula="of:=[.H13]/[.C13]" office:value-type="float" office:value="0.953164146745455" calcext:value-type="float">
            <text:p>0.953164146745455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OW Q7</text:p>
          </table:table-cell>
          <table:table-cell office:value-type="float" office:value="1.01442137009437" calcext:value-type="float">
            <text:p>1.01442137009437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97002.78" calcext:value-type="float">
            <text:p>197002.78</text:p>
          </table:table-cell>
          <table:table-cell office:value-type="float" office:value="67503" calcext:value-type="float">
            <text:p>6750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7503" calcext:value-type="float">
            <text:p>67503</text:p>
          </table:table-cell>
          <table:table-cell office:value-type="float" office:value="199843.83" calcext:value-type="float">
            <text:p>199843.83</text:p>
          </table:table-cell>
          <table:table-cell table:formula="of:=[.H14]/[.C14]" office:value-type="float" office:value="1.01442137009437" calcext:value-type="float">
            <text:p>1.01442137009437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OW Q10</text:p>
          </table:table-cell>
          <table:table-cell office:value-type="float" office:value="1.01122004750493" calcext:value-type="float">
            <text:p>1.01122004750493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27176.4" calcext:value-type="float">
            <text:p>227176.4</text:p>
          </table:table-cell>
          <table:table-cell office:value-type="float" office:value="10363045" calcext:value-type="float">
            <text:p>1036304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0363040" calcext:value-type="float">
            <text:p>10363040</text:p>
          </table:table-cell>
          <table:table-cell office:value-type="float" office:value="229725.33" calcext:value-type="float">
            <text:p>229725.33</text:p>
          </table:table-cell>
          <table:table-cell table:formula="of:=[.H15]/[.C15]" office:value-type="float" office:value="1.01122004750493" calcext:value-type="float">
            <text:p>1.01122004750493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OW Q12</text:p>
          </table:table-cell>
          <table:table-cell office:value-type="float" office:value="0.989026099833181" calcext:value-type="float">
            <text:p>0.989026099833181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274848.5" calcext:value-type="float">
            <text:p>274848.5</text:p>
          </table:table-cell>
          <table:table-cell office:value-type="float" office:value="5998867" calcext:value-type="float">
            <text:p>599886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998859" calcext:value-type="float">
            <text:p>5998859</text:p>
          </table:table-cell>
          <table:table-cell office:value-type="float" office:value="271832.34" calcext:value-type="float">
            <text:p>271832.34</text:p>
          </table:table-cell>
          <table:table-cell table:formula="of:=[.H16]/[.C16]" office:value-type="float" office:value="0.989026099833181" calcext:value-type="float">
            <text:p>0.989026099833181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OW Q13</text:p>
          </table:table-cell>
          <table:table-cell office:value-type="float" office:value="1.00911627145638" calcext:value-type="float">
            <text:p>1.00911627145638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50217.57" calcext:value-type="float">
            <text:p>50217.57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499990" calcext:value-type="float">
            <text:p>10499990</text:p>
          </table:table-cell>
          <table:table-cell office:value-type="float" office:value="50675.367" calcext:value-type="float">
            <text:p>50675.367</text:p>
          </table:table-cell>
          <table:table-cell table:formula="of:=[.H17]/[.C17]" office:value-type="float" office:value="1.00911627145638" calcext:value-type="float">
            <text:p>1.00911627145638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OW Q18</text:p>
          </table:table-cell>
          <table:table-cell office:value-type="float" office:value="1.02501169356812" calcext:value-type="float">
            <text:p>1.02501169356812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306963.62" calcext:value-type="float">
            <text:p>306963.62</text:p>
          </table:table-cell>
          <table:table-cell office:value-type="float" office:value="41995307" calcext:value-type="float">
            <text:p>4199530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1995254" calcext:value-type="float">
            <text:p>41995254</text:p>
          </table:table-cell>
          <table:table-cell office:value-type="float" office:value="314641.3" calcext:value-type="float">
            <text:p>314641.3</text:p>
          </table:table-cell>
          <table:table-cell table:formula="of:=[.H18]/[.C18]" office:value-type="float" office:value="1.02501169356812" calcext:value-type="float">
            <text:p>1.02501169356812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OW Q21</text:p>
          </table:table-cell>
          <table:table-cell office:value-type="float" office:value="0.987641381027849" calcext:value-type="float">
            <text:p>0.987641381027849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197560.1" calcext:value-type="float">
            <text:p>197560.1</text:p>
          </table:table-cell>
          <table:table-cell office:value-type="float" office:value="817372" calcext:value-type="float">
            <text:p>81737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17371" calcext:value-type="float">
            <text:p>817371</text:p>
          </table:table-cell>
          <table:table-cell office:value-type="float" office:value="195118.53" calcext:value-type="float">
            <text:p>195118.53</text:p>
          </table:table-cell>
          <table:table-cell table:formula="of:=[.H19]/[.C19]" office:value-type="float" office:value="0.987641381027849" calcext:value-type="float">
            <text:p>0.987641381027849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OW Q3</text:p>
          </table:table-cell>
          <table:table-cell office:value-type="float" office:value="1.01667722055083" calcext:value-type="float">
            <text:p>1.01667722055083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67168.62" calcext:value-type="float">
            <text:p>267168.62</text:p>
          </table:table-cell>
          <table:table-cell office:value-type="float" office:value="8399634" calcext:value-type="float">
            <text:p>839963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8399629" calcext:value-type="float">
            <text:p>8399629</text:p>
          </table:table-cell>
          <table:table-cell office:value-type="float" office:value="271624.25" calcext:value-type="float">
            <text:p>271624.25</text:p>
          </table:table-cell>
          <table:table-cell table:formula="of:=[.H20]/[.C20]" office:value-type="float" office:value="1.01667722055083" calcext:value-type="float">
            <text:p>1.01667722055083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OW Q4</text:p>
          </table:table-cell>
          <table:table-cell office:value-type="float" office:value="1.03053613262101" calcext:value-type="float">
            <text:p>1.03053613262101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5106.836" calcext:value-type="float">
            <text:p>35106.836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0499982" calcext:value-type="float">
            <text:p>10499982</text:p>
          </table:table-cell>
          <table:table-cell office:value-type="float" office:value="36178.863" calcext:value-type="float">
            <text:p>36178.863</text:p>
          </table:table-cell>
          <table:table-cell table:formula="of:=[.H21]/[.C21]" office:value-type="float" office:value="1.03053613262101" calcext:value-type="float">
            <text:p>1.03053613262101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OW Q5</text:p>
          </table:table-cell>
          <table:table-cell office:value-type="float" office:value="0.949993470337933" calcext:value-type="float">
            <text:p>0.949993470337933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32171.28" calcext:value-type="float">
            <text:p>232171.28</text:p>
          </table:table-cell>
          <table:table-cell office:value-type="float" office:value="336919" calcext:value-type="float">
            <text:p>336919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336919" calcext:value-type="float">
            <text:p>336919</text:p>
          </table:table-cell>
          <table:table-cell office:value-type="float" office:value="220561.2" calcext:value-type="float">
            <text:p>220561.2</text:p>
          </table:table-cell>
          <table:table-cell table:formula="of:=[.H22]/[.C22]" office:value-type="float" office:value="0.949993470337933" calcext:value-type="float">
            <text:p>0.949993470337933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OW Q7</text:p>
          </table:table-cell>
          <table:table-cell office:value-type="float" office:value="1.01457644404815" calcext:value-type="float">
            <text:p>1.01457644404815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97002.78" calcext:value-type="float">
            <text:p>197002.78</text:p>
          </table:table-cell>
          <table:table-cell office:value-type="float" office:value="67503" calcext:value-type="float">
            <text:p>6750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7503" calcext:value-type="float">
            <text:p>67503</text:p>
          </table:table-cell>
          <table:table-cell office:value-type="float" office:value="199874.38" calcext:value-type="float">
            <text:p>199874.38</text:p>
          </table:table-cell>
          <table:table-cell table:formula="of:=[.H23]/[.C23]" office:value-type="float" office:value="1.01457644404815" calcext:value-type="float">
            <text:p>1.01457644404815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OW Q10</text:p>
          </table:table-cell>
          <table:table-cell office:value-type="float" office:value="1.01085051088053" calcext:value-type="float">
            <text:p>1.01085051088053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27176.4" calcext:value-type="float">
            <text:p>227176.4</text:p>
          </table:table-cell>
          <table:table-cell office:value-type="float" office:value="10363045" calcext:value-type="float">
            <text:p>10363045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0363024" calcext:value-type="float">
            <text:p>10363024</text:p>
          </table:table-cell>
          <table:table-cell office:value-type="float" office:value="229641.38" calcext:value-type="float">
            <text:p>229641.38</text:p>
          </table:table-cell>
          <table:table-cell table:formula="of:=[.H24]/[.C24]" office:value-type="float" office:value="1.01085051088053" calcext:value-type="float">
            <text:p>1.01085051088053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OW Q12</text:p>
          </table:table-cell>
          <table:table-cell office:value-type="float" office:value="0.996828070737152" calcext:value-type="float">
            <text:p>0.996828070737152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274848.5" calcext:value-type="float">
            <text:p>274848.5</text:p>
          </table:table-cell>
          <table:table-cell office:value-type="float" office:value="5998867" calcext:value-type="float">
            <text:p>5998867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998851" calcext:value-type="float">
            <text:p>5998851</text:p>
          </table:table-cell>
          <table:table-cell office:value-type="float" office:value="273976.7" calcext:value-type="float">
            <text:p>273976.7</text:p>
          </table:table-cell>
          <table:table-cell table:formula="of:=[.H25]/[.C25]" office:value-type="float" office:value="0.996828070737152" calcext:value-type="float">
            <text:p>0.996828070737152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OW Q13</text:p>
          </table:table-cell>
          <table:table-cell office:value-type="float" office:value="1.04422864348076" calcext:value-type="float">
            <text:p>1.04422864348076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50217.57" calcext:value-type="float">
            <text:p>50217.57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0499982" calcext:value-type="float">
            <text:p>10499982</text:p>
          </table:table-cell>
          <table:table-cell office:value-type="float" office:value="52438.625" calcext:value-type="float">
            <text:p>52438.625</text:p>
          </table:table-cell>
          <table:table-cell table:formula="of:=[.H26]/[.C26]" office:value-type="float" office:value="1.04422864348076" calcext:value-type="float">
            <text:p>1.04422864348076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OW Q18</text:p>
          </table:table-cell>
          <table:table-cell office:value-type="float" office:value="1.05314760100888" calcext:value-type="float">
            <text:p>1.05314760100888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306963.62" calcext:value-type="float">
            <text:p>306963.62</text:p>
          </table:table-cell>
          <table:table-cell office:value-type="float" office:value="41995307" calcext:value-type="float">
            <text:p>41995307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1995195" calcext:value-type="float">
            <text:p>41995195</text:p>
          </table:table-cell>
          <table:table-cell office:value-type="float" office:value="323278" calcext:value-type="float">
            <text:p>323278</text:p>
          </table:table-cell>
          <table:table-cell table:formula="of:=[.H27]/[.C27]" office:value-type="float" office:value="1.05314760100888" calcext:value-type="float">
            <text:p>1.05314760100888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OW Q21</text:p>
          </table:table-cell>
          <table:table-cell office:value-type="float" office:value="0.989600379833782" calcext:value-type="float">
            <text:p>0.989600379833782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97560.1" calcext:value-type="float">
            <text:p>197560.1</text:p>
          </table:table-cell>
          <table:table-cell office:value-type="float" office:value="817372" calcext:value-type="float">
            <text:p>817372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817369" calcext:value-type="float">
            <text:p>817369</text:p>
          </table:table-cell>
          <table:table-cell office:value-type="float" office:value="195505.55" calcext:value-type="float">
            <text:p>195505.55</text:p>
          </table:table-cell>
          <table:table-cell table:formula="of:=[.H28]/[.C28]" office:value-type="float" office:value="0.989600379833782" calcext:value-type="float">
            <text:p>0.989600379833782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OW Q21</text:p>
          </table:table-cell>
          <table:table-cell office:value-type="float" office:value="0.989600379833782" calcext:value-type="float">
            <text:p>0.9896003798337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qexecutin</text:p>
          </table:table-cell>
          <table:table-cell office:value-type="string" calcext:value-type="string">
            <text:p>qrows</text:p>
          </table:table-cell>
          <table:table-cell/>
          <table:table-cell office:value-type="string" calcext:value-type="string">
            <text:p>numberunifications</text:p>
          </table:table-cell>
          <table:table-cell office:value-type="string" calcext:value-type="string">
            <text:p>rrows</text:p>
          </table:table-cell>
          <table:table-cell office:value-type="string" calcext:value-type="string">
            <text:p>rexecution</text:p>
          </table:table-cell>
          <table:table-cell office:value-type="string" calcext:value-type="string">
            <text:p>Slowdow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989824778074611" calcext:value-type="float">
            <text:p>0.989824778074611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0.985439457672836" calcext:value-type="float">
            <text:p>0.985439457672836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1.01667722055083" calcext:value-type="float">
            <text:p>1.01667722055083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office:value-type="float" office:value="1.00019483384945" calcext:value-type="float">
            <text:p>1.00019483384945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/>
          <table:table-cell office:value-type="float" office:value="1.00038143568392" calcext:value-type="float">
            <text:p>1.00038143568392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/>
          <table:table-cell office:value-type="float" office:value="1.03053613262101" calcext:value-type="float">
            <text:p>1.03053613262101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0090501719248" calcext:value-type="float">
            <text:p>1.0090501719248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953164146745455" calcext:value-type="float">
            <text:p>0.95316414674545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949993470337933" calcext:value-type="float">
            <text:p>0.94999347033793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.00073958347187" calcext:value-type="float">
            <text:p>1.00073958347187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.01442137009437" calcext:value-type="float">
            <text:p>1.01442137009437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.01457644404815" calcext:value-type="float">
            <text:p>1.01457644404815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.00265828668823" calcext:value-type="float">
            <text:p>1.00265828668823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1.01122004750493" calcext:value-type="float">
            <text:p>1.01122004750493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number-columns-repeated="4"/>
          <table:table-cell office:value-type="float" office:value="1.01085051088053" calcext:value-type="float">
            <text:p>1.01085051088053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.01047791783473" calcext:value-type="float">
            <text:p>1.01047791783473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0.989026099833181" calcext:value-type="float">
            <text:p>0.989026099833181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0.996828070737152" calcext:value-type="float">
            <text:p>0.996828070737152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.02357242694141" calcext:value-type="float">
            <text:p>1.02357242694141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1.00911627145638" calcext:value-type="float">
            <text:p>1.00911627145638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1.04422864348076" calcext:value-type="float">
            <text:p>1.04422864348076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.00432696226348" calcext:value-type="float">
            <text:p>1.00432696226348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1.02501169356812" calcext:value-type="float">
            <text:p>1.02501169356812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1.05314760100888" calcext:value-type="float">
            <text:p>1.05314760100888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0.994564287019494" calcext:value-type="float">
            <text:p>0.99456428701949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0.987641381027849" calcext:value-type="float">
            <text:p>0.987641381027849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number-columns-repeated="8"/>
          <table:table-cell office:value-type="float" office:value="0.989600379833782" calcext:value-type="float">
            <text:p>0.989600379833782</text:p>
          </table:table-cell>
          <table:table-cell table:number-columns-repeated="15"/>
        </table:table-row>
      </table:table>
      <table:table table:name="orders-join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8"/>
          <table:table-cell office:value-type="string" calcext:value-type="string">
            <text:p>Slowdown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5106.836" calcext:value-type="float">
            <text:p>35106.836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69939.984" calcext:value-type="float">
            <text:p>69939.984</text:p>
          </table:table-cell>
          <table:table-cell table:formula="of:=[.H2]/[.C2]" office:value-type="float" office:value="1.99220413938755" calcext:value-type="float">
            <text:p>1.992204139387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.42021057712541" calcext:value-type="float">
            <text:p>1.42021057712541</text:p>
          </table:table-cell>
          <table:table-cell/>
          <table:table-cell table:formula="of:=&quot;OJ Q&quot; &amp; [.K2]" office:value-type="string" office:string-value="OJ Q3" calcext:value-type="string">
            <text:p>OJ Q3</text:p>
          </table:table-cell>
          <table:table-cell office:value-type="float" office:value="100" calcext:value-type="float">
            <text:p>100</text:p>
          </table:table-cell>
          <table:table-cell office:value-type="float" office:value="1.42021057712541" calcext:value-type="float">
            <text:p>1.42021057712541</text:p>
          </table:table-cell>
          <table:table-cell/>
          <table:table-cell office:value-type="string" calcext:value-type="string">
            <text:p>OJ Q3</text:p>
          </table:table-cell>
          <table:table-cell office:value-type="string" calcext:value-type="string">
            <text:p>OJ Q4</text:p>
          </table:table-cell>
          <table:table-cell office:value-type="string" calcext:value-type="string">
            <text:p>OJ Q5</text:p>
          </table:table-cell>
          <table:table-cell office:value-type="string" calcext:value-type="string">
            <text:p>OJ Q7</text:p>
          </table:table-cell>
          <table:table-cell office:value-type="string" calcext:value-type="string">
            <text:p>OJ Q10</text:p>
          </table:table-cell>
          <table:table-cell office:value-type="string" calcext:value-type="string">
            <text:p>OJ Q12</text:p>
          </table:table-cell>
          <table:table-cell office:value-type="string" calcext:value-type="string">
            <text:p>OJ Q13</text:p>
          </table:table-cell>
          <table:table-cell office:value-type="string" calcext:value-type="string">
            <text:p>OJ Q18</text:p>
          </table:table-cell>
          <table:table-cell office:value-type="string" calcext:value-type="string">
            <text:p>OJ Q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35106.836" calcext:value-type="float">
            <text:p>35106.836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499999" calcext:value-type="float">
            <text:p>10499999</text:p>
          </table:table-cell>
          <table:table-cell office:value-type="float" office:value="164068.8" calcext:value-type="float">
            <text:p>164068.8</text:p>
          </table:table-cell>
          <table:table-cell table:formula="of:=[.H3]/[.C3]" office:value-type="float" office:value="4.67341460221593" calcext:value-type="float">
            <text:p>4.673414602215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.99220413938755" calcext:value-type="float">
            <text:p>1.99220413938755</text:p>
          </table:table-cell>
          <table:table-cell/>
          <table:table-cell table:formula="of:=&quot;OJ Q&quot; &amp; [.K3]" office:value-type="string" office:string-value="OJ Q4" calcext:value-type="string">
            <text:p>OJ Q4</text:p>
          </table:table-cell>
          <table:table-cell office:value-type="float" office:value="100" calcext:value-type="float">
            <text:p>100</text:p>
          </table:table-cell>
          <table:table-cell office:value-type="float" office:value="1.99220413938755" calcext:value-type="float">
            <text:p>1.99220413938755</text:p>
          </table:table-cell>
          <table:table-cell/>
          <table:table-cell office:value-type="float" office:value="1.42021057712541" calcext:value-type="float">
            <text:p>1.42021057712541</text:p>
          </table:table-cell>
          <table:table-cell office:value-type="float" office:value="1.99220413938755" calcext:value-type="float">
            <text:p>1.99220413938755</text:p>
          </table:table-cell>
          <table:table-cell office:value-type="float" office:value="1.1659094957826" calcext:value-type="float">
            <text:p>1.1659094957826</text:p>
          </table:table-cell>
          <table:table-cell office:value-type="float" office:value="1.02193212704917" calcext:value-type="float">
            <text:p>1.02193212704917</text:p>
          </table:table-cell>
          <table:table-cell office:value-type="float" office:value="1.3836604506454" calcext:value-type="float">
            <text:p>1.3836604506454</text:p>
          </table:table-cell>
          <table:table-cell office:value-type="float" office:value="1.16973278005883" calcext:value-type="float">
            <text:p>1.16973278005883</text:p>
          </table:table-cell>
          <table:table-cell office:value-type="float" office:value="1.76358625078832" calcext:value-type="float">
            <text:p>1.76358625078832</text:p>
          </table:table-cell>
          <table:table-cell office:value-type="float" office:value="2.43293716695158" calcext:value-type="float">
            <text:p>2.43293716695158</text:p>
          </table:table-cell>
          <table:table-cell office:value-type="float" office:value="1.08540869335458" calcext:value-type="float">
            <text:p>1.08540869335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5106.836" calcext:value-type="float">
            <text:p>35106.836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0499997" calcext:value-type="float">
            <text:p>10499997</text:p>
          </table:table-cell>
          <table:table-cell office:value-type="float" office:value="352321.47" calcext:value-type="float">
            <text:p>352321.47</text:p>
          </table:table-cell>
          <table:table-cell table:formula="of:=[.H4]/[.C4]" office:value-type="float" office:value="10.0356941878784" calcext:value-type="float">
            <text:p>10.03569418787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1659094957826" calcext:value-type="float">
            <text:p>1.1659094957826</text:p>
          </table:table-cell>
          <table:table-cell/>
          <table:table-cell table:formula="of:=&quot;OJ Q&quot; &amp; [.K4]" office:value-type="string" office:string-value="OJ Q5" calcext:value-type="string">
            <text:p>OJ Q5</text:p>
          </table:table-cell>
          <table:table-cell office:value-type="float" office:value="100" calcext:value-type="float">
            <text:p>100</text:p>
          </table:table-cell>
          <table:table-cell office:value-type="float" office:value="1.1659094957826" calcext:value-type="float">
            <text:p>1.1659094957826</text:p>
          </table:table-cell>
          <table:table-cell/>
          <table:table-cell office:value-type="float" office:value="2.06470333230003" calcext:value-type="float">
            <text:p>2.06470333230003</text:p>
          </table:table-cell>
          <table:table-cell office:value-type="float" office:value="4.67341460221593" calcext:value-type="float">
            <text:p>4.67341460221593</text:p>
          </table:table-cell>
          <table:table-cell office:value-type="float" office:value="1.22170295998713" calcext:value-type="float">
            <text:p>1.22170295998713</text:p>
          </table:table-cell>
          <table:table-cell office:value-type="float" office:value="1.03952269099959" calcext:value-type="float">
            <text:p>1.03952269099959</text:p>
          </table:table-cell>
          <table:table-cell office:value-type="float" office:value="2.03229736891684" calcext:value-type="float">
            <text:p>2.03229736891684</text:p>
          </table:table-cell>
          <table:table-cell office:value-type="float" office:value="1.52854230603405" calcext:value-type="float">
            <text:p>1.52854230603405</text:p>
          </table:table-cell>
          <table:table-cell office:value-type="float" office:value="3.39063658396852" calcext:value-type="float">
            <text:p>3.39063658396852</text:p>
          </table:table-cell>
          <table:table-cell office:value-type="float" office:value="5.08682690150709" calcext:value-type="float">
            <text:p>5.08682690150709</text:p>
          </table:table-cell>
          <table:table-cell office:value-type="float" office:value="1.1823250241319" calcext:value-type="float">
            <text:p>1.18232502413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0217.57" calcext:value-type="float">
            <text:p>50217.57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88563.016" calcext:value-type="float">
            <text:p>88563.016</text:p>
          </table:table-cell>
          <table:table-cell table:formula="of:=[.H5]/[.C5]" office:value-type="float" office:value="1.76358625078832" calcext:value-type="float">
            <text:p>1.763586250788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.02193212704917" calcext:value-type="float">
            <text:p>1.02193212704917</text:p>
          </table:table-cell>
          <table:table-cell/>
          <table:table-cell table:formula="of:=&quot;OJ Q&quot; &amp; [.K5]" office:value-type="string" office:string-value="OJ Q7" calcext:value-type="string">
            <text:p>OJ Q7</text:p>
          </table:table-cell>
          <table:table-cell office:value-type="float" office:value="100" calcext:value-type="float">
            <text:p>100</text:p>
          </table:table-cell>
          <table:table-cell office:value-type="float" office:value="1.02193212704917" calcext:value-type="float">
            <text:p>1.02193212704917</text:p>
          </table:table-cell>
          <table:table-cell/>
          <table:table-cell office:value-type="float" office:value="3.24811386906142" calcext:value-type="float">
            <text:p>3.24811386906142</text:p>
          </table:table-cell>
          <table:table-cell office:value-type="float" office:value="10.0356941878784" calcext:value-type="float">
            <text:p>10.0356941878784</text:p>
          </table:table-cell>
          <table:table-cell office:value-type="float" office:value="1.32348531653011" calcext:value-type="float">
            <text:p>1.32348531653011</text:p>
          </table:table-cell>
          <table:table-cell office:value-type="float" office:value="1.05894074185146" calcext:value-type="float">
            <text:p>1.05894074185146</text:p>
          </table:table-cell>
          <table:table-cell office:value-type="float" office:value="3.61628320547381" calcext:value-type="float">
            <text:p>3.61628320547381</text:p>
          </table:table-cell>
          <table:table-cell office:value-type="float" office:value="2.1284487272079" calcext:value-type="float">
            <text:p>2.1284487272079</text:p>
          </table:table-cell>
          <table:table-cell office:value-type="float" office:value="7.87597727249646" calcext:value-type="float">
            <text:p>7.87597727249646</text:p>
          </table:table-cell>
          <table:table-cell office:value-type="float" office:value="11.4776418782135" calcext:value-type="float">
            <text:p>11.4776418782135</text:p>
          </table:table-cell>
          <table:table-cell office:value-type="float" office:value="1.35326920769933" calcext:value-type="float">
            <text:p>1.353269207699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50217.57" calcext:value-type="float">
            <text:p>50217.57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0499974" calcext:value-type="float">
            <text:p>10499974</text:p>
          </table:table-cell>
          <table:table-cell office:value-type="float" office:value="170269.53" calcext:value-type="float">
            <text:p>170269.53</text:p>
          </table:table-cell>
          <table:table-cell table:formula="of:=[.H6]/[.C6]" office:value-type="float" office:value="3.39063658396852" calcext:value-type="float">
            <text:p>3.390636583968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52471225100483" calcext:value-type="float">
            <text:p>0.52471225100483</text:p>
          </table:table-cell>
          <table:table-cell/>
          <table:table-cell table:formula="of:=&quot;OJ Q&quot; &amp; [.K7]" office:value-type="string" office:string-value="OJ Q10" calcext:value-type="string">
            <text:p>OJ Q10</text:p>
          </table:table-cell>
          <table:table-cell office:value-type="float" office:value="100" calcext:value-type="float">
            <text:p>100</text:p>
          </table:table-cell>
          <table:table-cell office:value-type="float" office:value="1.3836604506454" calcext:value-type="float">
            <text:p>1.383660450645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50217.57" calcext:value-type="float">
            <text:p>50217.57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10499962" calcext:value-type="float">
            <text:p>10499962</text:p>
          </table:table-cell>
          <table:table-cell office:value-type="float" office:value="395512.44" calcext:value-type="float">
            <text:p>395512.44</text:p>
          </table:table-cell>
          <table:table-cell table:formula="of:=[.H7]/[.C7]" office:value-type="float" office:value="7.87597727249646" calcext:value-type="float">
            <text:p>7.875977272496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3836604506454" calcext:value-type="float">
            <text:p>1.3836604506454</text:p>
          </table:table-cell>
          <table:table-cell/>
          <table:table-cell table:formula="of:=&quot;OJ Q&quot; &amp; [.K8]" office:value-type="string" office:string-value="OJ Q12" calcext:value-type="string">
            <text:p>OJ Q12</text:p>
          </table:table-cell>
          <table:table-cell office:value-type="float" office:value="100" calcext:value-type="float">
            <text:p>100</text:p>
          </table:table-cell>
          <table:table-cell office:value-type="float" office:value="1.16973278005883" calcext:value-type="float">
            <text:p>1.16973278005883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97560.1" calcext:value-type="float">
            <text:p>197560.1</text:p>
          </table:table-cell>
          <table:table-cell office:value-type="float" office:value="817372" calcext:value-type="float">
            <text:p>81737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7372" calcext:value-type="float">
            <text:p>817372</text:p>
          </table:table-cell>
          <table:table-cell office:value-type="float" office:value="214433.45" calcext:value-type="float">
            <text:p>214433.45</text:p>
          </table:table-cell>
          <table:table-cell table:formula="of:=[.H8]/[.C8]" office:value-type="float" office:value="1.08540869335458" calcext:value-type="float">
            <text:p>1.085408693354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.16973278005883" calcext:value-type="float">
            <text:p>1.16973278005883</text:p>
          </table:table-cell>
          <table:table-cell/>
          <table:table-cell table:formula="of:=&quot;OJ Q&quot; &amp; [.K9]" office:value-type="string" office:string-value="OJ Q13" calcext:value-type="string">
            <text:p>OJ Q13</text:p>
          </table:table-cell>
          <table:table-cell office:value-type="float" office:value="100" calcext:value-type="float">
            <text:p>100</text:p>
          </table:table-cell>
          <table:table-cell office:value-type="float" office:value="1.76358625078832" calcext:value-type="float">
            <text:p>1.7635862507883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197560.1" calcext:value-type="float">
            <text:p>197560.1</text:p>
          </table:table-cell>
          <table:table-cell office:value-type="float" office:value="817372" calcext:value-type="float">
            <text:p>81737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817372" calcext:value-type="float">
            <text:p>817372</text:p>
          </table:table-cell>
          <table:table-cell office:value-type="float" office:value="233580.25" calcext:value-type="float">
            <text:p>233580.25</text:p>
          </table:table-cell>
          <table:table-cell table:formula="of:=[.H9]/[.C9]" office:value-type="float" office:value="1.1823250241319" calcext:value-type="float">
            <text:p>1.18232502413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.76358625078832" calcext:value-type="float">
            <text:p>1.76358625078832</text:p>
          </table:table-cell>
          <table:table-cell/>
          <table:table-cell table:formula="of:=&quot;OJ Q&quot; &amp; [.K10]" office:value-type="string" office:string-value="OJ Q18" calcext:value-type="string">
            <text:p>OJ Q18</text:p>
          </table:table-cell>
          <table:table-cell office:value-type="float" office:value="100" calcext:value-type="float">
            <text:p>100</text:p>
          </table:table-cell>
          <table:table-cell office:value-type="float" office:value="2.43293716695158" calcext:value-type="float">
            <text:p>2.4329371669515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97560.1" calcext:value-type="float">
            <text:p>197560.1</text:p>
          </table:table-cell>
          <table:table-cell office:value-type="float" office:value="817372" calcext:value-type="float">
            <text:p>817372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17372" calcext:value-type="float">
            <text:p>817372</text:p>
          </table:table-cell>
          <table:table-cell office:value-type="float" office:value="267352" calcext:value-type="float">
            <text:p>267352</text:p>
          </table:table-cell>
          <table:table-cell table:formula="of:=[.H10]/[.C10]" office:value-type="float" office:value="1.35326920769933" calcext:value-type="float">
            <text:p>1.353269207699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.43293716695158" calcext:value-type="float">
            <text:p>2.43293716695158</text:p>
          </table:table-cell>
          <table:table-cell/>
          <table:table-cell table:formula="of:=&quot;OJ Q&quot; &amp; [.K11]" office:value-type="string" office:string-value="OJ Q21" calcext:value-type="string">
            <text:p>OJ Q21</text:p>
          </table:table-cell>
          <table:table-cell office:value-type="float" office:value="100" calcext:value-type="float">
            <text:p>100</text:p>
          </table:table-cell>
          <table:table-cell office:value-type="float" office:value="1.08540869335458" calcext:value-type="float">
            <text:p>1.0854086933545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97002.78" calcext:value-type="float">
            <text:p>197002.78</text:p>
          </table:table-cell>
          <table:table-cell office:value-type="float" office:value="67503" calcext:value-type="float">
            <text:p>6750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7503" calcext:value-type="float">
            <text:p>67503</text:p>
          </table:table-cell>
          <table:table-cell office:value-type="float" office:value="201323.47" calcext:value-type="float">
            <text:p>201323.47</text:p>
          </table:table-cell>
          <table:table-cell table:formula="of:=[.H11]/[.C11]" office:value-type="float" office:value="1.02193212704917" calcext:value-type="float">
            <text:p>1.0219321270491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.08540869335458" calcext:value-type="float">
            <text:p>1.08540869335458</text:p>
          </table:table-cell>
          <table:table-cell/>
          <table:table-cell table:formula="of:=&quot;OJ Q&quot; &amp; [.K12]" office:value-type="string" office:string-value="OJ Q3" calcext:value-type="string">
            <text:p>OJ Q3</text:p>
          </table:table-cell>
          <table:table-cell office:value-type="float" office:value="250" calcext:value-type="float">
            <text:p>250</text:p>
          </table:table-cell>
          <table:table-cell office:value-type="float" office:value="2.06470333230003" calcext:value-type="float">
            <text:p>2.0647033323000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97002.78" calcext:value-type="float">
            <text:p>197002.78</text:p>
          </table:table-cell>
          <table:table-cell office:value-type="float" office:value="67503" calcext:value-type="float">
            <text:p>6750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7503" calcext:value-type="float">
            <text:p>67503</text:p>
          </table:table-cell>
          <table:table-cell office:value-type="float" office:value="204788.86" calcext:value-type="float">
            <text:p>204788.86</text:p>
          </table:table-cell>
          <table:table-cell table:formula="of:=[.H12]/[.C12]" office:value-type="float" office:value="1.03952269099959" calcext:value-type="float">
            <text:p>1.039522690999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.06470333230003" calcext:value-type="float">
            <text:p>2.06470333230003</text:p>
          </table:table-cell>
          <table:table-cell/>
          <table:table-cell table:formula="of:=&quot;OJ Q&quot; &amp; [.K13]" office:value-type="string" office:string-value="OJ Q4" calcext:value-type="string">
            <text:p>OJ Q4</text:p>
          </table:table-cell>
          <table:table-cell office:value-type="float" office:value="250" calcext:value-type="float">
            <text:p>250</text:p>
          </table:table-cell>
          <table:table-cell office:value-type="float" office:value="4.67341460221593" calcext:value-type="float">
            <text:p>4.6734146022159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97002.78" calcext:value-type="float">
            <text:p>197002.78</text:p>
          </table:table-cell>
          <table:table-cell office:value-type="float" office:value="67503" calcext:value-type="float">
            <text:p>67503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67503" calcext:value-type="float">
            <text:p>67503</text:p>
          </table:table-cell>
          <table:table-cell office:value-type="float" office:value="208614.27" calcext:value-type="float">
            <text:p>208614.27</text:p>
          </table:table-cell>
          <table:table-cell table:formula="of:=[.H13]/[.C13]" office:value-type="float" office:value="1.05894074185146" calcext:value-type="float">
            <text:p>1.058940741851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4.67341460221593" calcext:value-type="float">
            <text:p>4.67341460221593</text:p>
          </table:table-cell>
          <table:table-cell/>
          <table:table-cell table:formula="of:=&quot;OJ Q&quot; &amp; [.K14]" office:value-type="string" office:string-value="OJ Q5" calcext:value-type="string">
            <text:p>OJ Q5</text:p>
          </table:table-cell>
          <table:table-cell office:value-type="float" office:value="250" calcext:value-type="float">
            <text:p>250</text:p>
          </table:table-cell>
          <table:table-cell office:value-type="float" office:value="1.22170295998713" calcext:value-type="float">
            <text:p>1.2217029599871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27176.4" calcext:value-type="float">
            <text:p>227176.4</text:p>
          </table:table-cell>
          <table:table-cell office:value-type="float" office:value="10363045" calcext:value-type="float">
            <text:p>1036304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363045" calcext:value-type="float">
            <text:p>10363045</text:p>
          </table:table-cell>
          <table:table-cell office:value-type="float" office:value="314335" calcext:value-type="float">
            <text:p>314335</text:p>
          </table:table-cell>
          <table:table-cell table:formula="of:=[.H14]/[.C14]" office:value-type="float" office:value="1.3836604506454" calcext:value-type="float">
            <text:p>1.38366045064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.22170295998713" calcext:value-type="float">
            <text:p>1.22170295998713</text:p>
          </table:table-cell>
          <table:table-cell/>
          <table:table-cell table:formula="of:=&quot;OJ Q&quot; &amp; [.K15]" office:value-type="string" office:string-value="OJ Q7" calcext:value-type="string">
            <text:p>OJ Q7</text:p>
          </table:table-cell>
          <table:table-cell office:value-type="float" office:value="250" calcext:value-type="float">
            <text:p>250</text:p>
          </table:table-cell>
          <table:table-cell office:value-type="float" office:value="1.03952269099959" calcext:value-type="float">
            <text:p>1.0395226909995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27176.4" calcext:value-type="float">
            <text:p>227176.4</text:p>
          </table:table-cell>
          <table:table-cell office:value-type="float" office:value="10363045" calcext:value-type="float">
            <text:p>1036304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0363028" calcext:value-type="float">
            <text:p>10363028</text:p>
          </table:table-cell>
          <table:table-cell office:value-type="float" office:value="461690" calcext:value-type="float">
            <text:p>461690</text:p>
          </table:table-cell>
          <table:table-cell table:formula="of:=[.H15]/[.C15]" office:value-type="float" office:value="2.03229736891684" calcext:value-type="float">
            <text:p>2.032297368916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.03952269099959" calcext:value-type="float">
            <text:p>1.03952269099959</text:p>
          </table:table-cell>
          <table:table-cell/>
          <table:table-cell table:formula="of:=&quot;OJ Q&quot; &amp; [.K16]" office:value-type="string" office:string-value="OJ Q10" calcext:value-type="string">
            <text:p>OJ Q10</text:p>
          </table:table-cell>
          <table:table-cell office:value-type="float" office:value="250" calcext:value-type="float">
            <text:p>250</text:p>
          </table:table-cell>
          <table:table-cell office:value-type="float" office:value="2.03229736891684" calcext:value-type="float">
            <text:p>2.0322973689168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27176.4" calcext:value-type="float">
            <text:p>227176.4</text:p>
          </table:table-cell>
          <table:table-cell office:value-type="float" office:value="10363045" calcext:value-type="float">
            <text:p>10363045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office:value-type="float" office:value="10363018" calcext:value-type="float">
            <text:p>10363018</text:p>
          </table:table-cell>
          <table:table-cell office:value-type="float" office:value="821534.2" calcext:value-type="float">
            <text:p>821534.2</text:p>
          </table:table-cell>
          <table:table-cell table:formula="of:=[.H16]/[.C16]" office:value-type="float" office:value="3.61628320547381" calcext:value-type="float">
            <text:p>3.616283205473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.03229736891684" calcext:value-type="float">
            <text:p>2.03229736891684</text:p>
          </table:table-cell>
          <table:table-cell/>
          <table:table-cell table:formula="of:=&quot;OJ Q&quot; &amp; [.K17]" office:value-type="string" office:string-value="OJ Q12" calcext:value-type="string">
            <text:p>OJ Q12</text:p>
          </table:table-cell>
          <table:table-cell office:value-type="float" office:value="250" calcext:value-type="float">
            <text:p>250</text:p>
          </table:table-cell>
          <table:table-cell office:value-type="float" office:value="1.52854230603405" calcext:value-type="float">
            <text:p>1.5285423060340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32171.28" calcext:value-type="float">
            <text:p>232171.28</text:p>
          </table:table-cell>
          <table:table-cell office:value-type="float" office:value="336919" calcext:value-type="float">
            <text:p>3369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6919" calcext:value-type="float">
            <text:p>336919</text:p>
          </table:table-cell>
          <table:table-cell office:value-type="float" office:value="270690.7" calcext:value-type="float">
            <text:p>270690.7</text:p>
          </table:table-cell>
          <table:table-cell table:formula="of:=[.H17]/[.C17]" office:value-type="float" office:value="1.1659094957826" calcext:value-type="float">
            <text:p>1.16590949578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.52854230603405" calcext:value-type="float">
            <text:p>1.52854230603405</text:p>
          </table:table-cell>
          <table:table-cell/>
          <table:table-cell table:formula="of:=&quot;OJ Q&quot; &amp; [.K18]" office:value-type="string" office:string-value="OJ Q13" calcext:value-type="string">
            <text:p>OJ Q13</text:p>
          </table:table-cell>
          <table:table-cell office:value-type="float" office:value="250" calcext:value-type="float">
            <text:p>250</text:p>
          </table:table-cell>
          <table:table-cell office:value-type="float" office:value="3.39063658396852" calcext:value-type="float">
            <text:p>3.3906365839685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32171.28" calcext:value-type="float">
            <text:p>232171.28</text:p>
          </table:table-cell>
          <table:table-cell office:value-type="float" office:value="336919" calcext:value-type="float">
            <text:p>336919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36919" calcext:value-type="float">
            <text:p>336919</text:p>
          </table:table-cell>
          <table:table-cell office:value-type="float" office:value="283644.34" calcext:value-type="float">
            <text:p>283644.34</text:p>
          </table:table-cell>
          <table:table-cell table:formula="of:=[.H18]/[.C18]" office:value-type="float" office:value="1.22170295998713" calcext:value-type="float">
            <text:p>1.221702959987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3.39063658396852" calcext:value-type="float">
            <text:p>3.39063658396852</text:p>
          </table:table-cell>
          <table:table-cell/>
          <table:table-cell table:formula="of:=&quot;OJ Q&quot; &amp; [.K19]" office:value-type="string" office:string-value="OJ Q18" calcext:value-type="string">
            <text:p>OJ Q18</text:p>
          </table:table-cell>
          <table:table-cell office:value-type="float" office:value="250" calcext:value-type="float">
            <text:p>250</text:p>
          </table:table-cell>
          <table:table-cell office:value-type="float" office:value="5.08682690150709" calcext:value-type="float">
            <text:p>5.0868269015070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32171.28" calcext:value-type="float">
            <text:p>232171.28</text:p>
          </table:table-cell>
          <table:table-cell office:value-type="float" office:value="336919" calcext:value-type="float">
            <text:p>336919</text:p>
          </table:table-cell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336919" calcext:value-type="float">
            <text:p>336919</text:p>
          </table:table-cell>
          <table:table-cell office:value-type="float" office:value="307275.28" calcext:value-type="float">
            <text:p>307275.28</text:p>
          </table:table-cell>
          <table:table-cell table:formula="of:=[.H19]/[.C19]" office:value-type="float" office:value="1.32348531653011" calcext:value-type="float">
            <text:p>1.323485316530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5.08682690150709" calcext:value-type="float">
            <text:p>5.08682690150709</text:p>
          </table:table-cell>
          <table:table-cell/>
          <table:table-cell table:formula="of:=&quot;OJ Q&quot; &amp; [.K20]" office:value-type="string" office:string-value="OJ Q21" calcext:value-type="string">
            <text:p>OJ Q21</text:p>
          </table:table-cell>
          <table:table-cell office:value-type="float" office:value="250" calcext:value-type="float">
            <text:p>250</text:p>
          </table:table-cell>
          <table:table-cell office:value-type="float" office:value="1.1823250241319" calcext:value-type="float">
            <text:p>1.1823250241319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67168.62" calcext:value-type="float">
            <text:p>267168.62</text:p>
          </table:table-cell>
          <table:table-cell office:value-type="float" office:value="8399634" calcext:value-type="float">
            <text:p>839963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399634" calcext:value-type="float">
            <text:p>8399634</text:p>
          </table:table-cell>
          <table:table-cell office:value-type="float" office:value="379435.7" calcext:value-type="float">
            <text:p>379435.7</text:p>
          </table:table-cell>
          <table:table-cell table:formula="of:=[.H20]/[.C20]" office:value-type="float" office:value="1.42021057712541" calcext:value-type="float">
            <text:p>1.420210577125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1.1823250241319" calcext:value-type="float">
            <text:p>1.1823250241319</text:p>
          </table:table-cell>
          <table:table-cell/>
          <table:table-cell table:formula="of:=&quot;OJ Q&quot; &amp; [.K21]" office:value-type="string" office:string-value="OJ Q3" calcext:value-type="string">
            <text:p>OJ Q3</text:p>
          </table:table-cell>
          <table:table-cell office:value-type="float" office:value="500" calcext:value-type="float">
            <text:p>500</text:p>
          </table:table-cell>
          <table:table-cell office:value-type="float" office:value="3.24811386906142" calcext:value-type="float">
            <text:p>3.2481138690614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67168.62" calcext:value-type="float">
            <text:p>267168.62</text:p>
          </table:table-cell>
          <table:table-cell office:value-type="float" office:value="8399634" calcext:value-type="float">
            <text:p>8399634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399634" calcext:value-type="float">
            <text:p>8399634</text:p>
          </table:table-cell>
          <table:table-cell office:value-type="float" office:value="551623.94" calcext:value-type="float">
            <text:p>551623.94</text:p>
          </table:table-cell>
          <table:table-cell table:formula="of:=[.H21]/[.C21]" office:value-type="float" office:value="2.06470333230003" calcext:value-type="float">
            <text:p>2.064703332300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24811386906142" calcext:value-type="float">
            <text:p>3.24811386906142</text:p>
          </table:table-cell>
          <table:table-cell/>
          <table:table-cell table:formula="of:=&quot;OJ Q&quot; &amp; [.K22]" office:value-type="string" office:string-value="OJ Q4" calcext:value-type="string">
            <text:p>OJ Q4</text:p>
          </table:table-cell>
          <table:table-cell office:value-type="float" office:value="500" calcext:value-type="float">
            <text:p>500</text:p>
          </table:table-cell>
          <table:table-cell office:value-type="float" office:value="10.0356941878784" calcext:value-type="float">
            <text:p>10.035694187878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67168.62" calcext:value-type="float">
            <text:p>267168.62</text:p>
          </table:table-cell>
          <table:table-cell office:value-type="float" office:value="8399634" calcext:value-type="float">
            <text:p>8399634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8399621" calcext:value-type="float">
            <text:p>8399621</text:p>
          </table:table-cell>
          <table:table-cell office:value-type="float" office:value="867794.1" calcext:value-type="float">
            <text:p>867794.1</text:p>
          </table:table-cell>
          <table:table-cell table:formula="of:=[.H22]/[.C22]" office:value-type="float" office:value="3.24811386906142" calcext:value-type="float">
            <text:p>3.248113869061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.0356941878784" calcext:value-type="float">
            <text:p>10.0356941878784</text:p>
          </table:table-cell>
          <table:table-cell/>
          <table:table-cell table:formula="of:=&quot;OJ Q&quot; &amp; [.K23]" office:value-type="string" office:string-value="OJ Q5" calcext:value-type="string">
            <text:p>OJ Q5</text:p>
          </table:table-cell>
          <table:table-cell office:value-type="float" office:value="500" calcext:value-type="float">
            <text:p>500</text:p>
          </table:table-cell>
          <table:table-cell office:value-type="float" office:value="1.32348531653011" calcext:value-type="float">
            <text:p>1.323485316530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74848.5" calcext:value-type="float">
            <text:p>274848.5</text:p>
          </table:table-cell>
          <table:table-cell office:value-type="float" office:value="5998867" calcext:value-type="float">
            <text:p>59988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998867" calcext:value-type="float">
            <text:p>5998867</text:p>
          </table:table-cell>
          <table:table-cell office:value-type="float" office:value="321499.3" calcext:value-type="float">
            <text:p>321499.3</text:p>
          </table:table-cell>
          <table:table-cell table:formula="of:=[.H23]/[.C23]" office:value-type="float" office:value="1.16973278005883" calcext:value-type="float">
            <text:p>1.169732780058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.32348531653011" calcext:value-type="float">
            <text:p>1.32348531653011</text:p>
          </table:table-cell>
          <table:table-cell/>
          <table:table-cell table:formula="of:=&quot;OJ Q&quot; &amp; [.K24]" office:value-type="string" office:string-value="OJ Q7" calcext:value-type="string">
            <text:p>OJ Q7</text:p>
          </table:table-cell>
          <table:table-cell office:value-type="float" office:value="500" calcext:value-type="float">
            <text:p>500</text:p>
          </table:table-cell>
          <table:table-cell office:value-type="float" office:value="1.05894074185146" calcext:value-type="float">
            <text:p>1.05894074185146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274848.5" calcext:value-type="float">
            <text:p>274848.5</text:p>
          </table:table-cell>
          <table:table-cell office:value-type="float" office:value="5998867" calcext:value-type="float">
            <text:p>599886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998867" calcext:value-type="float">
            <text:p>5998867</text:p>
          </table:table-cell>
          <table:table-cell office:value-type="float" office:value="420117.56" calcext:value-type="float">
            <text:p>420117.56</text:p>
          </table:table-cell>
          <table:table-cell table:formula="of:=[.H24]/[.C24]" office:value-type="float" office:value="1.52854230603405" calcext:value-type="float">
            <text:p>1.528542306034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.05894074185146" calcext:value-type="float">
            <text:p>1.05894074185146</text:p>
          </table:table-cell>
          <table:table-cell/>
          <table:table-cell table:formula="of:=&quot;OJ Q&quot; &amp; [.K25]" office:value-type="string" office:string-value="OJ Q10" calcext:value-type="string">
            <text:p>OJ Q10</text:p>
          </table:table-cell>
          <table:table-cell office:value-type="float" office:value="500" calcext:value-type="float">
            <text:p>500</text:p>
          </table:table-cell>
          <table:table-cell office:value-type="float" office:value="3.61628320547381" calcext:value-type="float">
            <text:p>3.6162832054738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274848.5" calcext:value-type="float">
            <text:p>274848.5</text:p>
          </table:table-cell>
          <table:table-cell office:value-type="float" office:value="5998867" calcext:value-type="float">
            <text:p>5998867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5998867" calcext:value-type="float">
            <text:p>5998867</text:p>
          </table:table-cell>
          <table:table-cell office:value-type="float" office:value="585000.94" calcext:value-type="float">
            <text:p>585000.94</text:p>
          </table:table-cell>
          <table:table-cell table:formula="of:=[.H25]/[.C25]" office:value-type="float" office:value="2.1284487272079" calcext:value-type="float">
            <text:p>2.12844872720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61628320547381" calcext:value-type="float">
            <text:p>3.61628320547381</text:p>
          </table:table-cell>
          <table:table-cell/>
          <table:table-cell table:formula="of:=&quot;OJ Q&quot; &amp; [.K26]" office:value-type="string" office:string-value="OJ Q12" calcext:value-type="string">
            <text:p>OJ Q12</text:p>
          </table:table-cell>
          <table:table-cell office:value-type="float" office:value="500" calcext:value-type="float">
            <text:p>500</text:p>
          </table:table-cell>
          <table:table-cell office:value-type="float" office:value="2.1284487272079" calcext:value-type="float">
            <text:p>2.128448727207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306963.62" calcext:value-type="float">
            <text:p>306963.62</text:p>
          </table:table-cell>
          <table:table-cell office:value-type="float" office:value="41995307" calcext:value-type="float">
            <text:p>4199530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1995307" calcext:value-type="float">
            <text:p>41995307</text:p>
          </table:table-cell>
          <table:table-cell office:value-type="float" office:value="746823.2" calcext:value-type="float">
            <text:p>746823.2</text:p>
          </table:table-cell>
          <table:table-cell table:formula="of:=[.H26]/[.C26]" office:value-type="float" office:value="2.43293716695158" calcext:value-type="float">
            <text:p>2.43293716695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2.1284487272079" calcext:value-type="float">
            <text:p>2.1284487272079</text:p>
          </table:table-cell>
          <table:table-cell/>
          <table:table-cell table:formula="of:=&quot;OJ Q&quot; &amp; [.K27]" office:value-type="string" office:string-value="OJ Q13" calcext:value-type="string">
            <text:p>OJ Q13</text:p>
          </table:table-cell>
          <table:table-cell office:value-type="float" office:value="500" calcext:value-type="float">
            <text:p>500</text:p>
          </table:table-cell>
          <table:table-cell office:value-type="float" office:value="7.87597727249646" calcext:value-type="float">
            <text:p>7.8759772724964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306963.62" calcext:value-type="float">
            <text:p>306963.62</text:p>
          </table:table-cell>
          <table:table-cell office:value-type="float" office:value="41995307" calcext:value-type="float">
            <text:p>41995307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41995221" calcext:value-type="float">
            <text:p>41995221</text:p>
          </table:table-cell>
          <table:table-cell office:value-type="float" office:value="1561470.8" calcext:value-type="float">
            <text:p>1561470.8</text:p>
          </table:table-cell>
          <table:table-cell table:formula="of:=[.H27]/[.C27]" office:value-type="float" office:value="5.08682690150709" calcext:value-type="float">
            <text:p>5.086826901507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7.87597727249646" calcext:value-type="float">
            <text:p>7.87597727249646</text:p>
          </table:table-cell>
          <table:table-cell/>
          <table:table-cell table:formula="of:=&quot;OJ Q&quot; &amp; [.K28]" office:value-type="string" office:string-value="OJ Q18" calcext:value-type="string">
            <text:p>OJ Q18</text:p>
          </table:table-cell>
          <table:table-cell office:value-type="float" office:value="500" calcext:value-type="float">
            <text:p>500</text:p>
          </table:table-cell>
          <table:table-cell office:value-type="float" office:value="11.4776418782135" calcext:value-type="float">
            <text:p>11.477641878213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306963.62" calcext:value-type="float">
            <text:p>306963.62</text:p>
          </table:table-cell>
          <table:table-cell office:value-type="float" office:value="41995307" calcext:value-type="float">
            <text:p>41995307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41995186" calcext:value-type="float">
            <text:p>41995186</text:p>
          </table:table-cell>
          <table:table-cell office:value-type="float" office:value="3523218.5" calcext:value-type="float">
            <text:p>3523218.5</text:p>
          </table:table-cell>
          <table:table-cell table:formula="of:=[.H28]/[.C28]" office:value-type="float" office:value="11.4776418782135" calcext:value-type="float">
            <text:p>11.47764187821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1.4776418782135" calcext:value-type="float">
            <text:p>11.4776418782135</text:p>
          </table:table-cell>
          <table:table-cell/>
          <table:table-cell table:formula="of:=&quot;OJ Q&quot; &amp; [.K29]" office:value-type="string" office:string-value="OJ Q21" calcext:value-type="string">
            <text:p>OJ Q21</text:p>
          </table:table-cell>
          <table:table-cell office:value-type="float" office:value="500" calcext:value-type="float">
            <text:p>500</text:p>
          </table:table-cell>
          <table:table-cell office:value-type="float" office:value="1.35326920769933" calcext:value-type="float">
            <text:p>1.3532692076993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57664.5" calcext:value-type="float">
            <text:p>457664.5</text:p>
          </table:table-cell>
          <table:table-cell office:value-type="float" office:value="56430" calcext:value-type="float">
            <text:p>564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6430" calcext:value-type="float">
            <text:p>56430</text:p>
          </table:table-cell>
          <table:table-cell office:value-type="float" office:value="240142.17" calcext:value-type="float">
            <text:p>240142.17</text:p>
          </table:table-cell>
          <table:table-cell table:formula="of:=[.H29]/[.C29]" office:value-type="float" office:value="0.52471225100483" calcext:value-type="float">
            <text:p>0.5247122510048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35326920769933" calcext:value-type="float">
            <text:p>1.35326920769933</text:p>
          </table:table-cell>
          <table:table-cell table:number-columns-repeated="14"/>
        </table:table-row>
      </table:table>
      <table:table table:name="query10total10" table:style-name="ta4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3045" calcext:value-type="float">
            <text:p>10363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231422.66" calcext:value-type="float">
            <text:p>231422.66</text:p>
          </table:table-cell>
          <table:table-cell office:value-type="float" office:value="226809.1" calcext:value-type="float">
            <text:p>226809.1</text:p>
          </table:table-cell>
          <table:table-cell office:value-type="float" office:value="228174.02" calcext:value-type="float">
            <text:p>228174.02</text:p>
          </table:table-cell>
          <table:table-cell office:value-type="float" office:value="228600.72" calcext:value-type="float">
            <text:p>228600.72</text:p>
          </table:table-cell>
          <table:table-cell office:value-type="float" office:value="224413.47" calcext:value-type="float">
            <text:p>224413.47</text:p>
          </table:table-cell>
          <table:table-cell table:formula="of:=AVERAGE([.B5:.F5])" office:value-type="float" office:value="227883.994" calcext:value-type="float">
            <text:p>227883.9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AVERAGE([.B9: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10363045 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61003.02" calcext:value-type="float">
            <text:p>261003.02</text:p>
          </table:table-cell>
          <table:table-cell office:value-type="float" office:value="251648.4" calcext:value-type="float">
            <text:p>251648.4</text:p>
          </table:table-cell>
          <table:table-cell office:value-type="float" office:value="251204.84" calcext:value-type="float">
            <text:p>251204.84</text:p>
          </table:table-cell>
          <table:table-cell office:value-type="float" office:value="251541.16" calcext:value-type="float">
            <text:p>251541.16</text:p>
          </table:table-cell>
          <table:table-cell office:value-type="float" office:value="255473.84" calcext:value-type="float">
            <text:p>255473.84</text:p>
          </table:table-cell>
          <table:table-cell table:formula="of:=AVERAGE([.B12:.F12])" office:value-type="float" office:value="254174.252" calcext:value-type="float">
            <text:p>254174.2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AVERAGE([.B16:.F1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3045" calcext:value-type="float">
            <text:p>1036304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229770.08" calcext:value-type="float">
            <text:p>229770.08</text:p>
          </table:table-cell>
          <table:table-cell office:value-type="float" office:value="234590.83" calcext:value-type="float">
            <text:p>234590.83</text:p>
          </table:table-cell>
          <table:table-cell office:value-type="float" office:value="234439.7" calcext:value-type="float">
            <text:p>234439.7</text:p>
          </table:table-cell>
          <table:table-cell office:value-type="float" office:value="224800.5" calcext:value-type="float">
            <text:p>224800.5</text:p>
          </table:table-cell>
          <table:table-cell office:value-type="float" office:value="227486.83" calcext:value-type="float">
            <text:p>227486.83</text:p>
          </table:table-cell>
          <table:table-cell table:formula="of:=AVERAGE([.B19:.F19])" office:value-type="float" office:value="230217.588" calcext:value-type="float">
            <text:p>230217.588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0total50" table:style-name="ta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3045" calcext:value-type="float">
            <text:p>10363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231422.66" calcext:value-type="float">
            <text:p>231422.66</text:p>
          </table:table-cell>
          <table:table-cell office:value-type="float" office:value="226809.1" calcext:value-type="float">
            <text:p>226809.1</text:p>
          </table:table-cell>
          <table:table-cell office:value-type="float" office:value="228174.02" calcext:value-type="float">
            <text:p>228174.02</text:p>
          </table:table-cell>
          <table:table-cell office:value-type="float" office:value="228600.72" calcext:value-type="float">
            <text:p>228600.72</text:p>
          </table:table-cell>
          <table:table-cell office:value-type="float" office:value="224413.47" calcext:value-type="float">
            <text:p>224413.47</text:p>
          </table:table-cell>
          <table:table-cell table:formula="of:=AVERAGE([.B5:.F5])" office:value-type="float" office:value="227883.994" calcext:value-type="float">
            <text:p>227883.9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AVERAGE([.B9:.F9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3045" calcext:value-type="float">
            <text:p>10363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93202.47" calcext:value-type="float">
            <text:p>293202.47</text:p>
          </table:table-cell>
          <table:table-cell office:value-type="float" office:value="297479.44" calcext:value-type="float">
            <text:p>297479.44</text:p>
          </table:table-cell>
          <table:table-cell office:value-type="float" office:value="291832.66" calcext:value-type="float">
            <text:p>291832.66</text:p>
          </table:table-cell>
          <table:table-cell office:value-type="float" office:value="293149.66" calcext:value-type="float">
            <text:p>293149.66</text:p>
          </table:table-cell>
          <table:table-cell office:value-type="float" office:value="290066.88" calcext:value-type="float">
            <text:p>290066.88</text:p>
          </table:table-cell>
          <table:table-cell table:formula="of:=AVERAGE([.B12:.F12])" office:value-type="float" office:value="293146.222" calcext:value-type="float">
            <text:p>293146.22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AVERAGE([.B16:.F1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3032" calcext:value-type="float">
            <text:p>103630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225945.14" calcext:value-type="float">
            <text:p>225945.14</text:p>
          </table:table-cell>
          <table:table-cell office:value-type="float" office:value="224524.98" calcext:value-type="float">
            <text:p>224524.98</text:p>
          </table:table-cell>
          <table:table-cell office:value-type="float" office:value="231090.75" calcext:value-type="float">
            <text:p>231090.75</text:p>
          </table:table-cell>
          <table:table-cell office:value-type="float" office:value="228167.98" calcext:value-type="float">
            <text:p>228167.98</text:p>
          </table:table-cell>
          <table:table-cell office:value-type="float" office:value="228618.14" calcext:value-type="float">
            <text:p>228618.14</text:p>
          </table:table-cell>
          <table:table-cell table:formula="of:=AVERAGE([.B19:.F19])" office:value-type="float" office:value="227669.398" calcext:value-type="float">
            <text:p>227669.398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0total100" table:style-name="ta6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3045" calcext:value-type="float">
            <text:p>10363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231422.66" calcext:value-type="float">
            <text:p>231422.66</text:p>
          </table:table-cell>
          <table:table-cell office:value-type="float" office:value="226809.1" calcext:value-type="float">
            <text:p>226809.1</text:p>
          </table:table-cell>
          <table:table-cell office:value-type="float" office:value="228174.02" calcext:value-type="float">
            <text:p>228174.02</text:p>
          </table:table-cell>
          <table:table-cell office:value-type="float" office:value="228600.72" calcext:value-type="float">
            <text:p>228600.72</text:p>
          </table:table-cell>
          <table:table-cell office:value-type="float" office:value="224413.47" calcext:value-type="float">
            <text:p>224413.47</text:p>
          </table:table-cell>
          <table:table-cell table:formula="of:=AVERAGE([.B5:.F5])" office:value-type="float" office:value="227883.994" calcext:value-type="float">
            <text:p>227883.9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AVERAGE([.B9:.F9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2999" calcext:value-type="float">
            <text:p>10362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65356.5" calcext:value-type="float">
            <text:p>365356.5</text:p>
          </table:table-cell>
          <table:table-cell office:value-type="float" office:value="366314.72" calcext:value-type="float">
            <text:p>366314.72</text:p>
          </table:table-cell>
          <table:table-cell office:value-type="float" office:value="366052.8" calcext:value-type="float">
            <text:p>366052.8</text:p>
          </table:table-cell>
          <table:table-cell office:value-type="float" office:value="366343.62" calcext:value-type="float">
            <text:p>366343.62</text:p>
          </table:table-cell>
          <table:table-cell office:value-type="float" office:value="361422.34" calcext:value-type="float">
            <text:p>361422.34</text:p>
          </table:table-cell>
          <table:table-cell table:formula="of:=AVERAGE([.B12:.F12])" office:value-type="float" office:value="365097.996" calcext:value-type="float">
            <text:p>365097.99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AVERAGE([.B16:.F1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3015" calcext:value-type="float">
            <text:p>103630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228858.84" calcext:value-type="float">
            <text:p>228858.84</text:p>
          </table:table-cell>
          <table:table-cell office:value-type="float" office:value="231727.62" calcext:value-type="float">
            <text:p>231727.62</text:p>
          </table:table-cell>
          <table:table-cell office:value-type="float" office:value="224746.75" calcext:value-type="float">
            <text:p>224746.75</text:p>
          </table:table-cell>
          <table:table-cell office:value-type="float" office:value="233963.9" calcext:value-type="float">
            <text:p>233963.9</text:p>
          </table:table-cell>
          <table:table-cell office:value-type="float" office:value="227369.61" calcext:value-type="float">
            <text:p>227369.61</text:p>
          </table:table-cell>
          <table:table-cell table:formula="of:=AVERAGE([.B19:.F19])" office:value-type="float" office:value="229333.344" calcext:value-type="float">
            <text:p>229333.344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0total250" table:style-name="ta7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3045" calcext:value-type="float">
            <text:p>10363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231422.66" calcext:value-type="float">
            <text:p>231422.66</text:p>
          </table:table-cell>
          <table:table-cell office:value-type="float" office:value="226809.1" calcext:value-type="float">
            <text:p>226809.1</text:p>
          </table:table-cell>
          <table:table-cell office:value-type="float" office:value="228174.02" calcext:value-type="float">
            <text:p>228174.02</text:p>
          </table:table-cell>
          <table:table-cell office:value-type="float" office:value="228600.72" calcext:value-type="float">
            <text:p>228600.72</text:p>
          </table:table-cell>
          <table:table-cell office:value-type="float" office:value="224413.47" calcext:value-type="float">
            <text:p>224413.47</text:p>
          </table:table-cell>
          <table:table-cell table:formula="of:=AVERAGE([.B5:.F5])" office:value-type="float" office:value="227883.994" calcext:value-type="float">
            <text:p>227883.9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formula="of:=AVERAGE([.B9:.F9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2942" calcext:value-type="float">
            <text:p>103629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6128.06" calcext:value-type="float">
            <text:p>676128.06</text:p>
          </table:table-cell>
          <table:table-cell office:value-type="float" office:value="681024.44" calcext:value-type="float">
            <text:p>681024.44</text:p>
          </table:table-cell>
          <table:table-cell office:value-type="float" office:value="675935.4" calcext:value-type="float">
            <text:p>675935.4</text:p>
          </table:table-cell>
          <table:table-cell office:value-type="float" office:value="678015.8" calcext:value-type="float">
            <text:p>678015.8</text:p>
          </table:table-cell>
          <table:table-cell office:value-type="float" office:value="676507.6" calcext:value-type="float">
            <text:p>676507.6</text:p>
          </table:table-cell>
          <table:table-cell table:formula="of:=AVERAGE([.B12:.F12])" office:value-type="float" office:value="677522.26" calcext:value-type="float">
            <text:p>677522.2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AVERAGE([.B16:.F16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2942" calcext:value-type="float">
            <text:p>1036294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233706.66" calcext:value-type="float">
            <text:p>233706.66</text:p>
          </table:table-cell>
          <table:table-cell office:value-type="float" office:value="232430.81" calcext:value-type="float">
            <text:p>232430.81</text:p>
          </table:table-cell>
          <table:table-cell office:value-type="float" office:value="248883.86" calcext:value-type="float">
            <text:p>248883.86</text:p>
          </table:table-cell>
          <table:table-cell office:value-type="float" office:value="232734.33" calcext:value-type="float">
            <text:p>232734.33</text:p>
          </table:table-cell>
          <table:table-cell office:value-type="float" office:value="233350.8" calcext:value-type="float">
            <text:p>233350.8</text:p>
          </table:table-cell>
          <table:table-cell table:formula="of:=AVERAGE([.B19:.F19])" office:value-type="float" office:value="236221.292" calcext:value-type="float">
            <text:p>236221.292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0total500" table:style-name="ta8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3045" calcext:value-type="float">
            <text:p>10363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231422.66" calcext:value-type="float">
            <text:p>231422.66</text:p>
          </table:table-cell>
          <table:table-cell office:value-type="float" office:value="226809.1" calcext:value-type="float">
            <text:p>226809.1</text:p>
          </table:table-cell>
          <table:table-cell office:value-type="float" office:value="228174.02" calcext:value-type="float">
            <text:p>228174.02</text:p>
          </table:table-cell>
          <table:table-cell office:value-type="float" office:value="228600.72" calcext:value-type="float">
            <text:p>228600.72</text:p>
          </table:table-cell>
          <table:table-cell office:value-type="float" office:value="224413.47" calcext:value-type="float">
            <text:p>224413.47</text:p>
          </table:table-cell>
          <table:table-cell table:formula="of:=AVERAGE([.B5:.F5])" office:value-type="float" office:value="227883.994" calcext:value-type="float">
            <text:p>227883.9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table:formula="of:=AVERAGE([.B9:.F9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2792" calcext:value-type="float">
            <text:p>103627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361451" calcext:value-type="float">
            <text:p>1361451</text:p>
          </table:table-cell>
          <table:table-cell office:value-type="float" office:value="1350879.9" calcext:value-type="float">
            <text:p>1350879.9</text:p>
          </table:table-cell>
          <table:table-cell office:value-type="float" office:value="1369296.1" calcext:value-type="float">
            <text:p>1369296.1</text:p>
          </table:table-cell>
          <table:table-cell office:value-type="float" office:value="1348518.4" calcext:value-type="float">
            <text:p>1348518.4</text:p>
          </table:table-cell>
          <table:table-cell office:value-type="float" office:value="1339864.4" calcext:value-type="float">
            <text:p>1339864.4</text:p>
          </table:table-cell>
          <table:table-cell table:formula="of:=AVERAGE([.B12:.F12])" office:value-type="float" office:value="1354001.96" calcext:value-type="float">
            <text:p>1354001.9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formula="of:=AVERAGE([.B16:.F16])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362792" calcext:value-type="float">
            <text:p>103627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303471.3" calcext:value-type="float">
            <text:p>303471.3</text:p>
          </table:table-cell>
          <table:table-cell office:value-type="float" office:value="298064.34" calcext:value-type="float">
            <text:p>298064.34</text:p>
          </table:table-cell>
          <table:table-cell office:value-type="float" office:value="293540.78" calcext:value-type="float">
            <text:p>293540.78</text:p>
          </table:table-cell>
          <table:table-cell office:value-type="float" office:value="302537.5" calcext:value-type="float">
            <text:p>302537.5</text:p>
          </table:table-cell>
          <table:table-cell office:value-type="float" office:value="311656.16" calcext:value-type="float">
            <text:p>311656.16</text:p>
          </table:table-cell>
          <table:table-cell table:formula="of:=AVERAGE([.B19:.F19])" office:value-type="float" office:value="301854.016" calcext:value-type="float">
            <text:p>301854.01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[.B18]/[.B4]*100" office:value-type="float" office:value="99.997558632622" calcext:value-type="float">
            <text:p>99.997558632622</text:p>
          </table:table-cell>
          <table:table-cell table:number-columns-repeated="1022"/>
        </table:table-row>
        <table:table-row table:style-name="ro1">
          <table:table-cell/>
          <table:table-cell table:formula="of:=167/500*100" office:value-type="float" office:value="33.4" calcext:value-type="float">
            <text:p>33.4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3total10" table:style-name="ta9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1843.387" calcext:value-type="float">
            <text:p>51843.387</text:p>
          </table:table-cell>
          <table:table-cell office:value-type="float" office:value="50639.227" calcext:value-type="float">
            <text:p>50639.227</text:p>
          </table:table-cell>
          <table:table-cell office:value-type="float" office:value="49221.6" calcext:value-type="float">
            <text:p>49221.6</text:p>
          </table:table-cell>
          <table:table-cell office:value-type="float" office:value="50889.715" calcext:value-type="float">
            <text:p>50889.715</text:p>
          </table:table-cell>
          <table:table-cell office:value-type="float" office:value="49828.598" calcext:value-type="float">
            <text:p>49828.59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AVERAGE([.A9:.E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9370.58" calcext:value-type="float">
            <text:p>49370.58</text:p>
          </table:table-cell>
          <table:table-cell office:value-type="float" office:value="51677.508" calcext:value-type="float">
            <text:p>51677.508</text:p>
          </table:table-cell>
          <table:table-cell office:value-type="float" office:value="51468.08" calcext:value-type="float">
            <text:p>51468.08</text:p>
          </table:table-cell>
          <table:table-cell office:value-type="float" office:value="51807.19" calcext:value-type="float">
            <text:p>51807.19</text:p>
          </table:table-cell>
          <table:table-cell office:value-type="float" office:value="51517.453" calcext:value-type="float">
            <text:p>51517.4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AVERAGE([.B16: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51938.2" calcext:value-type="float">
            <text:p>51938.2</text:p>
          </table:table-cell>
          <table:table-cell office:value-type="float" office:value="52185.36" calcext:value-type="float">
            <text:p>52185.36</text:p>
          </table:table-cell>
          <table:table-cell office:value-type="float" office:value="51631.316" calcext:value-type="float">
            <text:p>51631.316</text:p>
          </table:table-cell>
          <table:table-cell office:value-type="float" office:value="49998.555" calcext:value-type="float">
            <text:p>49998.555</text:p>
          </table:table-cell>
          <table:table-cell office:value-type="float" office:value="48659.105" calcext:value-type="float">
            <text:p>48659.105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3total50" table:style-name="ta10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1843.387" calcext:value-type="float">
            <text:p>51843.387</text:p>
          </table:table-cell>
          <table:table-cell office:value-type="float" office:value="50639.227" calcext:value-type="float">
            <text:p>50639.227</text:p>
          </table:table-cell>
          <table:table-cell office:value-type="float" office:value="49221.6" calcext:value-type="float">
            <text:p>49221.6</text:p>
          </table:table-cell>
          <table:table-cell office:value-type="float" office:value="50889.715" calcext:value-type="float">
            <text:p>50889.715</text:p>
          </table:table-cell>
          <table:table-cell office:value-type="float" office:value="49828.598" calcext:value-type="float">
            <text:p>49828.59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AVERAGE([.A9:.E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1677.19" calcext:value-type="float">
            <text:p>51677.19</text:p>
          </table:table-cell>
          <table:table-cell office:value-type="float" office:value="49315.17" calcext:value-type="float">
            <text:p>49315.17</text:p>
          </table:table-cell>
          <table:table-cell office:value-type="float" office:value="51236.094" calcext:value-type="float">
            <text:p>51236.094</text:p>
          </table:table-cell>
          <table:table-cell office:value-type="float" office:value="50509.34" calcext:value-type="float">
            <text:p>50509.34</text:p>
          </table:table-cell>
          <table:table-cell office:value-type="float" office:value="53088.152" calcext:value-type="float">
            <text:p>53088.15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AVERAGE([.A16:.E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49030.18" calcext:value-type="float">
            <text:p>49030.18</text:p>
          </table:table-cell>
          <table:table-cell office:value-type="float" office:value="50022.246" calcext:value-type="float">
            <text:p>50022.246</text:p>
          </table:table-cell>
          <table:table-cell office:value-type="float" office:value="48855.266" calcext:value-type="float">
            <text:p>48855.266</text:p>
          </table:table-cell>
          <table:table-cell office:value-type="float" office:value="50208.613" calcext:value-type="float">
            <text:p>50208.613</text:p>
          </table:table-cell>
          <table:table-cell office:value-type="float" office:value="51945.156" calcext:value-type="float">
            <text:p>51945.156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3total100" table:style-name="ta1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1843.387" calcext:value-type="float">
            <text:p>51843.387</text:p>
          </table:table-cell>
          <table:table-cell office:value-type="float" office:value="50639.227" calcext:value-type="float">
            <text:p>50639.227</text:p>
          </table:table-cell>
          <table:table-cell office:value-type="float" office:value="49221.6" calcext:value-type="float">
            <text:p>49221.6</text:p>
          </table:table-cell>
          <table:table-cell office:value-type="float" office:value="50889.715" calcext:value-type="float">
            <text:p>50889.715</text:p>
          </table:table-cell>
          <table:table-cell office:value-type="float" office:value="49828.598" calcext:value-type="float">
            <text:p>49828.59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AVERAGE([.B9: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8768.094" calcext:value-type="float">
            <text:p>48768.094</text:p>
          </table:table-cell>
          <table:table-cell office:value-type="float" office:value="51059.484" calcext:value-type="float">
            <text:p>51059.484</text:p>
          </table:table-cell>
          <table:table-cell office:value-type="float" office:value="50571.062" calcext:value-type="float">
            <text:p>50571.062</text:p>
          </table:table-cell>
          <table:table-cell office:value-type="float" office:value="49381.96" calcext:value-type="float">
            <text:p>49381.96</text:p>
          </table:table-cell>
          <table:table-cell office:value-type="float" office:value="51087.152" calcext:value-type="float">
            <text:p>51087.15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AVERAGE([.B16:.F1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51859.04" calcext:value-type="float">
            <text:p>51859.04</text:p>
          </table:table-cell>
          <table:table-cell office:value-type="float" office:value="51598.2" calcext:value-type="float">
            <text:p>51598.2</text:p>
          </table:table-cell>
          <table:table-cell office:value-type="float" office:value="51549.547" calcext:value-type="float">
            <text:p>51549.547</text:p>
          </table:table-cell>
          <table:table-cell office:value-type="float" office:value="51513.83" calcext:value-type="float">
            <text:p>51513.83</text:p>
          </table:table-cell>
          <table:table-cell office:value-type="float" office:value="51777.402" calcext:value-type="float">
            <text:p>51777.402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3total250" table:style-name="ta12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1843.387" calcext:value-type="float">
            <text:p>51843.387</text:p>
          </table:table-cell>
          <table:table-cell office:value-type="float" office:value="50639.227" calcext:value-type="float">
            <text:p>50639.227</text:p>
          </table:table-cell>
          <table:table-cell office:value-type="float" office:value="49221.6" calcext:value-type="float">
            <text:p>49221.6</text:p>
          </table:table-cell>
          <table:table-cell office:value-type="float" office:value="50889.715" calcext:value-type="float">
            <text:p>50889.715</text:p>
          </table:table-cell>
          <table:table-cell office:value-type="float" office:value="49828.598" calcext:value-type="float">
            <text:p>49828.59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AVERAGE([.B9:.F9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0054.453" calcext:value-type="float">
            <text:p>50054.453</text:p>
          </table:table-cell>
          <table:table-cell office:value-type="float" office:value="51724.492" calcext:value-type="float">
            <text:p>51724.492</text:p>
          </table:table-cell>
          <table:table-cell office:value-type="float" office:value="51676.96" calcext:value-type="float">
            <text:p>51676.96</text:p>
          </table:table-cell>
          <table:table-cell office:value-type="float" office:value="51491.656" calcext:value-type="float">
            <text:p>51491.656</text:p>
          </table:table-cell>
          <table:table-cell office:value-type="float" office:value="50168.07" calcext:value-type="float">
            <text:p>50168.0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AVERAGE([.B16: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50696.344" calcext:value-type="float">
            <text:p>50696.344</text:p>
          </table:table-cell>
          <table:table-cell office:value-type="float" office:value="51933.973" calcext:value-type="float">
            <text:p>51933.973</text:p>
          </table:table-cell>
          <table:table-cell office:value-type="float" office:value="51613.414" calcext:value-type="float">
            <text:p>51613.414</text:p>
          </table:table-cell>
          <table:table-cell office:value-type="float" office:value="51581.367" calcext:value-type="float">
            <text:p>51581.367</text:p>
          </table:table-cell>
          <table:table-cell office:value-type="float" office:value="51341.156" calcext:value-type="float">
            <text:p>51341.156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3total500" table:style-name="ta13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1843.387" calcext:value-type="float">
            <text:p>51843.387</text:p>
          </table:table-cell>
          <table:table-cell office:value-type="float" office:value="50639.227" calcext:value-type="float">
            <text:p>50639.227</text:p>
          </table:table-cell>
          <table:table-cell office:value-type="float" office:value="49221.6" calcext:value-type="float">
            <text:p>49221.6</text:p>
          </table:table-cell>
          <table:table-cell office:value-type="float" office:value="50889.715" calcext:value-type="float">
            <text:p>50889.715</text:p>
          </table:table-cell>
          <table:table-cell office:value-type="float" office:value="49828.598" calcext:value-type="float">
            <text:p>49828.59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table:formula="of:=AVERAGE([.B9:.F9])"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1891.312" calcext:value-type="float">
            <text:p>51891.312</text:p>
          </table:table-cell>
          <table:table-cell office:value-type="float" office:value="51441.926" calcext:value-type="float">
            <text:p>51441.926</text:p>
          </table:table-cell>
          <table:table-cell office:value-type="float" office:value="49983.645" calcext:value-type="float">
            <text:p>49983.645</text:p>
          </table:table-cell>
          <table:table-cell office:value-type="float" office:value="49440.58" calcext:value-type="float">
            <text:p>49440.58</text:p>
          </table:table-cell>
          <table:table-cell office:value-type="float" office:value="51814.695" calcext:value-type="float">
            <text:p>51814.6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AVERAGE([.B16:.F1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50000" calcext:value-type="float">
            <text:p>105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51901.434" calcext:value-type="float">
            <text:p>51901.434</text:p>
          </table:table-cell>
          <table:table-cell office:value-type="float" office:value="51567.68" calcext:value-type="float">
            <text:p>51567.68</text:p>
          </table:table-cell>
          <table:table-cell office:value-type="float" office:value="49372.027" calcext:value-type="float">
            <text:p>49372.027</text:p>
          </table:table-cell>
          <table:table-cell office:value-type="float" office:value="49768.305" calcext:value-type="float">
            <text:p>49768.305</text:p>
          </table:table-cell>
          <table:table-cell office:value-type="float" office:value="52105.684" calcext:value-type="float">
            <text:p>52105.684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8total10" table:style-name="ta14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301480.6" calcext:value-type="float">
            <text:p>301480.6</text:p>
          </table:table-cell>
          <table:table-cell office:value-type="float" office:value="310712.22" calcext:value-type="float">
            <text:p>310712.22</text:p>
          </table:table-cell>
          <table:table-cell office:value-type="float" office:value="302825.66" calcext:value-type="float">
            <text:p>302825.66</text:p>
          </table:table-cell>
          <table:table-cell office:value-type="float" office:value="300474.06" calcext:value-type="float">
            <text:p>300474.06</text:p>
          </table:table-cell>
          <table:table-cell office:value-type="float" office:value="302848.22" calcext:value-type="float">
            <text:p>302848.22</text:p>
          </table:table-cell>
          <table:table-cell table:formula="of:=AVERAGE([.B5:.F5])" office:value-type="float" office:value="303668.152" calcext:value-type="float">
            <text:p>303668.1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AVERAGE([.B9: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13327.44" calcext:value-type="float">
            <text:p>313327.44</text:p>
          </table:table-cell>
          <table:table-cell office:value-type="float" office:value="314528.44" calcext:value-type="float">
            <text:p>314528.44</text:p>
          </table:table-cell>
          <table:table-cell office:value-type="float" office:value="306881.88" calcext:value-type="float">
            <text:p>306881.88</text:p>
          </table:table-cell>
          <table:table-cell office:value-type="float" office:value="295229.4" calcext:value-type="float">
            <text:p>295229.4</text:p>
          </table:table-cell>
          <table:table-cell office:value-type="float" office:value="318132.84" calcext:value-type="float">
            <text:p>318132.84</text:p>
          </table:table-cell>
          <table:table-cell table:formula="of:=AVERAGE([.B12:.F12])" office:value-type="float" office:value="309620" calcext:value-type="float">
            <text:p>3096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AVERAGE([.B16: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309825.94" calcext:value-type="float">
            <text:p>309825.94</text:p>
          </table:table-cell>
          <table:table-cell office:value-type="float" office:value="310243.34" calcext:value-type="float">
            <text:p>310243.34</text:p>
          </table:table-cell>
          <table:table-cell office:value-type="float" office:value="300290.72" calcext:value-type="float">
            <text:p>300290.72</text:p>
          </table:table-cell>
          <table:table-cell office:value-type="float" office:value="310708.25" calcext:value-type="float">
            <text:p>310708.25</text:p>
          </table:table-cell>
          <table:table-cell office:value-type="float" office:value="304194.88" calcext:value-type="float">
            <text:p>304194.88</text:p>
          </table:table-cell>
          <table:table-cell table:formula="of:=AVERAGE([.B19:.F19])" office:value-type="float" office:value="307052.626" calcext:value-type="float">
            <text:p>307052.626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8total50" table:style-name="ta1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301480.6" calcext:value-type="float">
            <text:p>301480.6</text:p>
          </table:table-cell>
          <table:table-cell office:value-type="float" office:value="310712.22" calcext:value-type="float">
            <text:p>310712.22</text:p>
          </table:table-cell>
          <table:table-cell office:value-type="float" office:value="302825.66" calcext:value-type="float">
            <text:p>302825.66</text:p>
          </table:table-cell>
          <table:table-cell office:value-type="float" office:value="300474.06" calcext:value-type="float">
            <text:p>300474.06</text:p>
          </table:table-cell>
          <table:table-cell office:value-type="float" office:value="302848.22" calcext:value-type="float">
            <text:p>302848.22</text:p>
          </table:table-cell>
          <table:table-cell table:formula="of:=AVERAGE([.B5:.F5])" office:value-type="float" office:value="303668.152" calcext:value-type="float">
            <text:p>303668.1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AVERAGE([.B9: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10526.06" calcext:value-type="float">
            <text:p>310526.06</text:p>
          </table:table-cell>
          <table:table-cell office:value-type="float" office:value="315113.12" calcext:value-type="float">
            <text:p>315113.12</text:p>
          </table:table-cell>
          <table:table-cell office:value-type="float" office:value="318730.75" calcext:value-type="float">
            <text:p>318730.75</text:p>
          </table:table-cell>
          <table:table-cell office:value-type="float" office:value="316293.94" calcext:value-type="float">
            <text:p>316293.94</text:p>
          </table:table-cell>
          <table:table-cell office:value-type="float" office:value="305609.47" calcext:value-type="float">
            <text:p>305609.47</text:p>
          </table:table-cell>
          <table:table-cell table:formula="of:=AVERAGE([.B12:.F12])" office:value-type="float" office:value="313254.668" calcext:value-type="float">
            <text:p>313254.6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AVERAGE([.B16: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306078.47" calcext:value-type="float">
            <text:p>306078.47</text:p>
          </table:table-cell>
          <table:table-cell office:value-type="float" office:value="303367.75" calcext:value-type="float">
            <text:p>303367.75</text:p>
          </table:table-cell>
          <table:table-cell office:value-type="float" office:value="309320.75" calcext:value-type="float">
            <text:p>309320.75</text:p>
          </table:table-cell>
          <table:table-cell office:value-type="float" office:value="307738.7" calcext:value-type="float">
            <text:p>307738.7</text:p>
          </table:table-cell>
          <table:table-cell office:value-type="float" office:value="304954.84" calcext:value-type="float">
            <text:p>304954.84</text:p>
          </table:table-cell>
          <table:table-cell table:formula="of:=AVERAGE([.B19:.F19])" office:value-type="float" office:value="306292.102" calcext:value-type="float">
            <text:p>306292.102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8total100" table:style-name="ta16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301480.6" calcext:value-type="float">
            <text:p>301480.6</text:p>
          </table:table-cell>
          <table:table-cell office:value-type="float" office:value="310712.22" calcext:value-type="float">
            <text:p>310712.22</text:p>
          </table:table-cell>
          <table:table-cell office:value-type="float" office:value="302825.66" calcext:value-type="float">
            <text:p>302825.66</text:p>
          </table:table-cell>
          <table:table-cell office:value-type="float" office:value="300474.06" calcext:value-type="float">
            <text:p>300474.06</text:p>
          </table:table-cell>
          <table:table-cell office:value-type="float" office:value="302848.22" calcext:value-type="float">
            <text:p>302848.22</text:p>
          </table:table-cell>
          <table:table-cell table:formula="of:=AVERAGE([.B5:.F5])" office:value-type="float" office:value="303668.152" calcext:value-type="float">
            <text:p>303668.1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AVERAGE([.B9:.F9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02657.03" calcext:value-type="float">
            <text:p>302657.03</text:p>
          </table:table-cell>
          <table:table-cell office:value-type="float" office:value="316903.12" calcext:value-type="float">
            <text:p>316903.12</text:p>
          </table:table-cell>
          <table:table-cell office:value-type="float" office:value="305295.12" calcext:value-type="float">
            <text:p>305295.12</text:p>
          </table:table-cell>
          <table:table-cell office:value-type="float" office:value="313767.16" calcext:value-type="float">
            <text:p>313767.16</text:p>
          </table:table-cell>
          <table:table-cell office:value-type="float" office:value="304277.75" calcext:value-type="float">
            <text:p>304277.75</text:p>
          </table:table-cell>
          <table:table-cell table:formula="of:=AVERAGE([.B12:.F12])" office:value-type="float" office:value="308580.036" calcext:value-type="float">
            <text:p>308580.0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AVERAGE([.B16:.F1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303986.34" calcext:value-type="float">
            <text:p>303986.34</text:p>
          </table:table-cell>
          <table:table-cell office:value-type="float" office:value="306486.3" calcext:value-type="float">
            <text:p>306486.3</text:p>
          </table:table-cell>
          <table:table-cell office:value-type="float" office:value="300502.62" calcext:value-type="float">
            <text:p>300502.62</text:p>
          </table:table-cell>
          <table:table-cell office:value-type="float" office:value="310768.53" calcext:value-type="float">
            <text:p>310768.53</text:p>
          </table:table-cell>
          <table:table-cell office:value-type="float" office:value="305150.1" calcext:value-type="float">
            <text:p>305150.1</text:p>
          </table:table-cell>
          <table:table-cell table:formula="of:=AVERAGE([.B19:.F19])" office:value-type="float" office:value="305378.778" calcext:value-type="float">
            <text:p>305378.778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8total250" table:style-name="ta17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301480.6" calcext:value-type="float">
            <text:p>301480.6</text:p>
          </table:table-cell>
          <table:table-cell office:value-type="float" office:value="310712.22" calcext:value-type="float">
            <text:p>310712.22</text:p>
          </table:table-cell>
          <table:table-cell office:value-type="float" office:value="302825.66" calcext:value-type="float">
            <text:p>302825.66</text:p>
          </table:table-cell>
          <table:table-cell office:value-type="float" office:value="300474.06" calcext:value-type="float">
            <text:p>300474.06</text:p>
          </table:table-cell>
          <table:table-cell office:value-type="float" office:value="302848.22" calcext:value-type="float">
            <text:p>302848.22</text:p>
          </table:table-cell>
          <table:table-cell table:formula="of:=AVERAGE([.B5:.F5])" office:value-type="float" office:value="303668.152" calcext:value-type="float">
            <text:p>303668.1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AVERAGE([.B9: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5307" calcext:value-type="float">
            <text:p>4195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1964.4" calcext:value-type="float">
            <text:p>341964.4</text:p>
          </table:table-cell>
          <table:table-cell office:value-type="float" office:value="348283.12" calcext:value-type="float">
            <text:p>348283.12</text:p>
          </table:table-cell>
          <table:table-cell office:value-type="float" office:value="344588.78" calcext:value-type="float">
            <text:p>344588.78</text:p>
          </table:table-cell>
          <table:table-cell office:value-type="float" office:value="351473.8" calcext:value-type="float">
            <text:p>351473.8</text:p>
          </table:table-cell>
          <table:table-cell office:value-type="float" office:value="342518.72" calcext:value-type="float">
            <text:p>342518.72</text:p>
          </table:table-cell>
          <table:table-cell table:formula="of:=AVERAGE([.B12:.F12])" office:value-type="float" office:value="345765.764" calcext:value-type="float">
            <text:p>345765.76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AVERAGE([.B16: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250" calcext:value-type="float">
            <text:p>419952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310163.84" calcext:value-type="float">
            <text:p>310163.84</text:p>
          </table:table-cell>
          <table:table-cell office:value-type="float" office:value="304183.56" calcext:value-type="float">
            <text:p>304183.56</text:p>
          </table:table-cell>
          <table:table-cell office:value-type="float" office:value="301192.22" calcext:value-type="float">
            <text:p>301192.22</text:p>
          </table:table-cell>
          <table:table-cell office:value-type="float" office:value="302819.25" calcext:value-type="float">
            <text:p>302819.25</text:p>
          </table:table-cell>
          <table:table-cell office:value-type="float" office:value="303930.03" calcext:value-type="float">
            <text:p>303930.03</text:p>
          </table:table-cell>
          <table:table-cell table:formula="of:=AVERAGE([.B19:.F19])" office:value-type="float" office:value="304457.78" calcext:value-type="float">
            <text:p>304457.78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18total500" table:style-name="ta18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NMODIF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301480.6" calcext:value-type="float">
            <text:p>301480.6</text:p>
          </table:table-cell>
          <table:table-cell office:value-type="float" office:value="310712.22" calcext:value-type="float">
            <text:p>310712.22</text:p>
          </table:table-cell>
          <table:table-cell office:value-type="float" office:value="302825.66" calcext:value-type="float">
            <text:p>302825.66</text:p>
          </table:table-cell>
          <table:table-cell office:value-type="float" office:value="300474.06" calcext:value-type="float">
            <text:p>300474.06</text:p>
          </table:table-cell>
          <table:table-cell office:value-type="float" office:value="302848.22" calcext:value-type="float">
            <text:p>302848.22</text:p>
          </table:table-cell>
          <table:table-cell table:formula="of:=AVERAGE([.B5:.F5])" office:value-type="float" office:value="303668.152" calcext:value-type="float">
            <text:p>303668.1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formula="of:=AVERAGE([.B9:.F9])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295" calcext:value-type="float">
            <text:p>419952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66136.03" calcext:value-type="float">
            <text:p>466136.03</text:p>
          </table:table-cell>
          <table:table-cell office:value-type="float" office:value="465135.84" calcext:value-type="float">
            <text:p>465135.84</text:p>
          </table:table-cell>
          <table:table-cell office:value-type="float" office:value="467530.47" calcext:value-type="float">
            <text:p>467530.47</text:p>
          </table:table-cell>
          <table:table-cell office:value-type="float" office:value="462364.84" calcext:value-type="float">
            <text:p>462364.84</text:p>
          </table:table-cell>
          <table:table-cell office:value-type="float" office:value="475289.53" calcext:value-type="float">
            <text:p>475289.53</text:p>
          </table:table-cell>
          <table:table-cell table:formula="of:=AVERAGE([.B12:.F12])" office:value-type="float" office:value="467291.342" calcext:value-type="float">
            <text:p>467291.34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JO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write Time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AVERAGE([.B16:.F1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fications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41995179" calcext:value-type="float">
            <text:p>4199517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office:value-type="float" office:value="305538.62" calcext:value-type="float">
            <text:p>305538.62</text:p>
          </table:table-cell>
          <table:table-cell office:value-type="float" office:value="301533.6" calcext:value-type="float">
            <text:p>301533.6</text:p>
          </table:table-cell>
          <table:table-cell office:value-type="float" office:value="310618.2" calcext:value-type="float">
            <text:p>310618.2</text:p>
          </table:table-cell>
          <table:table-cell office:value-type="float" office:value="318650.75" calcext:value-type="float">
            <text:p>318650.75</text:p>
          </table:table-cell>
          <table:table-cell office:value-type="float" office:value="311908.12" calcext:value-type="float">
            <text:p>311908.12</text:p>
          </table:table-cell>
          <table:table-cell table:formula="of:=AVERAGE([.B19:.F19])" office:value-type="float" office:value="309649.858" calcext:value-type="float">
            <text:p>309649.858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piledData.H11:CompiledData.AD8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orders-nojoin'.J30:'orders-nojoin'.L5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orders-join'.F31:'orders-join'.P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2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Arial2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asian="Source Han Sans Regular" style:font-family-asian="'Source Han Sans Regular'" style:font-family-generic-asian="system" style:font-pitch-asian="variable" style:font-name-complex="Arial1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iledData" style:display-name="PageStyle_Compiled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0total10" style:display-name="PageStyle_query10total1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0total250" style:display-name="PageStyle_query10total25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0total100" style:display-name="PageStyle_query10total1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0total500" style:display-name="PageStyle_query10total5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3total10" style:display-name="PageStyle_query13total1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s" style:display-name="PageStyle_Graph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3total100" style:display-name="PageStyle_query13total1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0total50" style:display-name="PageStyle_query10total5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3total50" style:display-name="PageStyle_query13total5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3total500" style:display-name="PageStyle_query13total5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8total50" style:display-name="PageStyle_query18total5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3total250" style:display-name="PageStyle_query13total25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8total10" style:display-name="PageStyle_query18total1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8total250" style:display-name="PageStyle_query18total25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8total500" style:display-name="PageStyle_query18total5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ry18total100" style:display-name="PageStyle_query18total1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4:47:39</meta:creation-date>
    <dc:language>en-GB</dc:language>
    <dc:date>2018-07-19T12:38:19.736732675</dc:date>
    <meta:editing-cycles>9</meta:editing-cycles>
    <meta:editing-duration>PT18H7M12S</meta:editing-duration>
    <meta:generator>LibreOffice/6.0.5.2$Linux_X86_64 LibreOffice_project/00m0$Build-2</meta:generator>
    <meta:document-statistic meta:table-count="19" meta:cell-count="198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5" style:family="chart">
      <style:chart-properties style:rotation-angle="0"/>
      <style:text-properties style:text-position="0% 100%" fo:font-size="14pt" style:font-size-asian="14pt" style:font-size-complex="14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7" style:family="chart">
      <style:chart-properties chart:auto-position="true" style:rotation-angle="90"/>
      <style:text-properties style:text-position="0% 100%" fo:font-size="14pt" style:font-size-asian="14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2" style:family="chart">
      <style:chart-properties chart:solid-type="cuboid" chart:symbol-type="named-symbol" chart:symbol-name="arrow-up" chart:symbol-width="0.282cm" chart:symbol-height="0.282cm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8cm" svg:height="10.214cm" xlink:href=".." xlink:type="simple" chart:class="chart:line" chart:style-name="ch1">
        <chart:legend chart:legend-position="end" svg:x="0.399cm" svg:y="8.892cm" style:legend-expansion="custom" chartooo:width="15.061cm" chartooo:height="1.321cm" style:legend-expansion-aspect-ratio="11.4012112036336" chart:style-name="ch2"/>
        <chart:plot-area chart:style-name="ch3" table:cell-range-address="CompiledData.A3:CompiledData.G7 CompiledData.B10:CompiledData.G10" chart:data-source-has-labels="both" svg:x="0cm" svg:y="0cm" svg:width="-32.767cm" svg:height="-32.767cm">
          <chartooo:coordinate-region svg:x="2.746cm" svg:y="0.482cm" svg:width="12.203cm" svg:height="6.526cm"/>
          <chart:axis chart:dimension="x" chart:name="primary-x" chart:style-name="ch4" chartooo:axis-type="auto">
            <chartooo:date-scale/>
            <chart:title svg:x="6.19cm" svg:y="8.017cm" chart:style-name="ch5">
              <text:p>Number of Constraints</text:p>
            </chart:title>
            <chart:categories table:cell-range-address="CompiledData.A3:CompiledData.A7"/>
          </chart:axis>
          <chart:axis chart:dimension="y" chart:name="primary-y" chart:style-name="ch6">
            <chart:title svg:x="0.45cm" svg:y="6.689cm" chart:style-name="ch7">
              <text:p>Execution Time (s)</text:p>
            </chart:title>
            <chart:grid chart:style-name="ch8" chart:class="major"/>
          </chart:axis>
          <chart:series chart:style-name="ch9" chart:values-cell-range-address="CompiledData.B3:CompiledData.B7" chart:label-cell-address="CompiledData.B10:CompiledData.B10" chart:class="chart:line">
            <chart:data-point chart:repeated="5"/>
          </chart:series>
          <chart:series chart:style-name="ch10" chart:values-cell-range-address="CompiledData.C3:CompiledData.C7" chart:label-cell-address="CompiledData.C10:CompiledData.C10" chart:class="chart:line">
            <chart:data-point chart:repeated="5"/>
          </chart:series>
          <chart:series chart:style-name="ch11" chart:values-cell-range-address="CompiledData.D3:CompiledData.D7" chart:label-cell-address="CompiledData.D10:CompiledData.D10" chart:class="chart:line">
            <chart:data-point chart:repeated="5"/>
          </chart:series>
          <chart:series chart:style-name="ch11" chart:values-cell-range-address="CompiledData.E3:CompiledData.E7" chart:label-cell-address="CompiledData.E10:CompiledData.E10" chart:class="chart:line">
            <chart:data-point chart:repeated="5"/>
          </chart:series>
          <chart:series chart:style-name="ch11" chart:values-cell-range-address="CompiledData.F3:CompiledData.F7" chart:label-cell-address="CompiledData.F10:CompiledData.F10" chart:class="chart:line">
            <chart:data-point chart:repeated="5"/>
          </chart:series>
          <chart:series chart:style-name="ch11" chart:values-cell-range-address="CompiledData.G3:CompiledData.G7" chart:label-cell-address="CompiledData.G10:CompiledData.G10" chart:class="chart:line"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989824778074611</text:p>
                <draw:g>
                  <svg:desc>CompiledData.B10:CompiledData.B10</svg:desc>
                </draw:g>
              </table:table-cell>
              <table:table-cell office:value-type="string">
                <text:p>1.00019483384945</text:p>
                <draw:g>
                  <svg:desc>CompiledData.C10:CompiledData.C10</svg:desc>
                </draw:g>
              </table:table-cell>
              <table:table-cell office:value-type="string">
                <text:p>1.0090501719248</text:p>
                <draw:g>
                  <svg:desc>CompiledData.D10:CompiledData.D10</svg:desc>
                </draw:g>
              </table:table-cell>
              <table:table-cell office:value-type="string">
                <text:p>1.00073958347187</text:p>
                <draw:g>
                  <svg:desc>CompiledData.E10:CompiledData.E10</svg:desc>
                </draw:g>
              </table:table-cell>
              <table:table-cell office:value-type="string">
                <text:p>1.00265828668823</text:p>
                <draw:g>
                  <svg:desc>CompiledData.F10:CompiledData.F10</svg:desc>
                </draw:g>
              </table:table-cell>
              <table:table-cell office:value-type="string">
                <text:p>1.01047791783473</text:p>
                <draw:g>
                  <svg:desc>CompiledData.G10:CompiledData.G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iledData.A3:CompiledData.A7</svg:desc>
                </draw:g>
              </table:table-cell>
              <table:table-cell office:value-type="float" office:value="227.883994">
                <text:p>227.883994</text:p>
                <draw:g>
                  <svg:desc>CompiledData.B3:CompiledData.B7</svg:desc>
                </draw:g>
              </table:table-cell>
              <table:table-cell office:value-type="float" office:value="254.174252">
                <text:p>254.174252</text:p>
                <draw:g>
                  <svg:desc>CompiledData.C3:CompiledData.C7</svg:desc>
                </draw:g>
              </table:table-cell>
              <table:table-cell office:value-type="float" office:value="230.217588">
                <text:p>230.217588</text:p>
                <draw:g>
                  <svg:desc>CompiledData.D3:CompiledData.D7</svg:desc>
                </draw:g>
              </table:table-cell>
              <table:table-cell office:value-type="float" office:value="303.668152">
                <text:p>303.668152</text:p>
                <draw:g>
                  <svg:desc>CompiledData.E3:CompiledData.E7</svg:desc>
                </draw:g>
              </table:table-cell>
              <table:table-cell office:value-type="float" office:value="309.62">
                <text:p>309.62</text:p>
                <draw:g>
                  <svg:desc>CompiledData.F3:CompiledData.F7</svg:desc>
                </draw:g>
              </table:table-cell>
              <table:table-cell office:value-type="float" office:value="307.052626">
                <text:p>307.052626</text:p>
                <draw:g>
                  <svg:desc>CompiledData.G3:CompiledData.G7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7.883994">
                <text:p>227.883994</text:p>
              </table:table-cell>
              <table:table-cell office:value-type="float" office:value="293.146222">
                <text:p>293.146222</text:p>
              </table:table-cell>
              <table:table-cell office:value-type="float" office:value="227.669398">
                <text:p>227.669398</text:p>
              </table:table-cell>
              <table:table-cell office:value-type="float" office:value="303.668152">
                <text:p>303.668152</text:p>
              </table:table-cell>
              <table:table-cell office:value-type="float" office:value="313.254668">
                <text:p>313.254668</text:p>
              </table:table-cell>
              <table:table-cell office:value-type="float" office:value="306.292102">
                <text:p>306.2921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7.883994">
                <text:p>227.883994</text:p>
              </table:table-cell>
              <table:table-cell office:value-type="float" office:value="365.097996">
                <text:p>365.097996</text:p>
              </table:table-cell>
              <table:table-cell office:value-type="float" office:value="229.333344">
                <text:p>229.333344</text:p>
              </table:table-cell>
              <table:table-cell office:value-type="float" office:value="303.668152">
                <text:p>303.668152</text:p>
              </table:table-cell>
              <table:table-cell office:value-type="float" office:value="308.580036">
                <text:p>308.580036</text:p>
              </table:table-cell>
              <table:table-cell office:value-type="float" office:value="305.378778">
                <text:p>305.37877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7.883994">
                <text:p>227.883994</text:p>
              </table:table-cell>
              <table:table-cell office:value-type="float" office:value="677.52226">
                <text:p>677.52226</text:p>
              </table:table-cell>
              <table:table-cell office:value-type="float" office:value="236.221292">
                <text:p>236.221292</text:p>
              </table:table-cell>
              <table:table-cell office:value-type="float" office:value="303.668152">
                <text:p>303.668152</text:p>
              </table:table-cell>
              <table:table-cell office:value-type="float" office:value="345.765764">
                <text:p>345.765764</text:p>
              </table:table-cell>
              <table:table-cell office:value-type="float" office:value="304.45778">
                <text:p>304.457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7.883994">
                <text:p>227.883994</text:p>
              </table:table-cell>
              <table:table-cell office:value-type="float" office:value="1354.00196">
                <text:p>1354.00196</text:p>
              </table:table-cell>
              <table:table-cell office:value-type="float" office:value="301.854016">
                <text:p>301.854016</text:p>
              </table:table-cell>
              <table:table-cell office:value-type="float" office:value="303.668152">
                <text:p>303.668152</text:p>
              </table:table-cell>
              <table:table-cell office:value-type="float" office:value="467.291342">
                <text:p>467.291342</text:p>
              </table:table-cell>
              <table:table-cell office:value-type="float" office:value="309.649858">
                <text:p>309.649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fff200" draw:fill-color="#fff2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f200" draw:fill-color="#fff2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aa61a" draw:fill-color="#faa61a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aa61a" draw:fill-color="#faa61a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673604" draw:fill-color="#6736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-dash="Fine_20_Dashed" svg:stroke-width="0.08cm" svg:stroke-color="#673604" draw:fill-color="#673604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ef413d" draw:fill-color="#ef413d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610506" draw:fill-color="#61050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-dash="Fine_20_Dashed" svg:stroke-width="0.08cm" svg:stroke-color="#610506" draw:fill-color="#61050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a3238e" draw:fill-color="#a3238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a3238e" draw:fill-color="#a3238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Fine_20_Dashed" svg:stroke-width="0.08cm" svg:stroke-color="#5c2d91" draw:fill-color="#5c2d9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-dash="Fine_20_Dashed" svg:stroke-width="0.08cm" svg:stroke-color="#5c2d91" draw:fill-color="#5c2d9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21409a" draw:fill-color="#21409a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Fine_20_Dashed" svg:stroke-width="0.08cm" svg:stroke-color="#071136" draw:fill-color="#071136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-dash="Fine_20_Dashed" svg:stroke-width="0.08cm" svg:stroke-color="#071136" draw:fill-color="#071136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dash" draw:stroke-dash="Fine_20_Dashed" svg:stroke-width="0.08cm" svg:stroke-color="#00aaad" draw:fill-color="#00aaad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aaad" draw:fill-color="#00aaad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dash" draw:stroke-dash="Fine_20_Dashed" svg:stroke-width="0.08cm" svg:stroke-color="#00a65d" draw:fill-color="#00a65d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draw:stroke-dash="Fine_20_Dashed" svg:stroke-width="0.08cm" svg:stroke-color="#00a65d" draw:fill-color="#00a65d"/>
      <style:text-properties fo:font-size="10pt" style:font-size-asian="10pt" style:font-size-complex="10pt"/>
    </style:style>
    <style:style style:name="ch32" style:family="chart">
      <style:graphic-properties draw:stroke="solid" svg:stroke-color="#b3b3b3" draw:fill="none" draw:fill-color="#e6e6e6"/>
    </style:style>
    <style:style style:name="ch3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 13 4 14 5 15 6 16 7 17 8 18 9 19 10 20 11 21 12" chart:style-name="ch1">
        <chart:plot-area chart:style-name="ch2" table:cell-range-address="CompiledData.H2:CompiledData.AD8" chart:data-source-has-labels="both" svg:x="1.623cm" svg:y="0.18cm" svg:width="14.057cm" svg:height="7.367cm">
          <chartooo:coordinate-region svg:x="2.165cm" svg:y="0.46cm" svg:width="12.787cm" svg:height="6.281cm"/>
          <chart:axis chart:dimension="x" chart:name="primary-x" chart:style-name="ch3" chartooo:axis-type="auto">
            <chart:title svg:x="6.009cm" svg:y="7.727cm" chart:style-name="ch4">
              <text:p>Number of Constraints</text:p>
            </chart:title>
            <chart:categories table:cell-range-address="CompiledData.H3:CompiledData.H8"/>
          </chart:axis>
          <chart:axis chart:dimension="y" chart:name="primary-y" chart:style-name="ch5">
            <chart:title svg:x="0.451cm" svg:y="6.201cm" chart:style-name="ch6">
              <text:p>Slowdown Multiplier</text:p>
            </chart:title>
            <chart:grid chart:style-name="ch7" chart:class="major"/>
          </chart:axis>
          <chart:series chart:style-name="ch8" chart:values-cell-range-address="CompiledData.I3:CompiledData.I8" chart:label-cell-address="CompiledData.I2:CompiledData.I2" chart:class="chart:scatter">
            <chart:domain table:cell-range-address="CompiledData.H3:CompiledData.H8"/>
            <chart:data-point chart:repeated="6"/>
          </chart:series>
          <chart:series chart:style-name="ch9" chart:values-cell-range-address="CompiledData.J3:CompiledData.J8" chart:label-cell-address="CompiledData.J2:CompiledData.J2" chart:class="chart:scatter">
            <chart:data-point chart:repeated="6"/>
          </chart:series>
          <chart:series chart:style-name="ch10" chart:values-cell-range-address="CompiledData.K3:CompiledData.K8" chart:label-cell-address="CompiledData.K2:CompiledData.K2" chart:class="chart:scatter">
            <chart:data-point chart:repeated="3"/>
            <chart:data-point chart:style-name="ch11"/>
            <chart:data-point chart:repeated="2"/>
          </chart:series>
          <chart:series chart:style-name="ch12" chart:values-cell-range-address="CompiledData.L3:CompiledData.L8" chart:label-cell-address="CompiledData.L2:CompiledData.L2" chart:class="chart:scatter">
            <chart:data-point chart:repeated="6"/>
          </chart:series>
          <chart:series chart:style-name="ch13" chart:values-cell-range-address="CompiledData.V3:CompiledData.V8" chart:label-cell-address="CompiledData.V2:CompiledData.V2" chart:class="chart:scatter">
            <chart:data-point chart:repeated="6"/>
          </chart:series>
          <chart:series chart:style-name="ch14" chart:values-cell-range-address="CompiledData.M3:CompiledData.M8" chart:label-cell-address="CompiledData.M2:CompiledData.M2" chart:class="chart:scatter">
            <chart:data-point chart:repeated="5"/>
            <chart:data-point chart:style-name="ch15"/>
          </chart:series>
          <chart:series chart:style-name="ch16" chart:values-cell-range-address="CompiledData.W3:CompiledData.W8" chart:label-cell-address="CompiledData.W2:CompiledData.W2" chart:class="chart:scatter">
            <chart:data-point chart:repeated="6"/>
          </chart:series>
          <chart:series chart:style-name="ch17" chart:values-cell-range-address="CompiledData.N3:CompiledData.N8" chart:label-cell-address="CompiledData.N2:CompiledData.N2" chart:class="chart:scatter">
            <chart:data-point chart:repeated="6"/>
          </chart:series>
          <chart:series chart:style-name="ch18" chart:values-cell-range-address="CompiledData.X3:CompiledData.X8" chart:label-cell-address="CompiledData.X2:CompiledData.X2" chart:class="chart:scatter">
            <chart:data-point chart:repeated="6"/>
          </chart:series>
          <chart:series chart:style-name="ch19" chart:values-cell-range-address="CompiledData.O3:CompiledData.O8" chart:label-cell-address="CompiledData.O2:CompiledData.O2" chart:class="chart:scatter">
            <chart:data-point chart:repeated="6"/>
          </chart:series>
          <chart:series chart:style-name="ch20" chart:values-cell-range-address="CompiledData.Y3:CompiledData.Y8" chart:label-cell-address="CompiledData.Y2:CompiledData.Y2" chart:class="chart:scatter">
            <chart:data-point chart:repeated="6"/>
          </chart:series>
          <chart:series chart:style-name="ch21" chart:values-cell-range-address="CompiledData.P3:CompiledData.P8" chart:label-cell-address="CompiledData.P2:CompiledData.P2" chart:class="chart:scatter">
            <chart:data-point chart:repeated="6"/>
          </chart:series>
          <chart:series chart:style-name="ch22" chart:values-cell-range-address="CompiledData.Z3:CompiledData.Z8" chart:label-cell-address="CompiledData.Z2:CompiledData.Z2" chart:class="chart:scatter">
            <chart:data-point chart:repeated="6"/>
          </chart:series>
          <chart:series chart:style-name="ch23" chart:values-cell-range-address="CompiledData.Q3:CompiledData.Q8" chart:label-cell-address="CompiledData.Q2:CompiledData.Q2" chart:class="chart:scatter">
            <chart:data-point chart:repeated="6"/>
          </chart:series>
          <chart:series chart:style-name="ch24" chart:values-cell-range-address="CompiledData.AA3:CompiledData.AA8" chart:label-cell-address="CompiledData.AA2:CompiledData.AA2" chart:class="chart:scatter">
            <chart:data-point chart:repeated="6"/>
          </chart:series>
          <chart:series chart:style-name="ch25" chart:values-cell-range-address="CompiledData.R3:CompiledData.R8" chart:label-cell-address="CompiledData.R2:CompiledData.R2" chart:class="chart:scatter">
            <chart:data-point chart:repeated="6"/>
          </chart:series>
          <chart:series chart:style-name="ch26" chart:values-cell-range-address="CompiledData.AB3:CompiledData.AB8" chart:label-cell-address="CompiledData.AB2:CompiledData.AB2" chart:class="chart:scatter">
            <chart:data-point chart:repeated="6"/>
          </chart:series>
          <chart:series chart:style-name="ch27" chart:values-cell-range-address="CompiledData.S3:CompiledData.S8" chart:label-cell-address="CompiledData.S2:CompiledData.S2" chart:class="chart:scatter">
            <chart:data-point chart:repeated="6"/>
          </chart:series>
          <chart:series chart:style-name="ch28" chart:values-cell-range-address="CompiledData.AC3:CompiledData.AC8" chart:label-cell-address="CompiledData.AC2:CompiledData.AC2" chart:class="chart:scatter">
            <chart:data-point chart:repeated="6"/>
          </chart:series>
          <chart:series chart:style-name="ch29" chart:values-cell-range-address="CompiledData.T3:CompiledData.T8" chart:label-cell-address="CompiledData.T2:CompiledData.T2" chart:class="chart:scatter">
            <chart:data-point chart:repeated="6"/>
          </chart:series>
          <chart:series chart:style-name="ch30" chart:values-cell-range-address="CompiledData.AD3:CompiledData.AD8" chart:label-cell-address="CompiledData.AD2:CompiledData.AD2" chart:class="chart:scatter">
            <chart:data-point chart:repeated="6"/>
          </chart:series>
          <chart:series chart:style-name="ch31" chart:values-cell-range-address="CompiledData.U3:CompiledData.U8" chart:label-cell-address="CompiledData.U2:CompiledData.U2" chart:class="chart:scatter">
            <chart:data-point chart:repeated="6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J Q10</text:p>
                <draw:g>
                  <svg:desc>CompiledData.I2:CompiledData.I2</svg:desc>
                </draw:g>
              </table:table-cell>
              <table:table-cell office:value-type="string">
                <text:p>CW Q10</text:p>
                <draw:g>
                  <svg:desc>CompiledData.J2:CompiledData.J2</svg:desc>
                </draw:g>
              </table:table-cell>
              <table:table-cell office:value-type="string">
                <text:p>CJ Q18</text:p>
                <draw:g>
                  <svg:desc>CompiledData.K2:CompiledData.K2</svg:desc>
                </draw:g>
              </table:table-cell>
              <table:table-cell office:value-type="string">
                <text:p>CW Q18</text:p>
                <draw:g>
                  <svg:desc>CompiledData.L2:CompiledData.L2</svg:desc>
                </draw:g>
              </table:table-cell>
              <table:table-cell office:value-type="string">
                <text:p>OJ Q3</text:p>
                <draw:g>
                  <svg:desc>CompiledData.V2:CompiledData.V2</svg:desc>
                </draw:g>
              </table:table-cell>
              <table:table-cell office:value-type="string">
                <text:p>OW Q3</text:p>
                <draw:g>
                  <svg:desc>CompiledData.M2:CompiledData.M2</svg:desc>
                </draw:g>
              </table:table-cell>
              <table:table-cell office:value-type="string">
                <text:p>OJ Q4</text:p>
                <draw:g>
                  <svg:desc>CompiledData.W2:CompiledData.W2</svg:desc>
                </draw:g>
              </table:table-cell>
              <table:table-cell office:value-type="string">
                <text:p>OW Q4</text:p>
                <draw:g>
                  <svg:desc>CompiledData.N2:CompiledData.N2</svg:desc>
                </draw:g>
              </table:table-cell>
              <table:table-cell office:value-type="string">
                <text:p>OJ Q5</text:p>
                <draw:g>
                  <svg:desc>CompiledData.X2:CompiledData.X2</svg:desc>
                </draw:g>
              </table:table-cell>
              <table:table-cell office:value-type="string">
                <text:p>OW Q5</text:p>
                <draw:g>
                  <svg:desc>CompiledData.O2:CompiledData.O2</svg:desc>
                </draw:g>
              </table:table-cell>
              <table:table-cell office:value-type="string">
                <text:p>OJ Q7</text:p>
                <draw:g>
                  <svg:desc>CompiledData.Y2:CompiledData.Y2</svg:desc>
                </draw:g>
              </table:table-cell>
              <table:table-cell office:value-type="string">
                <text:p>OW Q7</text:p>
                <draw:g>
                  <svg:desc>CompiledData.P2:CompiledData.P2</svg:desc>
                </draw:g>
              </table:table-cell>
              <table:table-cell office:value-type="string">
                <text:p>OJ Q10</text:p>
                <draw:g>
                  <svg:desc>CompiledData.Z2:CompiledData.Z2</svg:desc>
                </draw:g>
              </table:table-cell>
              <table:table-cell office:value-type="string">
                <text:p>OW Q10</text:p>
                <draw:g>
                  <svg:desc>CompiledData.Q2:CompiledData.Q2</svg:desc>
                </draw:g>
              </table:table-cell>
              <table:table-cell office:value-type="string">
                <text:p>OJ Q12</text:p>
                <draw:g>
                  <svg:desc>CompiledData.AA2:CompiledData.AA2</svg:desc>
                </draw:g>
              </table:table-cell>
              <table:table-cell office:value-type="string">
                <text:p>OW Q12</text:p>
                <draw:g>
                  <svg:desc>CompiledData.R2:CompiledData.R2</svg:desc>
                </draw:g>
              </table:table-cell>
              <table:table-cell office:value-type="string">
                <text:p>OJ Q13</text:p>
                <draw:g>
                  <svg:desc>CompiledData.AB2:CompiledData.AB2</svg:desc>
                </draw:g>
              </table:table-cell>
              <table:table-cell office:value-type="string">
                <text:p>OW Q13</text:p>
                <draw:g>
                  <svg:desc>CompiledData.S2:CompiledData.S2</svg:desc>
                </draw:g>
              </table:table-cell>
              <table:table-cell office:value-type="string">
                <text:p>OJ Q18</text:p>
                <draw:g>
                  <svg:desc>CompiledData.AC2:CompiledData.AC2</svg:desc>
                </draw:g>
              </table:table-cell>
              <table:table-cell office:value-type="string">
                <text:p>OW Q18</text:p>
                <draw:g>
                  <svg:desc>CompiledData.T2:CompiledData.T2</svg:desc>
                </draw:g>
              </table:table-cell>
              <table:table-cell office:value-type="string">
                <text:p>OJ Q21</text:p>
                <draw:g>
                  <svg:desc>CompiledData.AD2:CompiledData.AD2</svg:desc>
                </draw:g>
              </table:table-cell>
              <table:table-cell office:value-type="string">
                <text:p>OW Q21</text:p>
                <draw:g>
                  <svg:desc>CompiledData.U2:CompiledData.U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iledData.H3:CompiledData.H8</svg:desc>
                </draw:g>
              </table:table-cell>
              <table:table-cell office:value-type="float" office:value="1.11536684757245">
                <text:p>1.11536684757245</text:p>
                <draw:g>
                  <svg:desc>CompiledData.I3:CompiledData.I8</svg:desc>
                </draw:g>
              </table:table-cell>
              <table:table-cell office:value-type="float" office:value="1.01024027163575">
                <text:p>1.01024027163575</text:p>
                <draw:g>
                  <svg:desc>CompiledData.J3:CompiledData.J8</svg:desc>
                </draw:g>
              </table:table-cell>
              <table:table-cell office:value-type="float" office:value="1.01959984265983">
                <text:p>1.01959984265983</text:p>
                <draw:g>
                  <svg:desc>CompiledData.K3:CompiledData.K8</svg:desc>
                </draw:g>
              </table:table-cell>
              <table:table-cell office:value-type="float" office:value="1.01114530443087">
                <text:p>1.01114530443087</text:p>
                <draw:g>
                  <svg:desc>CompiledData.L3:CompiledData.L8</svg:desc>
                </draw:g>
              </table:table-cell>
              <table:table-cell office:value-type="float" office:value="NaN">
                <text:p>NaN</text:p>
                <draw:g>
                  <svg:desc>CompiledData.V3:CompiledData.V8</svg:desc>
                </draw:g>
              </table:table-cell>
              <table:table-cell office:value-type="float" office:value="NaN">
                <text:p>NaN</text:p>
                <draw:g>
                  <svg:desc>CompiledData.M3:CompiledData.M8</svg:desc>
                </draw:g>
              </table:table-cell>
              <table:table-cell office:value-type="float" office:value="NaN">
                <text:p>NaN</text:p>
                <draw:g>
                  <svg:desc>CompiledData.W3:CompiledData.W8</svg:desc>
                </draw:g>
              </table:table-cell>
              <table:table-cell office:value-type="float" office:value="NaN">
                <text:p>NaN</text:p>
                <draw:g>
                  <svg:desc>CompiledData.N3:CompiledData.N8</svg:desc>
                </draw:g>
              </table:table-cell>
              <table:table-cell office:value-type="float" office:value="NaN">
                <text:p>NaN</text:p>
                <draw:g>
                  <svg:desc>CompiledData.X3:CompiledData.X8</svg:desc>
                </draw:g>
              </table:table-cell>
              <table:table-cell office:value-type="float" office:value="NaN">
                <text:p>NaN</text:p>
                <draw:g>
                  <svg:desc>CompiledData.O3:CompiledData.O8</svg:desc>
                </draw:g>
              </table:table-cell>
              <table:table-cell office:value-type="float" office:value="NaN">
                <text:p>NaN</text:p>
                <draw:g>
                  <svg:desc>CompiledData.Y3:CompiledData.Y8</svg:desc>
                </draw:g>
              </table:table-cell>
              <table:table-cell office:value-type="float" office:value="NaN">
                <text:p>NaN</text:p>
                <draw:g>
                  <svg:desc>CompiledData.P3:CompiledData.P8</svg:desc>
                </draw:g>
              </table:table-cell>
              <table:table-cell office:value-type="float" office:value="NaN">
                <text:p>NaN</text:p>
                <draw:g>
                  <svg:desc>CompiledData.Z3:CompiledData.Z8</svg:desc>
                </draw:g>
              </table:table-cell>
              <table:table-cell office:value-type="float" office:value="NaN">
                <text:p>NaN</text:p>
                <draw:g>
                  <svg:desc>CompiledData.Q3:CompiledData.Q8</svg:desc>
                </draw:g>
              </table:table-cell>
              <table:table-cell office:value-type="float" office:value="NaN">
                <text:p>NaN</text:p>
                <draw:g>
                  <svg:desc>CompiledData.AA3:CompiledData.AA8</svg:desc>
                </draw:g>
              </table:table-cell>
              <table:table-cell office:value-type="float" office:value="NaN">
                <text:p>NaN</text:p>
                <draw:g>
                  <svg:desc>CompiledData.R3:CompiledData.R8</svg:desc>
                </draw:g>
              </table:table-cell>
              <table:table-cell office:value-type="float" office:value="NaN">
                <text:p>NaN</text:p>
                <draw:g>
                  <svg:desc>CompiledData.AB3:CompiledData.AB8</svg:desc>
                </draw:g>
              </table:table-cell>
              <table:table-cell office:value-type="float" office:value="NaN">
                <text:p>NaN</text:p>
                <draw:g>
                  <svg:desc>CompiledData.S3:CompiledData.S8</svg:desc>
                </draw:g>
              </table:table-cell>
              <table:table-cell office:value-type="float" office:value="NaN">
                <text:p>NaN</text:p>
                <draw:g>
                  <svg:desc>CompiledData.AC3:CompiledData.AC8</svg:desc>
                </draw:g>
              </table:table-cell>
              <table:table-cell office:value-type="float" office:value="NaN">
                <text:p>NaN</text:p>
                <draw:g>
                  <svg:desc>CompiledData.T3:CompiledData.T8</svg:desc>
                </draw:g>
              </table:table-cell>
              <table:table-cell office:value-type="float" office:value="NaN">
                <text:p>NaN</text:p>
                <draw:g>
                  <svg:desc>CompiledData.AD3:CompiledData.AD8</svg:desc>
                </draw:g>
              </table:table-cell>
              <table:table-cell office:value-type="float" office:value="NaN">
                <text:p>NaN</text:p>
                <draw:g>
                  <svg:desc>CompiledData.U3:CompiledData.U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28638355355488">
                <text:p>1.28638355355488</text:p>
              </table:table-cell>
              <table:table-cell office:value-type="float" office:value="0.999058310343639">
                <text:p>0.999058310343639</text:p>
              </table:table-cell>
              <table:table-cell office:value-type="float" office:value="1.03156905304973">
                <text:p>1.03156905304973</text:p>
              </table:table-cell>
              <table:table-cell office:value-type="float" office:value="1.0086408468676">
                <text:p>1.0086408468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60212215694271">
                <text:p>1.60212215694271</text:p>
              </table:table-cell>
              <table:table-cell office:value-type="float" office:value="1.00636003421987">
                <text:p>1.00636003421987</text:p>
              </table:table-cell>
              <table:table-cell office:value-type="float" office:value="1.01617517005866">
                <text:p>1.01617517005866</text:p>
              </table:table-cell>
              <table:table-cell office:value-type="float" office:value="1.00563320845052">
                <text:p>1.00563320845052</text:p>
              </table:table-cell>
              <table:table-cell office:value-type="float" office:value="1.42021057712541">
                <text:p>1.42021057712541</text:p>
              </table:table-cell>
              <table:table-cell office:value-type="float" office:value="0.989824778074611">
                <text:p>0.989824778074611</text:p>
              </table:table-cell>
              <table:table-cell office:value-type="float" office:value="1.99220413938755">
                <text:p>1.99220413938755</text:p>
              </table:table-cell>
              <table:table-cell office:value-type="float" office:value="1.00019483384945">
                <text:p>1.00019483384945</text:p>
              </table:table-cell>
              <table:table-cell office:value-type="float" office:value="1.1659094957826">
                <text:p>1.1659094957826</text:p>
              </table:table-cell>
              <table:table-cell office:value-type="float" office:value="1.0090501719248">
                <text:p>1.0090501719248</text:p>
              </table:table-cell>
              <table:table-cell office:value-type="float" office:value="1.02193212704917">
                <text:p>1.02193212704917</text:p>
              </table:table-cell>
              <table:table-cell office:value-type="float" office:value="1.00073958347187">
                <text:p>1.00073958347187</text:p>
              </table:table-cell>
              <table:table-cell office:value-type="float" office:value="1.3836604506454">
                <text:p>1.3836604506454</text:p>
              </table:table-cell>
              <table:table-cell office:value-type="float" office:value="1.00265828668823">
                <text:p>1.00265828668823</text:p>
              </table:table-cell>
              <table:table-cell office:value-type="float" office:value="1.16973278005883">
                <text:p>1.16973278005883</text:p>
              </table:table-cell>
              <table:table-cell office:value-type="float" office:value="1.01047791783473">
                <text:p>1.01047791783473</text:p>
              </table:table-cell>
              <table:table-cell office:value-type="float" office:value="1.76358625078832">
                <text:p>1.76358625078832</text:p>
              </table:table-cell>
              <table:table-cell office:value-type="float" office:value="1.02357242694141">
                <text:p>1.02357242694141</text:p>
              </table:table-cell>
              <table:table-cell office:value-type="float" office:value="2.43293716695158">
                <text:p>2.43293716695158</text:p>
              </table:table-cell>
              <table:table-cell office:value-type="float" office:value="1.00432696226348">
                <text:p>1.00432696226348</text:p>
              </table:table-cell>
              <table:table-cell office:value-type="float" office:value="1.08540869335458">
                <text:p>1.08540869335458</text:p>
              </table:table-cell>
              <table:table-cell office:value-type="float" office:value="0.994564287019494">
                <text:p>0.9945642870194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97310156851121">
                <text:p>2.97310156851121</text:p>
              </table:table-cell>
              <table:table-cell office:value-type="float" office:value="1.03658571123692">
                <text:p>1.03658571123692</text:p>
              </table:table-cell>
              <table:table-cell office:value-type="float" office:value="1.13863031642515">
                <text:p>1.13863031642515</text:p>
              </table:table-cell>
              <table:table-cell office:value-type="float" office:value="1.00260029902642">
                <text:p>1.00260029902642</text:p>
              </table:table-cell>
              <table:table-cell office:value-type="float" office:value="2.06470333230003">
                <text:p>2.06470333230003</text:p>
              </table:table-cell>
              <table:table-cell office:value-type="float" office:value="0.985439457672836">
                <text:p>0.985439457672836</text:p>
              </table:table-cell>
              <table:table-cell office:value-type="float" office:value="4.67341460221593">
                <text:p>4.67341460221593</text:p>
              </table:table-cell>
              <table:table-cell office:value-type="float" office:value="1.00038143568392">
                <text:p>1.00038143568392</text:p>
              </table:table-cell>
              <table:table-cell office:value-type="float" office:value="1.22170295998713">
                <text:p>1.22170295998713</text:p>
              </table:table-cell>
              <table:table-cell office:value-type="float" office:value="0.953164146745455">
                <text:p>0.953164146745455</text:p>
              </table:table-cell>
              <table:table-cell office:value-type="float" office:value="1.03952269099959">
                <text:p>1.03952269099959</text:p>
              </table:table-cell>
              <table:table-cell office:value-type="float" office:value="1.01442137009437">
                <text:p>1.01442137009437</text:p>
              </table:table-cell>
              <table:table-cell office:value-type="float" office:value="2.03229736891684">
                <text:p>2.03229736891684</text:p>
              </table:table-cell>
              <table:table-cell office:value-type="float" office:value="1.01122004750493">
                <text:p>1.01122004750493</text:p>
              </table:table-cell>
              <table:table-cell office:value-type="float" office:value="1.52854230603405">
                <text:p>1.52854230603405</text:p>
              </table:table-cell>
              <table:table-cell office:value-type="float" office:value="0.989026099833181">
                <text:p>0.989026099833181</text:p>
              </table:table-cell>
              <table:table-cell office:value-type="float" office:value="3.39063658396852">
                <text:p>3.39063658396852</text:p>
              </table:table-cell>
              <table:table-cell office:value-type="float" office:value="1.00911627145638">
                <text:p>1.00911627145638</text:p>
              </table:table-cell>
              <table:table-cell office:value-type="float" office:value="5.08682690150709">
                <text:p>5.08682690150709</text:p>
              </table:table-cell>
              <table:table-cell office:value-type="float" office:value="1.02501169356812">
                <text:p>1.02501169356812</text:p>
              </table:table-cell>
              <table:table-cell office:value-type="float" office:value="1.1823250241319">
                <text:p>1.1823250241319</text:p>
              </table:table-cell>
              <table:table-cell office:value-type="float" office:value="0.987641381027849">
                <text:p>0.9876413810278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94162817771221">
                <text:p>5.94162817771221</text:p>
              </table:table-cell>
              <table:table-cell office:value-type="float" office:value="1.32459507445705">
                <text:p>1.32459507445705</text:p>
              </table:table-cell>
              <table:table-cell office:value-type="float" office:value="1.53882235895452">
                <text:p>1.53882235895452</text:p>
              </table:table-cell>
              <table:table-cell office:value-type="float" office:value="1.01969816709656">
                <text:p>1.01969816709656</text:p>
              </table:table-cell>
              <table:table-cell office:value-type="float" office:value="3.24811386906142">
                <text:p>3.24811386906142</text:p>
              </table:table-cell>
              <table:table-cell office:value-type="float" office:value="1.01667722055083">
                <text:p>1.01667722055083</text:p>
              </table:table-cell>
              <table:table-cell office:value-type="float" office:value="10.0356941878784">
                <text:p>10.0356941878784</text:p>
              </table:table-cell>
              <table:table-cell office:value-type="float" office:value="1.03053613262101">
                <text:p>1.03053613262101</text:p>
              </table:table-cell>
              <table:table-cell office:value-type="float" office:value="1.32348531653011">
                <text:p>1.32348531653011</text:p>
              </table:table-cell>
              <table:table-cell office:value-type="float" office:value="0.949993470337933">
                <text:p>0.949993470337933</text:p>
              </table:table-cell>
              <table:table-cell office:value-type="float" office:value="1.05894074185146">
                <text:p>1.05894074185146</text:p>
              </table:table-cell>
              <table:table-cell office:value-type="float" office:value="1.01457644404815">
                <text:p>1.01457644404815</text:p>
              </table:table-cell>
              <table:table-cell office:value-type="float" office:value="3.61628320547381">
                <text:p>3.61628320547381</text:p>
              </table:table-cell>
              <table:table-cell office:value-type="float" office:value="1.01085051088053">
                <text:p>1.01085051088053</text:p>
              </table:table-cell>
              <table:table-cell office:value-type="float" office:value="2.1284487272079">
                <text:p>2.1284487272079</text:p>
              </table:table-cell>
              <table:table-cell office:value-type="float" office:value="0.996828070737152">
                <text:p>0.996828070737152</text:p>
              </table:table-cell>
              <table:table-cell office:value-type="float" office:value="7.87597727249646">
                <text:p>7.87597727249646</text:p>
              </table:table-cell>
              <table:table-cell office:value-type="float" office:value="1.04422864348076">
                <text:p>1.04422864348076</text:p>
              </table:table-cell>
              <table:table-cell office:value-type="float" office:value="11.4776418782135">
                <text:p>11.4776418782135</text:p>
              </table:table-cell>
              <table:table-cell office:value-type="float" office:value="1.05314760100888">
                <text:p>1.05314760100888</text:p>
              </table:table-cell>
              <table:table-cell office:value-type="float" office:value="1.35326920769933">
                <text:p>1.35326920769933</text:p>
              </table:table-cell>
              <table:table-cell office:value-type="float" office:value="0.989600379833782">
                <text:p>0.9896003798337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270">
                <text:p>270</text:p>
              </table:table-cell>
              <table:table-cell office:value-type="float" office:value="90">
                <text:p>90</text:p>
              </table:table-cell>
              <table:table-cell office:value-type="float" office:value="290">
                <text:p>290</text:p>
              </table:table-cell>
              <table:table-cell office:value-type="float" office:value="110">
                <text:p>110</text:p>
              </table:table-cell>
              <table:table-cell office:value-type="float" office:value="310">
                <text:p>310</text:p>
              </table:table-cell>
              <table:table-cell office:value-type="float" office:value="130">
                <text:p>130</text:p>
              </table:table-cell>
              <table:table-cell office:value-type="float" office:value="330">
                <text:p>330</text:p>
              </table:table-cell>
              <table:table-cell office:value-type="float" office:value="150">
                <text:p>150</text:p>
              </table:table-cell>
              <table:table-cell office:value-type="float" office:value="350">
                <text:p>350</text:p>
              </table:table-cell>
              <table:table-cell office:value-type="float" office:value="170">
                <text:p>170</text:p>
              </table:table-cell>
              <table:table-cell office:value-type="float" office:value="370">
                <text:p>370</text:p>
              </table:table-cell>
              <table:table-cell office:value-type="float" office:value="190">
                <text:p>190</text:p>
              </table:table-cell>
              <table:table-cell office:value-type="float" office:value="390">
                <text:p>390</text:p>
              </table:table-cell>
              <table:table-cell office:value-type="float" office:value="210">
                <text:p>210</text:p>
              </table:table-cell>
              <table:table-cell office:value-type="float" office:value="410">
                <text:p>410</text:p>
              </table:table-cell>
              <table:table-cell office:value-type="float" office:value="230">
                <text:p>230</text:p>
              </table:table-cell>
              <table:table-cell office:value-type="float" office:value="430">
                <text:p>43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fff200" draw:fill-color="#fff2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f200" draw:fill-color="#fff2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aa61a" draw:fill-color="#faa61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aa61a" draw:fill-color="#faa61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673604" draw:fill-color="#6736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73604" draw:fill-color="#6736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ef413d" draw:fill-color="#ef413d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610506" draw:fill-color="#610506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610506" draw:fill-color="#610506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a3238e" draw:fill-color="#a3238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a3238e" draw:fill-color="#a3238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Fine_20_Dashed" svg:stroke-width="0.08cm" svg:stroke-color="#5c2d91" draw:fill-color="#5c2d9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c2d91" draw:fill-color="#5c2d9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21409a" draw:fill-color="#21409a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Fine_20_Dashed" svg:stroke-width="0.08cm" svg:stroke-color="#002342" draw:fill-color="#002342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2342" draw:fill-color="#002342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dash" draw:stroke-dash="Fine_20_Dashed" svg:stroke-width="0.08cm" svg:stroke-color="#00aaad" draw:fill-color="#00aaad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aaad" draw:fill-color="#00aaad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dash" draw:stroke-dash="Fine_20_Dashed" svg:stroke-width="0.08cm" svg:stroke-color="#00a65d" draw:fill-color="#00a65d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a65d" draw:fill-color="#00a65d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 13 4 14 5 15 6 16 7 17 8 18 9 19 10 20 11 21 12" chart:style-name="ch1">
        <chart:plot-area chart:style-name="ch2" table:cell-range-address="CompiledData.H10:CompiledData.AD85" chart:data-source-has-labels="both" svg:x="1.623cm" svg:y="0.18cm" svg:width="14.057cm" svg:height="7.367cm">
          <chartooo:coordinate-region svg:x="2.165cm" svg:y="0.46cm" svg:width="12.786cm" svg:height="6.281cm"/>
          <chart:axis chart:dimension="x" chart:name="primary-x" chart:style-name="ch3" chartooo:axis-type="auto">
            <chart:title svg:x="5.982cm" svg:y="7.727cm" chart:style-name="ch4">
              <text:p>Number of Unifications</text:p>
            </chart:title>
            <chart:categories table:cell-range-address="CompiledData.H11:CompiledData.H85"/>
          </chart:axis>
          <chart:axis chart:dimension="y" chart:name="primary-y" chart:style-name="ch5">
            <chart:title svg:x="0.451cm" svg:y="6.201cm" chart:style-name="ch6">
              <text:p>Slowdown Multiplier</text:p>
            </chart:title>
            <chart:grid chart:style-name="ch7" chart:class="major"/>
          </chart:axis>
          <chart:series chart:style-name="ch8" chart:values-cell-range-address="CompiledData.I11:CompiledData.I85" chart:label-cell-address="CompiledData.I10:CompiledData.I10" chart:class="chart:scatter">
            <chart:domain table:cell-range-address="CompiledData.H11:CompiledData.H85"/>
            <chart:data-point chart:repeated="75"/>
          </chart:series>
          <chart:series chart:style-name="ch9" chart:values-cell-range-address="CompiledData.J11:CompiledData.J85" chart:label-cell-address="CompiledData.J10:CompiledData.J10" chart:class="chart:scatter">
            <chart:data-point chart:repeated="75"/>
          </chart:series>
          <chart:series chart:style-name="ch10" chart:values-cell-range-address="CompiledData.K11:CompiledData.K85" chart:label-cell-address="CompiledData.K10:CompiledData.K10" chart:class="chart:scatter">
            <chart:data-point chart:repeated="75"/>
          </chart:series>
          <chart:series chart:style-name="ch11" chart:values-cell-range-address="CompiledData.L11:CompiledData.L85" chart:label-cell-address="CompiledData.L10:CompiledData.L10" chart:class="chart:scatter">
            <chart:data-point chart:repeated="75"/>
          </chart:series>
          <chart:series chart:style-name="ch12" chart:values-cell-range-address="CompiledData.V11:CompiledData.V85" chart:label-cell-address="CompiledData.V10:CompiledData.V10" chart:class="chart:scatter">
            <chart:data-point chart:repeated="75"/>
          </chart:series>
          <chart:series chart:style-name="ch13" chart:values-cell-range-address="CompiledData.M11:CompiledData.M85" chart:label-cell-address="CompiledData.M10:CompiledData.M10" chart:class="chart:scatter">
            <chart:data-point chart:repeated="75"/>
          </chart:series>
          <chart:series chart:style-name="ch14" chart:values-cell-range-address="CompiledData.W11:CompiledData.W85" chart:label-cell-address="CompiledData.W10:CompiledData.W10" chart:class="chart:scatter">
            <chart:data-point chart:repeated="75"/>
          </chart:series>
          <chart:series chart:style-name="ch15" chart:values-cell-range-address="CompiledData.N11:CompiledData.N85" chart:label-cell-address="CompiledData.N10:CompiledData.N10" chart:class="chart:scatter">
            <chart:data-point chart:repeated="75"/>
          </chart:series>
          <chart:series chart:style-name="ch16" chart:values-cell-range-address="CompiledData.X11:CompiledData.X85" chart:label-cell-address="CompiledData.X10:CompiledData.X10" chart:class="chart:scatter">
            <chart:data-point chart:repeated="75"/>
          </chart:series>
          <chart:series chart:style-name="ch17" chart:values-cell-range-address="CompiledData.O11:CompiledData.O85" chart:label-cell-address="CompiledData.O10:CompiledData.O10" chart:class="chart:scatter">
            <chart:data-point chart:repeated="75"/>
          </chart:series>
          <chart:series chart:style-name="ch18" chart:values-cell-range-address="CompiledData.Y11:CompiledData.Y85" chart:label-cell-address="CompiledData.Y10:CompiledData.Y10" chart:class="chart:scatter">
            <chart:data-point chart:repeated="75"/>
          </chart:series>
          <chart:series chart:style-name="ch19" chart:values-cell-range-address="CompiledData.P11:CompiledData.P85" chart:label-cell-address="CompiledData.P10:CompiledData.P10" chart:class="chart:scatter">
            <chart:data-point chart:repeated="75"/>
          </chart:series>
          <chart:series chart:style-name="ch20" chart:values-cell-range-address="CompiledData.Z11:CompiledData.Z85" chart:label-cell-address="CompiledData.Z10:CompiledData.Z10" chart:class="chart:scatter">
            <chart:data-point chart:repeated="75"/>
          </chart:series>
          <chart:series chart:style-name="ch21" chart:values-cell-range-address="CompiledData.Q11:CompiledData.Q85" chart:label-cell-address="CompiledData.Q10:CompiledData.Q10" chart:class="chart:scatter">
            <chart:data-point chart:repeated="75"/>
          </chart:series>
          <chart:series chart:style-name="ch22" chart:values-cell-range-address="CompiledData.AA11:CompiledData.AA85" chart:label-cell-address="CompiledData.AA10:CompiledData.AA10" chart:class="chart:scatter">
            <chart:data-point chart:repeated="75"/>
          </chart:series>
          <chart:series chart:style-name="ch23" chart:values-cell-range-address="CompiledData.R11:CompiledData.R85" chart:label-cell-address="CompiledData.R10:CompiledData.R10" chart:class="chart:scatter">
            <chart:data-point chart:repeated="75"/>
          </chart:series>
          <chart:series chart:style-name="ch24" chart:values-cell-range-address="CompiledData.AB11:CompiledData.AB85" chart:label-cell-address="CompiledData.AB10:CompiledData.AB10" chart:class="chart:scatter">
            <chart:data-point chart:repeated="75"/>
          </chart:series>
          <chart:series chart:style-name="ch25" chart:values-cell-range-address="CompiledData.S11:CompiledData.S85" chart:label-cell-address="CompiledData.S10:CompiledData.S10" chart:class="chart:scatter">
            <chart:data-point chart:repeated="75"/>
          </chart:series>
          <chart:series chart:style-name="ch26" chart:values-cell-range-address="CompiledData.AC11:CompiledData.AC85" chart:label-cell-address="CompiledData.AC10:CompiledData.AC10" chart:class="chart:scatter">
            <chart:data-point chart:repeated="75"/>
          </chart:series>
          <chart:series chart:style-name="ch27" chart:values-cell-range-address="CompiledData.T11:CompiledData.T85" chart:label-cell-address="CompiledData.T10:CompiledData.T10" chart:class="chart:scatter">
            <chart:data-point chart:repeated="75"/>
          </chart:series>
          <chart:series chart:style-name="ch28" chart:values-cell-range-address="CompiledData.AD11:CompiledData.AD85" chart:label-cell-address="CompiledData.AD10:CompiledData.AD10" chart:class="chart:scatter">
            <chart:data-point chart:repeated="75"/>
          </chart:series>
          <chart:series chart:style-name="ch29" chart:values-cell-range-address="CompiledData.U11:CompiledData.U85" chart:label-cell-address="CompiledData.U10:CompiledData.U10" chart:class="chart:scatter">
            <chart:data-point chart:repeated="75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J Q10</text:p>
                <draw:g>
                  <svg:desc>CompiledData.I10:CompiledData.I10</svg:desc>
                </draw:g>
              </table:table-cell>
              <table:table-cell office:value-type="string">
                <text:p>CW Q10</text:p>
                <draw:g>
                  <svg:desc>CompiledData.J10:CompiledData.J10</svg:desc>
                </draw:g>
              </table:table-cell>
              <table:table-cell office:value-type="string">
                <text:p>CJ Q18</text:p>
                <draw:g>
                  <svg:desc>CompiledData.K10:CompiledData.K10</svg:desc>
                </draw:g>
              </table:table-cell>
              <table:table-cell office:value-type="string">
                <text:p>CW Q18</text:p>
                <draw:g>
                  <svg:desc>CompiledData.L10:CompiledData.L10</svg:desc>
                </draw:g>
              </table:table-cell>
              <table:table-cell office:value-type="string">
                <text:p>OJ Q3</text:p>
                <draw:g>
                  <svg:desc>CompiledData.V10:CompiledData.V10</svg:desc>
                </draw:g>
              </table:table-cell>
              <table:table-cell office:value-type="string">
                <text:p>OW Q3</text:p>
                <draw:g>
                  <svg:desc>CompiledData.M10:CompiledData.M10</svg:desc>
                </draw:g>
              </table:table-cell>
              <table:table-cell office:value-type="string">
                <text:p>OJ Q4</text:p>
                <draw:g>
                  <svg:desc>CompiledData.W10:CompiledData.W10</svg:desc>
                </draw:g>
              </table:table-cell>
              <table:table-cell office:value-type="string">
                <text:p>OW Q4</text:p>
                <draw:g>
                  <svg:desc>CompiledData.N10:CompiledData.N10</svg:desc>
                </draw:g>
              </table:table-cell>
              <table:table-cell office:value-type="string">
                <text:p>OJ Q5</text:p>
                <draw:g>
                  <svg:desc>CompiledData.X10:CompiledData.X10</svg:desc>
                </draw:g>
              </table:table-cell>
              <table:table-cell office:value-type="string">
                <text:p>OW Q5</text:p>
                <draw:g>
                  <svg:desc>CompiledData.O10:CompiledData.O10</svg:desc>
                </draw:g>
              </table:table-cell>
              <table:table-cell office:value-type="string">
                <text:p>OJ Q7</text:p>
                <draw:g>
                  <svg:desc>CompiledData.Y10:CompiledData.Y10</svg:desc>
                </draw:g>
              </table:table-cell>
              <table:table-cell office:value-type="string">
                <text:p>OW Q7</text:p>
                <draw:g>
                  <svg:desc>CompiledData.P10:CompiledData.P10</svg:desc>
                </draw:g>
              </table:table-cell>
              <table:table-cell office:value-type="string">
                <text:p>OJ Q10</text:p>
                <draw:g>
                  <svg:desc>CompiledData.Z10:CompiledData.Z10</svg:desc>
                </draw:g>
              </table:table-cell>
              <table:table-cell office:value-type="string">
                <text:p>OW Q10</text:p>
                <draw:g>
                  <svg:desc>CompiledData.Q10:CompiledData.Q10</svg:desc>
                </draw:g>
              </table:table-cell>
              <table:table-cell office:value-type="string">
                <text:p>OJ Q12</text:p>
                <draw:g>
                  <svg:desc>CompiledData.AA10:CompiledData.AA10</svg:desc>
                </draw:g>
              </table:table-cell>
              <table:table-cell office:value-type="string">
                <text:p>OW Q12</text:p>
                <draw:g>
                  <svg:desc>CompiledData.R10:CompiledData.R10</svg:desc>
                </draw:g>
              </table:table-cell>
              <table:table-cell office:value-type="string">
                <text:p>OJ Q13</text:p>
                <draw:g>
                  <svg:desc>CompiledData.AB10:CompiledData.AB10</svg:desc>
                </draw:g>
              </table:table-cell>
              <table:table-cell office:value-type="string">
                <text:p>OW Q13</text:p>
                <draw:g>
                  <svg:desc>CompiledData.S10:CompiledData.S10</svg:desc>
                </draw:g>
              </table:table-cell>
              <table:table-cell office:value-type="string">
                <text:p>OJ Q18</text:p>
                <draw:g>
                  <svg:desc>CompiledData.AC10:CompiledData.AC10</svg:desc>
                </draw:g>
              </table:table-cell>
              <table:table-cell office:value-type="string">
                <text:p>OW Q18</text:p>
                <draw:g>
                  <svg:desc>CompiledData.T10:CompiledData.T10</svg:desc>
                </draw:g>
              </table:table-cell>
              <table:table-cell office:value-type="string">
                <text:p>OJ Q21</text:p>
                <draw:g>
                  <svg:desc>CompiledData.AD10:CompiledData.AD10</svg:desc>
                </draw:g>
              </table:table-cell>
              <table:table-cell office:value-type="string">
                <text:p>OW Q21</text:p>
                <draw:g>
                  <svg:desc>CompiledData.U10:CompiledData.U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mpiledData.H11:CompiledData.H85</svg:desc>
                </draw:g>
              </table:table-cell>
              <table:table-cell office:value-type="float" office:value="NaN">
                <text:p>NaN</text:p>
                <draw:g>
                  <svg:desc>CompiledData.I11:CompiledData.I85</svg:desc>
                </draw:g>
              </table:table-cell>
              <table:table-cell office:value-type="float" office:value="NaN">
                <text:p>NaN</text:p>
                <draw:g>
                  <svg:desc>CompiledData.J11:CompiledData.J85</svg:desc>
                </draw:g>
              </table:table-cell>
              <table:table-cell office:value-type="float" office:value="NaN">
                <text:p>NaN</text:p>
                <draw:g>
                  <svg:desc>CompiledData.K11:CompiledData.K85</svg:desc>
                </draw:g>
              </table:table-cell>
              <table:table-cell office:value-type="float" office:value="1.01114530443087">
                <text:p>1.01114530443087</text:p>
                <draw:g>
                  <svg:desc>CompiledData.L11:CompiledData.L85</svg:desc>
                </draw:g>
              </table:table-cell>
              <table:table-cell office:value-type="float" office:value="NaN">
                <text:p>NaN</text:p>
                <draw:g>
                  <svg:desc>CompiledData.V11:CompiledData.V85</svg:desc>
                </draw:g>
              </table:table-cell>
              <table:table-cell office:value-type="float" office:value="NaN">
                <text:p>NaN</text:p>
                <draw:g>
                  <svg:desc>CompiledData.M11:CompiledData.M85</svg:desc>
                </draw:g>
              </table:table-cell>
              <table:table-cell office:value-type="float" office:value="NaN">
                <text:p>NaN</text:p>
                <draw:g>
                  <svg:desc>CompiledData.W11:CompiledData.W85</svg:desc>
                </draw:g>
              </table:table-cell>
              <table:table-cell office:value-type="float" office:value="NaN">
                <text:p>NaN</text:p>
                <draw:g>
                  <svg:desc>CompiledData.N11:CompiledData.N85</svg:desc>
                </draw:g>
              </table:table-cell>
              <table:table-cell office:value-type="float" office:value="NaN">
                <text:p>NaN</text:p>
                <draw:g>
                  <svg:desc>CompiledData.X11:CompiledData.X85</svg:desc>
                </draw:g>
              </table:table-cell>
              <table:table-cell office:value-type="float" office:value="NaN">
                <text:p>NaN</text:p>
                <draw:g>
                  <svg:desc>CompiledData.O11:CompiledData.O85</svg:desc>
                </draw:g>
              </table:table-cell>
              <table:table-cell office:value-type="float" office:value="NaN">
                <text:p>NaN</text:p>
                <draw:g>
                  <svg:desc>CompiledData.Y11:CompiledData.Y85</svg:desc>
                </draw:g>
              </table:table-cell>
              <table:table-cell office:value-type="float" office:value="NaN">
                <text:p>NaN</text:p>
                <draw:g>
                  <svg:desc>CompiledData.P11:CompiledData.P85</svg:desc>
                </draw:g>
              </table:table-cell>
              <table:table-cell office:value-type="float" office:value="NaN">
                <text:p>NaN</text:p>
                <draw:g>
                  <svg:desc>CompiledData.Z11:CompiledData.Z85</svg:desc>
                </draw:g>
              </table:table-cell>
              <table:table-cell office:value-type="float" office:value="NaN">
                <text:p>NaN</text:p>
                <draw:g>
                  <svg:desc>CompiledData.Q11:CompiledData.Q85</svg:desc>
                </draw:g>
              </table:table-cell>
              <table:table-cell office:value-type="float" office:value="NaN">
                <text:p>NaN</text:p>
                <draw:g>
                  <svg:desc>CompiledData.AA11:CompiledData.AA85</svg:desc>
                </draw:g>
              </table:table-cell>
              <table:table-cell office:value-type="float" office:value="NaN">
                <text:p>NaN</text:p>
                <draw:g>
                  <svg:desc>CompiledData.R11:CompiledData.R85</svg:desc>
                </draw:g>
              </table:table-cell>
              <table:table-cell office:value-type="float" office:value="NaN">
                <text:p>NaN</text:p>
                <draw:g>
                  <svg:desc>CompiledData.AB11:CompiledData.AB85</svg:desc>
                </draw:g>
              </table:table-cell>
              <table:table-cell office:value-type="float" office:value="NaN">
                <text:p>NaN</text:p>
                <draw:g>
                  <svg:desc>CompiledData.S11:CompiledData.S85</svg:desc>
                </draw:g>
              </table:table-cell>
              <table:table-cell office:value-type="float" office:value="NaN">
                <text:p>NaN</text:p>
                <draw:g>
                  <svg:desc>CompiledData.AC11:CompiledData.AC85</svg:desc>
                </draw:g>
              </table:table-cell>
              <table:table-cell office:value-type="float" office:value="NaN">
                <text:p>NaN</text:p>
                <draw:g>
                  <svg:desc>CompiledData.T11:CompiledData.T85</svg:desc>
                </draw:g>
              </table:table-cell>
              <table:table-cell office:value-type="float" office:value="NaN">
                <text:p>NaN</text:p>
                <draw:g>
                  <svg:desc>CompiledData.AD11:CompiledData.AD85</svg:desc>
                </draw:g>
              </table:table-cell>
              <table:table-cell office:value-type="float" office:value="NaN">
                <text:p>NaN</text:p>
                <draw:g>
                  <svg:desc>CompiledData.U11:CompiledData.U8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959984265983">
                <text:p>1.01959984265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6408468676">
                <text:p>1.0086408468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156905304973">
                <text:p>1.03156905304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17517005866">
                <text:p>1.01617517005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.01024027163575">
                <text:p>1.0102402716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63320845052">
                <text:p>1.00563320845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1536684757245">
                <text:p>1.1153668475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863031642515">
                <text:p>1.1386303164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973278005883">
                <text:p>1.16973278005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60029902642">
                <text:p>1.0026002990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824778074611">
                <text:p>0.98982477807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90501719248">
                <text:p>1.009050171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73958347187">
                <text:p>1.0007395834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65828668823">
                <text:p>1.0026582866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047791783473">
                <text:p>1.0104779178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357242694141">
                <text:p>1.0235724269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564287019494">
                <text:p>0.994564287019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220413938755">
                <text:p>1.99220413938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432696226348">
                <text:p>1.0043269622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540869335458">
                <text:p>1.08540869335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358625078832">
                <text:p>1.7635862507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9483384945">
                <text:p>1.0001948338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23250241319">
                <text:p>1.182325024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59094957826">
                <text:p>1.165909495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193212704917">
                <text:p>1.02193212704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36604506454">
                <text:p>1.383660450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969816709656">
                <text:p>1.01969816709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28638355355488">
                <text:p>1.2863835535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999058310343639">
                <text:p>0.999058310343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293716695158">
                <text:p>2.43293716695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882235895452">
                <text:p>1.53882235895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341460221593">
                <text:p>4.6734146022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3164146745455">
                <text:p>0.9531641467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42137009437">
                <text:p>1.01442137009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026099833181">
                <text:p>0.98902609983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854230603405">
                <text:p>1.52854230603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60212215694271">
                <text:p>1.6021221569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7641381027849">
                <text:p>0.9876413810278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.00636003421987">
                <text:p>1.0063600342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5439457672836">
                <text:p>0.98543945767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122004750493">
                <text:p>1.0112200475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911627145638">
                <text:p>1.00911627145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38143568392">
                <text:p>1.0003814356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063658396852">
                <text:p>3.3906365839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501169356812">
                <text:p>1.0250116935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23250241319">
                <text:p>1.182325024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229736891684">
                <text:p>2.0322973689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326920769933">
                <text:p>1.3532692076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170295998713">
                <text:p>1.2217029599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952269099959">
                <text:p>1.0395226909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9993470337933">
                <text:p>0.94999347033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57644404815">
                <text:p>1.0145764440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828070737152">
                <text:p>0.99682807073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682690150709">
                <text:p>5.0868269015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600379833782">
                <text:p>0.98960037983378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085051088053">
                <text:p>1.01085051088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422864348076">
                <text:p>1.04422864348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356941878784">
                <text:p>10.0356941878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053613262101">
                <text:p>1.0305361326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67722055083">
                <text:p>1.01667722055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84487272079">
                <text:p>2.128448727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.97310156851121">
                <text:p>2.9731015685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1.03658571123692">
                <text:p>1.03658571123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314760100888">
                <text:p>1.0531476010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7597727249646">
                <text:p>7.87597727249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326920769933">
                <text:p>1.35326920769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811386906142">
                <text:p>3.24811386906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28320547381">
                <text:p>3.6162832054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48531653011">
                <text:p>1.3234853165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894074185146">
                <text:p>1.05894074185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776418782135">
                <text:p>11.477641878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.32459507445705">
                <text:p>1.3245950744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94162817771221">
                <text:p>5.9416281777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4pt" style:font-size-asian="14pt" style:font-size-complex="14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5" style:family="chart">
      <style:chart-properties style:rotation-angle="0"/>
      <style:text-properties style:text-position="0% 100%" fo:font-size="14pt" style:font-size-asian="14pt" style:font-size-complex="14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7" style:family="chart">
      <style:chart-properties style:rotation-angle="90"/>
      <style:text-properties style:text-position="0% 100%" fo:font-size="14pt" style:font-size-asian="14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8cm" svg:height="9.984cm" xlink:href=".." xlink:type="simple" chart:class="chart:line" chart:style-name="ch1">
        <chart:legend chart:legend-position="end" svg:x="2.8cm" svg:y="8.904cm" style:legend-expansion="custom" chartooo:width="11.67cm" chartooo:height="1.049cm" style:legend-expansion-aspect-ratio="11.1248808388942" chart:style-name="ch2"/>
        <chart:plot-area chart:style-name="ch3" table:cell-range-address="CompiledData.A10:CompiledData.G30" chart:data-source-has-labels="both" svg:x="1.371cm" svg:y="0.104cm" svg:width="13.57cm" svg:height="7.985cm">
          <chartooo:coordinate-region svg:x="2.786cm" svg:y="0.383cm" svg:width="12.155cm" svg:height="6.445cm"/>
          <chart:axis chart:dimension="x" chart:name="primary-x" chart:style-name="ch4" chartooo:axis-type="auto">
            <chartooo:date-scale/>
            <chart:title svg:x="6.399cm" svg:y="7.837cm" chart:style-name="ch5">
              <text:p>Number of Unifications</text:p>
            </chart:title>
            <chart:categories table:cell-range-address="CompiledData.A11:CompiledData.A30"/>
          </chart:axis>
          <chart:axis chart:dimension="y" chart:name="primary-y" chart:style-name="ch6">
            <chart:title svg:x="0.45cm" svg:y="5.818cm" chart:style-name="ch7">
              <text:p>Execution Time (s)</text:p>
            </chart:title>
            <chart:grid chart:style-name="ch8" chart:class="major"/>
          </chart:axis>
          <chart:series chart:style-name="ch9" chart:values-cell-range-address="CompiledData.B11:CompiledData.B30" chart:label-cell-address="CompiledData.B10:CompiledData.B10" chart:class="chart:line">
            <chart:data-point chart:repeated="20"/>
          </chart:series>
          <chart:series chart:style-name="ch10" chart:values-cell-range-address="CompiledData.C11:CompiledData.C30" chart:label-cell-address="CompiledData.C10:CompiledData.C10" chart:class="chart:line">
            <chart:data-point chart:repeated="20"/>
          </chart:series>
          <chart:series chart:style-name="ch11" chart:values-cell-range-address="CompiledData.D11:CompiledData.D30" chart:label-cell-address="CompiledData.D10:CompiledData.D10" chart:class="chart:line">
            <chart:data-point chart:repeated="20"/>
          </chart:series>
          <chart:series chart:style-name="ch9" chart:values-cell-range-address="CompiledData.E11:CompiledData.E30" chart:label-cell-address="CompiledData.E10:CompiledData.E10" chart:class="chart:line">
            <chart:data-point chart:repeated="20"/>
          </chart:series>
          <chart:series chart:style-name="ch11" chart:values-cell-range-address="CompiledData.F11:CompiledData.F30" chart:label-cell-address="CompiledData.F10:CompiledData.F10" chart:class="chart:line">
            <chart:data-point chart:repeated="20"/>
          </chart:series>
          <chart:series chart:style-name="ch11" chart:values-cell-range-address="CompiledData.G11:CompiledData.G30" chart:label-cell-address="CompiledData.G10:CompiledData.G10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989824778074611</text:p>
                <draw:g>
                  <svg:desc>CompiledData.B10:CompiledData.B10</svg:desc>
                </draw:g>
              </table:table-cell>
              <table:table-cell office:value-type="string">
                <text:p>1.00019483384945</text:p>
                <draw:g>
                  <svg:desc>CompiledData.C10:CompiledData.C10</svg:desc>
                </draw:g>
              </table:table-cell>
              <table:table-cell office:value-type="string">
                <text:p>1.0090501719248</text:p>
                <draw:g>
                  <svg:desc>CompiledData.D10:CompiledData.D10</svg:desc>
                </draw:g>
              </table:table-cell>
              <table:table-cell office:value-type="string">
                <text:p>1.00073958347187</text:p>
                <draw:g>
                  <svg:desc>CompiledData.E10:CompiledData.E10</svg:desc>
                </draw:g>
              </table:table-cell>
              <table:table-cell office:value-type="string">
                <text:p>1.00265828668823</text:p>
                <draw:g>
                  <svg:desc>CompiledData.F10:CompiledData.F10</svg:desc>
                </draw:g>
              </table:table-cell>
              <table:table-cell office:value-type="string">
                <text:p>1.01047791783473</text:p>
                <draw:g>
                  <svg:desc>CompiledData.G10:CompiledData.G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mpiledData.A11:CompiledData.A30</svg:desc>
                </draw:g>
              </table:table-cell>
              <table:table-cell office:value-type="float" office:value="227.883994">
                <text:p>227.883994</text:p>
                <draw:g>
                  <svg:desc>CompiledData.B11:CompiledData.B30</svg:desc>
                </draw:g>
              </table:table-cell>
              <table:table-cell office:value-type="float" office:value="NaN">
                <text:p>NaN</text:p>
                <draw:g>
                  <svg:desc>CompiledData.C11:CompiledData.C30</svg:desc>
                </draw:g>
              </table:table-cell>
              <table:table-cell office:value-type="float" office:value="NaN">
                <text:p>NaN</text:p>
                <draw:g>
                  <svg:desc>CompiledData.D11:CompiledData.D30</svg:desc>
                </draw:g>
              </table:table-cell>
              <table:table-cell office:value-type="float" office:value="303.668152">
                <text:p>303.668152</text:p>
                <draw:g>
                  <svg:desc>CompiledData.E11:CompiledData.E30</svg:desc>
                </draw:g>
              </table:table-cell>
              <table:table-cell office:value-type="float" office:value="NaN">
                <text:p>NaN</text:p>
                <draw:g>
                  <svg:desc>CompiledData.F11:CompiledData.F30</svg:desc>
                </draw:g>
              </table:table-cell>
              <table:table-cell office:value-type="float" office:value="307.052626">
                <text:p>307.052626</text:p>
                <draw:g>
                  <svg:desc>CompiledData.G11:CompiledData.G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.62">
                <text:p>309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292102">
                <text:p>306.2921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.254668">
                <text:p>313.254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580036">
                <text:p>308.580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217588">
                <text:p>230.217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.378778">
                <text:p>305.3787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54.174252">
                <text:p>254.174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765764">
                <text:p>345.765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45778">
                <text:p>304.457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.649858">
                <text:p>309.6498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93.146222">
                <text:p>293.14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669398">
                <text:p>227.669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.291342">
                <text:p>467.29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65.097996">
                <text:p>365.097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333344">
                <text:p>229.33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677.52226">
                <text:p>677.5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221292">
                <text:p>236.22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854016">
                <text:p>301.854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7.883994">
                <text:p>227.883994</text:p>
              </table:table-cell>
              <table:table-cell office:value-type="float" office:value="1354.00196">
                <text:p>1354.00196</text:p>
              </table:table-cell>
              <table:table-cell office:value-type="float" office:value="NaN">
                <text:p>NaN</text:p>
              </table:table-cell>
              <table:table-cell office:value-type="float" office:value="303.668152">
                <text:p>303.668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5" style:family="chart">
      <style:chart-properties style:rotation-angle="0"/>
      <style:text-properties style:text-position="0% 100%" fo:font-size="14pt" style:font-size-asian="14pt" style:font-size-complex="14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7" style:family="chart">
      <style:chart-properties style:rotation-angle="90"/>
      <style:text-properties style:text-position="0% 100%" fo:font-size="14pt" style:font-size-asian="14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8cm" svg:height="9.863cm" xlink:href=".." xlink:type="simple" chart:class="chart:line" chart:style-name="ch1">
        <chart:legend chart:legend-position="end" svg:x="0.653cm" svg:y="8.406cm" style:legend-expansion="custom" chartooo:width="14.152cm" chartooo:height="1.425cm" style:legend-expansion-aspect-ratio="9.93122807017544" chart:style-name="ch2"/>
        <chart:plot-area chart:style-name="ch3" table:cell-range-address="CompiledData.A33:CompiledData.C37 CompiledData.A32:CompiledData.C32 CompiledData.D32:CompiledData.G37" chart:data-source-has-labels="both" svg:x="0cm" svg:y="0cm" svg:width="-32.767cm" svg:height="-32.767cm">
          <chartooo:coordinate-region svg:x="2.4cm" svg:y="0.37cm" svg:width="13.159cm" svg:height="6.444cm"/>
          <chart:axis chart:dimension="x" chart:name="primary-x" chart:style-name="ch4" chartooo:axis-type="auto">
            <chartooo:date-scale/>
            <chart:title svg:x="6.46cm" svg:y="7.671cm" chart:style-name="ch5">
              <text:p>Number of Constraints</text:p>
            </chart:title>
            <chart:categories table:cell-range-address="CompiledData.A33:CompiledData.A37"/>
          </chart:axis>
          <chart:axis chart:dimension="y" chart:name="primary-y" chart:style-name="ch6">
            <chart:title svg:x="0.468cm" svg:y="6.204cm" chart:style-name="ch7">
              <text:p>Rewriting Time (ms)</text:p>
            </chart:title>
            <chart:grid chart:style-name="ch8" chart:class="major"/>
          </chart:axis>
          <chart:series chart:style-name="ch9" chart:values-cell-range-address="CompiledData.B33:CompiledData.B37" chart:label-cell-address="CompiledData.B32:CompiledData.B32" chart:class="chart:line">
            <chart:data-point chart:repeated="5"/>
          </chart:series>
          <chart:series chart:style-name="ch10" chart:values-cell-range-address="CompiledData.D33:CompiledData.D37" chart:label-cell-address="CompiledData.D32:CompiledData.D32" chart:class="chart:line">
            <chart:data-point chart:repeated="5"/>
          </chart:series>
          <chart:series chart:style-name="ch11" chart:values-cell-range-address="CompiledData.F33:CompiledData.F37" chart:label-cell-address="CompiledData.F32:CompiledData.F32" chart:class="chart:line">
            <chart:data-point chart:repeated="5"/>
          </chart:series>
          <chart:series chart:style-name="ch11" chart:values-cell-range-address="CompiledData.C33:CompiledData.C37" chart:label-cell-address="CompiledData.C32:CompiledData.C32" chart:class="chart:line">
            <chart:data-point chart:repeated="5"/>
          </chart:series>
          <chart:series chart:style-name="ch11" chart:values-cell-range-address="CompiledData.E33:CompiledData.E37" chart:label-cell-address="CompiledData.E32:CompiledData.E32" chart:class="chart:line">
            <chart:data-point chart:repeated="5"/>
          </chart:series>
          <chart:series chart:style-name="ch11" chart:values-cell-range-address="CompiledData.G33:CompiledData.G37" chart:label-cell-address="CompiledData.G32:CompiledData.G3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J Q10</text:p>
                <draw:g>
                  <svg:desc>CompiledData.B32:CompiledData.B32</svg:desc>
                </draw:g>
              </table:table-cell>
              <table:table-cell office:value-type="string">
                <text:p>CAJ Q13</text:p>
                <draw:g>
                  <svg:desc>CompiledData.D32:CompiledData.D32</svg:desc>
                </draw:g>
              </table:table-cell>
              <table:table-cell office:value-type="string">
                <text:p>CAJ Q18</text:p>
                <draw:g>
                  <svg:desc>CompiledData.F32:CompiledData.F32</svg:desc>
                </draw:g>
              </table:table-cell>
              <table:table-cell office:value-type="string">
                <text:p>CAW Q10</text:p>
                <draw:g>
                  <svg:desc>CompiledData.C32:CompiledData.C32</svg:desc>
                </draw:g>
              </table:table-cell>
              <table:table-cell office:value-type="string">
                <text:p>CAW Q13</text:p>
                <draw:g>
                  <svg:desc>CompiledData.E32:CompiledData.E32</svg:desc>
                </draw:g>
              </table:table-cell>
              <table:table-cell office:value-type="string">
                <text:p>CAW Q18</text:p>
                <draw:g>
                  <svg:desc>CompiledData.G32:CompiledData.G3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iledData.A33:CompiledData.A37</svg:desc>
                </draw:g>
              </table:table-cell>
              <table:table-cell office:value-type="float" office:value="3">
                <text:p>3</text:p>
                <draw:g>
                  <svg:desc>CompiledData.B33:CompiledData.B37</svg:desc>
                </draw:g>
              </table:table-cell>
              <table:table-cell office:value-type="float" office:value="0">
                <text:p>0</text:p>
                <draw:g>
                  <svg:desc>CompiledData.D33:CompiledData.D37</svg:desc>
                </draw:g>
              </table:table-cell>
              <table:table-cell office:value-type="float" office:value="1">
                <text:p>1</text:p>
                <draw:g>
                  <svg:desc>CompiledData.F33:CompiledData.F37</svg:desc>
                </draw:g>
              </table:table-cell>
              <table:table-cell office:value-type="float" office:value="14">
                <text:p>14</text:p>
                <draw:g>
                  <svg:desc>CompiledData.C33:CompiledData.C37</svg:desc>
                </draw:g>
              </table:table-cell>
              <table:table-cell office:value-type="float" office:value="0">
                <text:p>0</text:p>
                <draw:g>
                  <svg:desc>CompiledData.E33:CompiledData.E37</svg:desc>
                </draw:g>
              </table:table-cell>
              <table:table-cell office:value-type="float" office:value="1">
                <text:p>1</text:p>
                <draw:g>
                  <svg:desc>CompiledData.G33:CompiledData.G37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5" style:family="chart">
      <style:chart-properties style:rotation-angle="0"/>
      <style:text-properties style:text-position="0% 100%" fo:font-size="14pt" style:font-size-asian="14pt" style:font-size-complex="14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7" style:family="chart">
      <style:chart-properties style:rotation-angle="90"/>
      <style:text-properties style:text-position="0% 100%" fo:font-size="14pt" style:font-size-asian="14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1" style:family="chart">
      <style:chart-properties chart:solid-type="cuboid" chart:symbol-type="named-symbol" chart:symbol-name="arrow-up" chart:symbol-width="0.282cm" chart:symbol-height="0.282cm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8cm" svg:height="10.214cm" xlink:href=".." xlink:type="simple" chart:class="chart:line" chart:style-name="ch1">
        <chart:legend chart:legend-position="end" svg:x="3.6cm" svg:y="8.892cm" style:legend-expansion="custom" chartooo:width="10.653cm" chartooo:height="1.321cm" style:legend-expansion-aspect-ratio="8.06434519303558" chart:style-name="ch2"/>
        <chart:plot-area chart:style-name="ch3" table:cell-range-address="CompiledData.A3:CompiledData.A7 CompiledData.C10:CompiledData.D10 CompiledData.I3:CompiledData.L7 CompiledData.F10:CompiledData.G10" chart:data-source-has-labels="both" svg:x="1.661cm" svg:y="0.2cm" svg:width="14.161cm" svg:height="7.609cm">
          <chartooo:coordinate-region svg:x="2.203cm" svg:y="0.479cm" svg:width="13.181cm" svg:height="6.524cm"/>
          <chart:axis chart:dimension="x" chart:name="primary-x" chart:style-name="ch4" chartooo:axis-type="auto">
            <chartooo:date-scale/>
            <chart:title svg:x="6.084cm" svg:y="7.979cm" chart:style-name="ch5">
              <text:p>Number of Constraints</text:p>
            </chart:title>
            <chart:categories table:cell-range-address="CompiledData.A3:CompiledData.A7"/>
          </chart:axis>
          <chart:axis chart:dimension="y" chart:name="primary-y" chart:style-name="ch6">
            <chart:title svg:x="0.378cm" svg:y="6.148cm" chart:style-name="ch7">
              <text:p>Slowdown Multiplier</text:p>
            </chart:title>
            <chart:grid chart:style-name="ch8" chart:class="major"/>
          </chart:axis>
          <chart:series chart:style-name="ch9" chart:values-cell-range-address="CompiledData.I3:CompiledData.I7" chart:label-cell-address="CompiledData.C10:CompiledData.C10" chart:class="chart:line">
            <chart:data-point chart:repeated="5"/>
          </chart:series>
          <chart:series chart:style-name="ch10" chart:values-cell-range-address="CompiledData.J3:CompiledData.J7" chart:label-cell-address="CompiledData.D10:CompiledData.D10" chart:class="chart:line">
            <chart:data-point chart:repeated="5"/>
          </chart:series>
          <chart:series chart:style-name="ch10" chart:values-cell-range-address="CompiledData.K3:CompiledData.K7" chart:label-cell-address="CompiledData.F10:CompiledData.F10" chart:class="chart:line">
            <chart:data-point chart:repeated="5"/>
          </chart:series>
          <chart:series chart:style-name="ch10" chart:values-cell-range-address="CompiledData.L3:CompiledData.L7" chart:label-cell-address="CompiledData.G10:CompiledData.G10" chart:class="chart:line"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0019483384945</text:p>
                <draw:g>
                  <svg:desc>CompiledData.C10:CompiledData.C10</svg:desc>
                </draw:g>
              </table:table-cell>
              <table:table-cell office:value-type="string">
                <text:p>1.0090501719248</text:p>
                <draw:g>
                  <svg:desc>CompiledData.D10:CompiledData.D10</svg:desc>
                </draw:g>
              </table:table-cell>
              <table:table-cell office:value-type="string">
                <text:p>1.00265828668823</text:p>
                <draw:g>
                  <svg:desc>CompiledData.F10:CompiledData.F10</svg:desc>
                </draw:g>
              </table:table-cell>
              <table:table-cell office:value-type="string">
                <text:p>1.01047791783473</text:p>
                <draw:g>
                  <svg:desc>CompiledData.G10:CompiledData.G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iledData.A3:CompiledData.A7</svg:desc>
                </draw:g>
              </table:table-cell>
              <table:table-cell office:value-type="float" office:value="1.11536684757245">
                <text:p>1.11536684757245</text:p>
                <draw:g>
                  <svg:desc>CompiledData.I3:CompiledData.I7</svg:desc>
                </draw:g>
              </table:table-cell>
              <table:table-cell office:value-type="float" office:value="1.01024027163575">
                <text:p>1.01024027163575</text:p>
                <draw:g>
                  <svg:desc>CompiledData.J3:CompiledData.J7</svg:desc>
                </draw:g>
              </table:table-cell>
              <table:table-cell office:value-type="float" office:value="1.01959984265983">
                <text:p>1.01959984265983</text:p>
                <draw:g>
                  <svg:desc>CompiledData.K3:CompiledData.K7</svg:desc>
                </draw:g>
              </table:table-cell>
              <table:table-cell office:value-type="float" office:value="1.01114530443087">
                <text:p>1.01114530443087</text:p>
                <draw:g>
                  <svg:desc>CompiledData.L3:CompiledData.L7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28638355355488">
                <text:p>1.28638355355488</text:p>
              </table:table-cell>
              <table:table-cell office:value-type="float" office:value="0.999058310343639">
                <text:p>0.999058310343639</text:p>
              </table:table-cell>
              <table:table-cell office:value-type="float" office:value="1.03156905304973">
                <text:p>1.03156905304973</text:p>
              </table:table-cell>
              <table:table-cell office:value-type="float" office:value="1.0086408468676">
                <text:p>1.00864084686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60212215694271">
                <text:p>1.60212215694271</text:p>
              </table:table-cell>
              <table:table-cell office:value-type="float" office:value="1.00636003421987">
                <text:p>1.00636003421987</text:p>
              </table:table-cell>
              <table:table-cell office:value-type="float" office:value="1.01617517005866">
                <text:p>1.01617517005866</text:p>
              </table:table-cell>
              <table:table-cell office:value-type="float" office:value="1.00563320845052">
                <text:p>1.005633208450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97310156851121">
                <text:p>2.97310156851121</text:p>
              </table:table-cell>
              <table:table-cell office:value-type="float" office:value="1.03658571123692">
                <text:p>1.03658571123692</text:p>
              </table:table-cell>
              <table:table-cell office:value-type="float" office:value="1.13863031642515">
                <text:p>1.13863031642515</text:p>
              </table:table-cell>
              <table:table-cell office:value-type="float" office:value="1.00260029902642">
                <text:p>1.0026002990264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94162817771221">
                <text:p>5.94162817771221</text:p>
              </table:table-cell>
              <table:table-cell office:value-type="float" office:value="1.32459507445705">
                <text:p>1.32459507445705</text:p>
              </table:table-cell>
              <table:table-cell office:value-type="float" office:value="1.53882235895452">
                <text:p>1.53882235895452</text:p>
              </table:table-cell>
              <table:table-cell office:value-type="float" office:value="1.01969816709656">
                <text:p>1.019698167096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4pt" style:font-size-asian="14pt" style:font-size-complex="14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5" style:family="chart">
      <style:chart-properties style:rotation-angle="0"/>
      <style:text-properties style:text-position="0% 100%" fo:font-size="14pt" style:font-size-asian="14pt" style:font-size-complex="14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7" style:family="chart">
      <style:chart-properties style:rotation-angle="90"/>
      <style:text-properties style:text-position="0% 100%" fo:font-size="14pt" style:font-size-asian="14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8cm" svg:height="9.984cm" xlink:href=".." xlink:type="simple" chart:class="chart:line" chart:style-name="ch1">
        <chart:legend chart:legend-position="end" svg:x="3.416cm" svg:y="8.641cm" style:legend-expansion="custom" chartooo:width="11.67cm" chartooo:height="1.112cm" style:legend-expansion-aspect-ratio="10.4946043165468" chart:style-name="ch2"/>
        <chart:plot-area chart:style-name="ch3" table:cell-range-address="CompiledData.A11:CompiledData.A30 CompiledData.C10:CompiledData.D10 CompiledData.I11:CompiledData.L30 CompiledData.F10:CompiledData.G10" chart:data-source-has-labels="both" svg:x="0.987cm" svg:y="0.103cm" svg:width="14.391cm" svg:height="7.983cm">
          <chartooo:coordinate-region svg:x="2.243cm" svg:y="0.382cm" svg:width="13.135cm" svg:height="6.443cm"/>
          <chart:axis chart:dimension="x" chart:name="primary-x" chart:style-name="ch4" chartooo:axis-type="auto">
            <chartooo:date-scale/>
            <chart:title svg:x="6.216cm" svg:y="7.724cm" chart:style-name="ch5">
              <text:p>Number of Unifications</text:p>
            </chart:title>
            <chart:categories table:cell-range-address="CompiledData.A11:CompiledData.A30"/>
          </chart:axis>
          <chart:axis chart:dimension="y" chart:name="primary-y" chart:style-name="ch6">
            <chart:title svg:x="0.449cm" svg:y="6.145cm" chart:style-name="ch7">
              <text:p>Slowdown Multiplier</text:p>
            </chart:title>
            <chart:grid chart:style-name="ch8" chart:class="major"/>
          </chart:axis>
          <chart:series chart:style-name="ch9" chart:values-cell-range-address="CompiledData.I11:CompiledData.I30" chart:label-cell-address="CompiledData.C10:CompiledData.C10" chart:class="chart:line">
            <chart:data-point chart:repeated="20"/>
          </chart:series>
          <chart:series chart:style-name="ch10" chart:values-cell-range-address="CompiledData.J11:CompiledData.J30" chart:label-cell-address="CompiledData.D10:CompiledData.D10" chart:class="chart:line">
            <chart:data-point chart:repeated="20"/>
          </chart:series>
          <chart:series chart:style-name="ch10" chart:values-cell-range-address="CompiledData.K11:CompiledData.K30" chart:label-cell-address="CompiledData.F10:CompiledData.F10" chart:class="chart:line">
            <chart:data-point chart:repeated="20"/>
          </chart:series>
          <chart:series chart:style-name="ch10" chart:values-cell-range-address="CompiledData.L11:CompiledData.L30" chart:label-cell-address="CompiledData.G10:CompiledData.G10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0019483384945</text:p>
                <draw:g>
                  <svg:desc>CompiledData.C10:CompiledData.C10</svg:desc>
                </draw:g>
              </table:table-cell>
              <table:table-cell office:value-type="string">
                <text:p>1.0090501719248</text:p>
                <draw:g>
                  <svg:desc>CompiledData.D10:CompiledData.D10</svg:desc>
                </draw:g>
              </table:table-cell>
              <table:table-cell office:value-type="string">
                <text:p>1.00265828668823</text:p>
                <draw:g>
                  <svg:desc>CompiledData.F10:CompiledData.F10</svg:desc>
                </draw:g>
              </table:table-cell>
              <table:table-cell office:value-type="string">
                <text:p>1.01047791783473</text:p>
                <draw:g>
                  <svg:desc>CompiledData.G10:CompiledData.G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mpiledData.A11:CompiledData.A30</svg:desc>
                </draw:g>
              </table:table-cell>
              <table:table-cell office:value-type="float" office:value="NaN">
                <text:p>NaN</text:p>
                <draw:g>
                  <svg:desc>CompiledData.I11:CompiledData.I30</svg:desc>
                </draw:g>
              </table:table-cell>
              <table:table-cell office:value-type="float" office:value="NaN">
                <text:p>NaN</text:p>
                <draw:g>
                  <svg:desc>CompiledData.J11:CompiledData.J30</svg:desc>
                </draw:g>
              </table:table-cell>
              <table:table-cell office:value-type="float" office:value="NaN">
                <text:p>NaN</text:p>
                <draw:g>
                  <svg:desc>CompiledData.K11:CompiledData.K30</svg:desc>
                </draw:g>
              </table:table-cell>
              <table:table-cell office:value-type="float" office:value="1.01114530443087">
                <text:p>1.01114530443087</text:p>
                <draw:g>
                  <svg:desc>CompiledData.L11:CompiledData.L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959984265983">
                <text:p>1.01959984265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6408468676">
                <text:p>1.00864084686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156905304973">
                <text:p>1.03156905304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17517005866">
                <text:p>1.01617517005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.01024027163575">
                <text:p>1.0102402716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63320845052">
                <text:p>1.005633208450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1536684757245">
                <text:p>1.1153668475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863031642515">
                <text:p>1.13863031642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60029902642">
                <text:p>1.0026002990264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4pt" style:font-size-asian="14pt" style:font-size-complex="14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5" style:family="chart">
      <style:chart-properties style:rotation-angle="0"/>
      <style:text-properties style:text-position="0% 100%" fo:font-size="14pt" style:font-size-asian="14pt" style:font-size-complex="14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7" style:family="chart">
      <style:chart-properties chart:auto-position="true" style:rotation-angle="90"/>
      <style:text-properties style:text-position="0% 100%" fo:font-size="14pt" style:font-size-asian="14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2" style:family="chart">
      <style:chart-properties chart:solid-type="cuboid" chart:symbol-type="named-symbol" chart:symbol-name="arrow-up" chart:symbol-width="0.282cm" chart:symbol-height="0.282cm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8cm" svg:height="10.214cm" xlink:href=".." xlink:type="simple" chart:class="chart:scatter" chart:style-name="ch1">
        <chart:legend chart:legend-position="end" svg:x="0.399cm" svg:y="8.891cm" style:legend-expansion="custom" chartooo:width="15.061cm" chartooo:height="1.321cm" style:legend-expansion-aspect-ratio="11.4012112036336" chart:style-name="ch2"/>
        <chart:plot-area chart:style-name="ch3" table:cell-range-address="CompiledData.B10:CompiledData.G10 CompiledData.B3:CompiledData.G7" chart:data-source-has-labels="row" svg:x="0cm" svg:y="0cm" svg:width="-32.767cm" svg:height="-32.767cm">
          <chartooo:coordinate-region svg:x="2.746cm" svg:y="0.482cm" svg:width="12.202cm" svg:height="6.526cm"/>
          <chart:axis chart:dimension="x" chart:name="primary-x" chart:style-name="ch4">
            <chart:title svg:x="6.191cm" svg:y="8.017cm" chart:style-name="ch5">
              <text:p>Number of Constraints</text:p>
            </chart:title>
          </chart:axis>
          <chart:axis chart:dimension="y" chart:name="primary-y" chart:style-name="ch6">
            <chart:title svg:x="0.45cm" svg:y="6.689cm" chart:style-name="ch7">
              <text:p>Execution Time (s)</text:p>
            </chart:title>
            <chart:grid chart:style-name="ch8" chart:class="major"/>
          </chart:axis>
          <chart:series chart:style-name="ch9" chart:values-cell-range-address="CompiledData.B3:CompiledData.B7" chart:label-cell-address="CompiledData.B10:CompiledData.B10" chart:class="chart:scatter">
            <chart:data-point chart:repeated="5"/>
          </chart:series>
          <chart:series chart:style-name="ch10" chart:values-cell-range-address="CompiledData.C3:CompiledData.C7" chart:label-cell-address="CompiledData.C10:CompiledData.C10" chart:class="chart:scatter">
            <chart:data-point chart:repeated="5"/>
          </chart:series>
          <chart:series chart:style-name="ch11" chart:values-cell-range-address="CompiledData.D3:CompiledData.D7" chart:label-cell-address="CompiledData.D10:CompiledData.D10" chart:class="chart:scatter">
            <chart:data-point chart:repeated="5"/>
          </chart:series>
          <chart:series chart:style-name="ch11" chart:values-cell-range-address="CompiledData.E3:CompiledData.E7" chart:label-cell-address="CompiledData.E10:CompiledData.E10" chart:class="chart:scatter">
            <chart:data-point chart:repeated="5"/>
          </chart:series>
          <chart:series chart:style-name="ch11" chart:values-cell-range-address="CompiledData.F3:CompiledData.F7" chart:label-cell-address="CompiledData.F10:CompiledData.F10" chart:class="chart:scatter">
            <chart:data-point chart:repeated="5"/>
          </chart:series>
          <chart:series chart:style-name="ch11" chart:values-cell-range-address="CompiledData.G3:CompiledData.G7" chart:label-cell-address="CompiledData.G10:CompiledData.G10" chart:class="chart:scatter"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989824778074611</text:p>
                <draw:g>
                  <svg:desc>CompiledData.B10:CompiledData.B10</svg:desc>
                </draw:g>
              </table:table-cell>
              <table:table-cell office:value-type="string">
                <text:p>1.00019483384945</text:p>
                <draw:g>
                  <svg:desc>CompiledData.C10:CompiledData.C10</svg:desc>
                </draw:g>
              </table:table-cell>
              <table:table-cell office:value-type="string">
                <text:p>1.0090501719248</text:p>
                <draw:g>
                  <svg:desc>CompiledData.D10:CompiledData.D10</svg:desc>
                </draw:g>
              </table:table-cell>
              <table:table-cell office:value-type="string">
                <text:p>1.00073958347187</text:p>
                <draw:g>
                  <svg:desc>CompiledData.E10:CompiledData.E10</svg:desc>
                </draw:g>
              </table:table-cell>
              <table:table-cell office:value-type="string">
                <text:p>1.00265828668823</text:p>
                <draw:g>
                  <svg:desc>CompiledData.F10:CompiledData.F10</svg:desc>
                </draw:g>
              </table:table-cell>
              <table:table-cell office:value-type="string">
                <text:p>1.01047791783473</text:p>
                <draw:g>
                  <svg:desc>CompiledData.G10:CompiledData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7.883994">
                <text:p>227.883994</text:p>
                <draw:g>
                  <svg:desc>CompiledData.B3:CompiledData.B7</svg:desc>
                </draw:g>
              </table:table-cell>
              <table:table-cell office:value-type="float" office:value="254.174252">
                <text:p>254.174252</text:p>
                <draw:g>
                  <svg:desc>CompiledData.C3:CompiledData.C7</svg:desc>
                </draw:g>
              </table:table-cell>
              <table:table-cell office:value-type="float" office:value="230.217588">
                <text:p>230.217588</text:p>
                <draw:g>
                  <svg:desc>CompiledData.D3:CompiledData.D7</svg:desc>
                </draw:g>
              </table:table-cell>
              <table:table-cell office:value-type="float" office:value="303.668152">
                <text:p>303.668152</text:p>
                <draw:g>
                  <svg:desc>CompiledData.E3:CompiledData.E7</svg:desc>
                </draw:g>
              </table:table-cell>
              <table:table-cell office:value-type="float" office:value="309.62">
                <text:p>309.62</text:p>
                <draw:g>
                  <svg:desc>CompiledData.F3:CompiledData.F7</svg:desc>
                </draw:g>
              </table:table-cell>
              <table:table-cell office:value-type="float" office:value="307.052626">
                <text:p>307.052626</text:p>
                <draw:g>
                  <svg:desc>CompiledData.G3:CompiledData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7.883994">
                <text:p>227.883994</text:p>
              </table:table-cell>
              <table:table-cell office:value-type="float" office:value="293.146222">
                <text:p>293.146222</text:p>
              </table:table-cell>
              <table:table-cell office:value-type="float" office:value="227.669398">
                <text:p>227.669398</text:p>
              </table:table-cell>
              <table:table-cell office:value-type="float" office:value="303.668152">
                <text:p>303.668152</text:p>
              </table:table-cell>
              <table:table-cell office:value-type="float" office:value="313.254668">
                <text:p>313.254668</text:p>
              </table:table-cell>
              <table:table-cell office:value-type="float" office:value="306.292102">
                <text:p>306.292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7.883994">
                <text:p>227.883994</text:p>
              </table:table-cell>
              <table:table-cell office:value-type="float" office:value="365.097996">
                <text:p>365.097996</text:p>
              </table:table-cell>
              <table:table-cell office:value-type="float" office:value="229.333344">
                <text:p>229.333344</text:p>
              </table:table-cell>
              <table:table-cell office:value-type="float" office:value="303.668152">
                <text:p>303.668152</text:p>
              </table:table-cell>
              <table:table-cell office:value-type="float" office:value="308.580036">
                <text:p>308.580036</text:p>
              </table:table-cell>
              <table:table-cell office:value-type="float" office:value="305.378778">
                <text:p>305.378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.883994">
                <text:p>227.883994</text:p>
              </table:table-cell>
              <table:table-cell office:value-type="float" office:value="677.52226">
                <text:p>677.52226</text:p>
              </table:table-cell>
              <table:table-cell office:value-type="float" office:value="236.221292">
                <text:p>236.221292</text:p>
              </table:table-cell>
              <table:table-cell office:value-type="float" office:value="303.668152">
                <text:p>303.668152</text:p>
              </table:table-cell>
              <table:table-cell office:value-type="float" office:value="345.765764">
                <text:p>345.765764</text:p>
              </table:table-cell>
              <table:table-cell office:value-type="float" office:value="304.45778">
                <text:p>304.45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883994">
                <text:p>227.883994</text:p>
              </table:table-cell>
              <table:table-cell office:value-type="float" office:value="1354.00196">
                <text:p>1354.00196</text:p>
              </table:table-cell>
              <table:table-cell office:value-type="float" office:value="301.854016">
                <text:p>301.854016</text:p>
              </table:table-cell>
              <table:table-cell office:value-type="float" office:value="303.668152">
                <text:p>303.668152</text:p>
              </table:table-cell>
              <table:table-cell office:value-type="float" office:value="467.291342">
                <text:p>467.291342</text:p>
              </table:table-cell>
              <table:table-cell office:value-type="float" office:value="309.649858">
                <text:p>309.6498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4pt" style:font-size-asian="14pt" style:font-size-complex="14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5" style:family="chart">
      <style:chart-properties style:rotation-angle="0"/>
      <style:text-properties style:text-position="0% 100%" fo:font-size="14pt" style:font-size-asian="14pt" style:font-size-complex="14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7" style:family="chart">
      <style:chart-properties style:rotation-angle="90"/>
      <style:text-properties style:text-position="0% 100%" fo:font-size="14pt" style:font-size-asian="14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8cm" svg:height="9.984cm" xlink:href=".." xlink:type="simple" chart:class="chart:scatter" chart:style-name="ch1">
        <chart:legend chart:legend-position="end" svg:x="2.799cm" svg:y="8.861cm" style:legend-expansion="custom" chartooo:width="11.67cm" chartooo:height="1.092cm" style:legend-expansion-aspect-ratio="10.6868131868132" chart:style-name="ch2"/>
        <chart:plot-area chart:style-name="ch3" table:cell-range-address="CompiledData.B10:CompiledData.G30" chart:data-source-has-labels="row" svg:x="1.857cm" svg:y="0.104cm" svg:width="13.376cm" svg:height="7.53cm">
          <chartooo:coordinate-region svg:x="2.786cm" svg:y="0.383cm" svg:width="12.154cm" svg:height="6.445cm"/>
          <chart:axis chart:dimension="x" chart:name="primary-x" chart:style-name="ch4">
            <chart:title svg:x="6.399cm" svg:y="7.837cm" chart:style-name="ch5">
              <text:p>Number of Unifications</text:p>
            </chart:title>
          </chart:axis>
          <chart:axis chart:dimension="y" chart:name="primary-y" chart:style-name="ch6">
            <chart:title svg:x="0.45cm" svg:y="5.817cm" chart:style-name="ch7">
              <text:p>Execution Time (s)</text:p>
            </chart:title>
            <chart:grid chart:style-name="ch8" chart:class="major"/>
          </chart:axis>
          <chart:series chart:style-name="ch9" chart:values-cell-range-address="CompiledData.B11:CompiledData.B30" chart:label-cell-address="CompiledData.B10:CompiledData.B10" chart:class="chart:scatter">
            <chart:data-point chart:repeated="20"/>
          </chart:series>
          <chart:series chart:style-name="ch10" chart:values-cell-range-address="CompiledData.C11:CompiledData.C30" chart:label-cell-address="CompiledData.C10:CompiledData.C10" chart:class="chart:scatter">
            <chart:data-point chart:repeated="20"/>
          </chart:series>
          <chart:series chart:style-name="ch11" chart:values-cell-range-address="CompiledData.D11:CompiledData.D30" chart:label-cell-address="CompiledData.D10:CompiledData.D10" chart:class="chart:scatter">
            <chart:data-point chart:repeated="20"/>
          </chart:series>
          <chart:series chart:style-name="ch11" chart:values-cell-range-address="CompiledData.E11:CompiledData.E30" chart:label-cell-address="CompiledData.E10:CompiledData.E10" chart:class="chart:scatter">
            <chart:data-point chart:repeated="20"/>
          </chart:series>
          <chart:series chart:style-name="ch11" chart:values-cell-range-address="CompiledData.F11:CompiledData.F30" chart:label-cell-address="CompiledData.F10:CompiledData.F10" chart:class="chart:scatter">
            <chart:data-point chart:repeated="20"/>
          </chart:series>
          <chart:series chart:style-name="ch11" chart:values-cell-range-address="CompiledData.G11:CompiledData.G30" chart:label-cell-address="CompiledData.G10:CompiledData.G10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989824778074611</text:p>
                <draw:g>
                  <svg:desc>CompiledData.B10:CompiledData.B10</svg:desc>
                </draw:g>
              </table:table-cell>
              <table:table-cell office:value-type="string">
                <text:p>1.00019483384945</text:p>
                <draw:g>
                  <svg:desc>CompiledData.C10:CompiledData.C10</svg:desc>
                </draw:g>
              </table:table-cell>
              <table:table-cell office:value-type="string">
                <text:p>1.0090501719248</text:p>
                <draw:g>
                  <svg:desc>CompiledData.D10:CompiledData.D10</svg:desc>
                </draw:g>
              </table:table-cell>
              <table:table-cell office:value-type="string">
                <text:p>1.00073958347187</text:p>
                <draw:g>
                  <svg:desc>CompiledData.E10:CompiledData.E10</svg:desc>
                </draw:g>
              </table:table-cell>
              <table:table-cell office:value-type="string">
                <text:p>1.00265828668823</text:p>
                <draw:g>
                  <svg:desc>CompiledData.F10:CompiledData.F10</svg:desc>
                </draw:g>
              </table:table-cell>
              <table:table-cell office:value-type="string">
                <text:p>1.01047791783473</text:p>
                <draw:g>
                  <svg:desc>CompiledData.G10:CompiledData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7.883994">
                <text:p>227.883994</text:p>
                <draw:g>
                  <svg:desc>CompiledData.B11:CompiledData.B30</svg:desc>
                </draw:g>
              </table:table-cell>
              <table:table-cell office:value-type="float" office:value="NaN">
                <text:p>NaN</text:p>
                <draw:g>
                  <svg:desc>CompiledData.C11:CompiledData.C30</svg:desc>
                </draw:g>
              </table:table-cell>
              <table:table-cell office:value-type="float" office:value="NaN">
                <text:p>NaN</text:p>
                <draw:g>
                  <svg:desc>CompiledData.D11:CompiledData.D30</svg:desc>
                </draw:g>
              </table:table-cell>
              <table:table-cell office:value-type="float" office:value="303.668152">
                <text:p>303.668152</text:p>
                <draw:g>
                  <svg:desc>CompiledData.E11:CompiledData.E30</svg:desc>
                </draw:g>
              </table:table-cell>
              <table:table-cell office:value-type="float" office:value="NaN">
                <text:p>NaN</text:p>
                <draw:g>
                  <svg:desc>CompiledData.F11:CompiledData.F30</svg:desc>
                </draw:g>
              </table:table-cell>
              <table:table-cell office:value-type="float" office:value="307.052626">
                <text:p>307.052626</text:p>
                <draw:g>
                  <svg:desc>CompiledData.G11:CompiledData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.62">
                <text:p>309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292102">
                <text:p>306.292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.254668">
                <text:p>313.254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580036">
                <text:p>308.580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217588">
                <text:p>230.217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.378778">
                <text:p>305.378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54.174252">
                <text:p>254.174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765764">
                <text:p>345.765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45778">
                <text:p>304.45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.649858">
                <text:p>309.649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93.146222">
                <text:p>293.14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669398">
                <text:p>227.669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.291342">
                <text:p>467.29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365.097996">
                <text:p>365.097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333344">
                <text:p>229.33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677.52226">
                <text:p>677.5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221292">
                <text:p>236.22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854016">
                <text:p>301.854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.883994">
                <text:p>227.883994</text:p>
              </table:table-cell>
              <table:table-cell office:value-type="float" office:value="1354.00196">
                <text:p>1354.00196</text:p>
              </table:table-cell>
              <table:table-cell office:value-type="float" office:value="NaN">
                <text:p>NaN</text:p>
              </table:table-cell>
              <table:table-cell office:value-type="float" office:value="303.668152">
                <text:p>303.668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4pt" style:font-size-asian="14pt" style:font-size-complex="14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5" style:family="chart">
      <style:chart-properties style:rotation-angle="0"/>
      <style:text-properties style:text-position="0% 100%" fo:font-size="14pt" style:font-size-asian="14pt" style:font-size-complex="14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7" style:family="chart">
      <style:chart-properties style:rotation-angle="90"/>
      <style:text-properties style:text-position="0% 100%" fo:font-size="14pt" style:font-size-asian="14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1" style:family="chart">
      <style:chart-properties chart:solid-type="cuboid" chart:symbol-type="named-symbol" chart:symbol-name="arrow-up" chart:symbol-width="0.282cm" chart:symbol-height="0.282cm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8cm" svg:height="10.214cm" xlink:href=".." xlink:type="simple" chart:class="chart:scatter" chart:style-name="ch1">
        <chart:legend chart:legend-position="end" svg:x="3.6cm" svg:y="8.891cm" style:legend-expansion="custom" chartooo:width="10.653cm" chartooo:height="1.321cm" style:legend-expansion-aspect-ratio="8.06434519303558" chart:style-name="ch2"/>
        <chart:plot-area chart:style-name="ch3" table:cell-range-address="CompiledData.C10:CompiledData.D10 CompiledData.I3:CompiledData.L7 CompiledData.F10:CompiledData.G10" chart:data-source-has-labels="row" svg:x="1.846cm" svg:y="0.2cm" svg:width="13.896cm" svg:height="7.609cm">
          <chartooo:coordinate-region svg:x="2.203cm" svg:y="0.479cm" svg:width="13.18cm" svg:height="6.524cm"/>
          <chart:axis chart:dimension="x" chart:name="primary-x" chart:style-name="ch4">
            <chart:title svg:x="6.085cm" svg:y="7.978cm" chart:style-name="ch5">
              <text:p>Number of Constraints</text:p>
            </chart:title>
          </chart:axis>
          <chart:axis chart:dimension="y" chart:name="primary-y" chart:style-name="ch6">
            <chart:title svg:x="0.378cm" svg:y="6.147cm" chart:style-name="ch7">
              <text:p>Slowdown Multiplier</text:p>
            </chart:title>
            <chart:grid chart:style-name="ch8" chart:class="major"/>
          </chart:axis>
          <chart:series chart:style-name="ch9" chart:values-cell-range-address="CompiledData.I3:CompiledData.I7" chart:label-cell-address="CompiledData.C10:CompiledData.C10" chart:class="chart:scatter">
            <chart:data-point chart:repeated="5"/>
          </chart:series>
          <chart:series chart:style-name="ch10" chart:values-cell-range-address="CompiledData.J3:CompiledData.J7" chart:label-cell-address="CompiledData.D10:CompiledData.D10" chart:class="chart:scatter">
            <chart:data-point chart:repeated="5"/>
          </chart:series>
          <chart:series chart:style-name="ch10" chart:values-cell-range-address="CompiledData.K3:CompiledData.K7" chart:label-cell-address="CompiledData.F10:CompiledData.F10" chart:class="chart:scatter">
            <chart:data-point chart:repeated="5"/>
          </chart:series>
          <chart:series chart:style-name="ch10" chart:values-cell-range-address="CompiledData.L3:CompiledData.L7" chart:label-cell-address="CompiledData.G10:CompiledData.G10" chart:class="chart:scatter"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0019483384945</text:p>
                <draw:g>
                  <svg:desc>CompiledData.C10:CompiledData.C10</svg:desc>
                </draw:g>
              </table:table-cell>
              <table:table-cell office:value-type="string">
                <text:p>1.0090501719248</text:p>
                <draw:g>
                  <svg:desc>CompiledData.D10:CompiledData.D10</svg:desc>
                </draw:g>
              </table:table-cell>
              <table:table-cell office:value-type="string">
                <text:p>1.00265828668823</text:p>
                <draw:g>
                  <svg:desc>CompiledData.F10:CompiledData.F10</svg:desc>
                </draw:g>
              </table:table-cell>
              <table:table-cell office:value-type="string">
                <text:p>1.01047791783473</text:p>
                <draw:g>
                  <svg:desc>CompiledData.G10:CompiledData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536684757245">
                <text:p>1.11536684757245</text:p>
                <draw:g>
                  <svg:desc>CompiledData.I3:CompiledData.I7</svg:desc>
                </draw:g>
              </table:table-cell>
              <table:table-cell office:value-type="float" office:value="1.01024027163575">
                <text:p>1.01024027163575</text:p>
                <draw:g>
                  <svg:desc>CompiledData.J3:CompiledData.J7</svg:desc>
                </draw:g>
              </table:table-cell>
              <table:table-cell office:value-type="float" office:value="1.01959984265983">
                <text:p>1.01959984265983</text:p>
                <draw:g>
                  <svg:desc>CompiledData.K3:CompiledData.K7</svg:desc>
                </draw:g>
              </table:table-cell>
              <table:table-cell office:value-type="float" office:value="1.01114530443087">
                <text:p>1.01114530443087</text:p>
                <draw:g>
                  <svg:desc>CompiledData.L3:CompiledData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638355355488">
                <text:p>1.28638355355488</text:p>
              </table:table-cell>
              <table:table-cell office:value-type="float" office:value="0.999058310343639">
                <text:p>0.999058310343639</text:p>
              </table:table-cell>
              <table:table-cell office:value-type="float" office:value="1.03156905304973">
                <text:p>1.03156905304973</text:p>
              </table:table-cell>
              <table:table-cell office:value-type="float" office:value="1.0086408468676">
                <text:p>1.0086408468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212215694271">
                <text:p>1.60212215694271</text:p>
              </table:table-cell>
              <table:table-cell office:value-type="float" office:value="1.00636003421987">
                <text:p>1.00636003421987</text:p>
              </table:table-cell>
              <table:table-cell office:value-type="float" office:value="1.01617517005866">
                <text:p>1.01617517005866</text:p>
              </table:table-cell>
              <table:table-cell office:value-type="float" office:value="1.00563320845052">
                <text:p>1.00563320845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7310156851121">
                <text:p>2.97310156851121</text:p>
              </table:table-cell>
              <table:table-cell office:value-type="float" office:value="1.03658571123692">
                <text:p>1.03658571123692</text:p>
              </table:table-cell>
              <table:table-cell office:value-type="float" office:value="1.13863031642515">
                <text:p>1.13863031642515</text:p>
              </table:table-cell>
              <table:table-cell office:value-type="float" office:value="1.00260029902642">
                <text:p>1.00260029902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4162817771221">
                <text:p>5.94162817771221</text:p>
              </table:table-cell>
              <table:table-cell office:value-type="float" office:value="1.32459507445705">
                <text:p>1.32459507445705</text:p>
              </table:table-cell>
              <table:table-cell office:value-type="float" office:value="1.53882235895452">
                <text:p>1.53882235895452</text:p>
              </table:table-cell>
              <table:table-cell office:value-type="float" office:value="1.01969816709656">
                <text:p>1.019698167096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4pt" style:font-size-asian="14pt" style:font-size-complex="14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5" style:family="chart">
      <style:chart-properties style:rotation-angle="0"/>
      <style:text-properties style:text-position="0% 100%" fo:font-size="14pt" style:font-size-asian="14pt" style:font-size-complex="14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7" style:family="chart">
      <style:chart-properties style:rotation-angle="90"/>
      <style:text-properties style:text-position="0% 100%" fo:font-size="14pt" style:font-size-asian="14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0000" draw:fill-color="#000000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8cm" svg:height="9.984cm" xlink:href=".." xlink:type="simple" chart:class="chart:scatter" chart:style-name="ch1">
        <chart:legend chart:legend-position="end" svg:x="3.416cm" svg:y="8.64cm" style:legend-expansion="custom" chartooo:width="11.67cm" chartooo:height="1.113cm" style:legend-expansion-aspect-ratio="10.4851752021563" chart:style-name="ch2"/>
        <chart:plot-area chart:style-name="ch3" table:cell-range-address="CompiledData.C10:CompiledData.D10 CompiledData.I11:CompiledData.L30 CompiledData.F10:CompiledData.G10" chart:data-source-has-labels="row" svg:x="1.512cm" svg:y="0.103cm" svg:width="14.158cm" svg:height="7.528cm">
          <chartooo:coordinate-region svg:x="2.243cm" svg:y="0.382cm" svg:width="13.134cm" svg:height="6.443cm"/>
          <chart:axis chart:dimension="x" chart:name="primary-x" chart:style-name="ch4">
            <chart:title svg:x="6.216cm" svg:y="7.724cm" chart:style-name="ch5">
              <text:p>Number of Unifications</text:p>
            </chart:title>
          </chart:axis>
          <chart:axis chart:dimension="y" chart:name="primary-y" chart:style-name="ch6">
            <chart:title svg:x="0.449cm" svg:y="6.144cm" chart:style-name="ch7">
              <text:p>Slowdown Multiplier</text:p>
            </chart:title>
            <chart:grid chart:style-name="ch8" chart:class="major"/>
          </chart:axis>
          <chart:series chart:style-name="ch9" chart:values-cell-range-address="CompiledData.I11:CompiledData.I30" chart:label-cell-address="CompiledData.C10:CompiledData.C10" chart:class="chart:scatter">
            <chart:data-point chart:repeated="20"/>
          </chart:series>
          <chart:series chart:style-name="ch10" chart:values-cell-range-address="CompiledData.J11:CompiledData.J30" chart:label-cell-address="CompiledData.D10:CompiledData.D10" chart:class="chart:scatter">
            <chart:data-point chart:repeated="20"/>
          </chart:series>
          <chart:series chart:style-name="ch10" chart:values-cell-range-address="CompiledData.K11:CompiledData.K30" chart:label-cell-address="CompiledData.F10:CompiledData.F10" chart:class="chart:scatter">
            <chart:data-point chart:repeated="20"/>
          </chart:series>
          <chart:series chart:style-name="ch10" chart:values-cell-range-address="CompiledData.L11:CompiledData.L30" chart:label-cell-address="CompiledData.G10:CompiledData.G10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0019483384945</text:p>
                <draw:g>
                  <svg:desc>CompiledData.C10:CompiledData.C10</svg:desc>
                </draw:g>
              </table:table-cell>
              <table:table-cell office:value-type="string">
                <text:p>1.0090501719248</text:p>
                <draw:g>
                  <svg:desc>CompiledData.D10:CompiledData.D10</svg:desc>
                </draw:g>
              </table:table-cell>
              <table:table-cell office:value-type="string">
                <text:p>1.00265828668823</text:p>
                <draw:g>
                  <svg:desc>CompiledData.F10:CompiledData.F10</svg:desc>
                </draw:g>
              </table:table-cell>
              <table:table-cell office:value-type="string">
                <text:p>1.01047791783473</text:p>
                <draw:g>
                  <svg:desc>CompiledData.G10:CompiledData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ompiledData.I11:CompiledData.I30</svg:desc>
                </draw:g>
              </table:table-cell>
              <table:table-cell office:value-type="float" office:value="NaN">
                <text:p>NaN</text:p>
                <draw:g>
                  <svg:desc>CompiledData.J11:CompiledData.J30</svg:desc>
                </draw:g>
              </table:table-cell>
              <table:table-cell office:value-type="float" office:value="NaN">
                <text:p>NaN</text:p>
                <draw:g>
                  <svg:desc>CompiledData.K11:CompiledData.K30</svg:desc>
                </draw:g>
              </table:table-cell>
              <table:table-cell office:value-type="float" office:value="1.01114530443087">
                <text:p>1.01114530443087</text:p>
                <draw:g>
                  <svg:desc>CompiledData.L11:CompiledData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959984265983">
                <text:p>1.01959984265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6408468676">
                <text:p>1.0086408468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156905304973">
                <text:p>1.03156905304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17517005866">
                <text:p>1.01617517005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.01024027163575">
                <text:p>1.0102402716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63320845052">
                <text:p>1.00563320845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1536684757245">
                <text:p>1.1153668475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863031642515">
                <text:p>1.13863031642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60029902642">
                <text:p>1.00260029902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